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3" svg:font-family="'DejaVu Sans'" style:font-family-generic="swiss"/>
    <style:font-face style:name="DejaVu Sans" svg:font-family="'DejaVu Sans'" style:font-family-generic="roman" style:font-pitch="variable"/>
    <style:font-face style:name="DejaVu Sans1" svg:font-family="'DejaVu Sans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adornments="Livro" style:font-family-generic="swiss" style:font-pitch="variable"/>
    <style:font-face style:name="Arimo" svg:font-family="Arimo" style:font-family-generic="system" style:font-pitch="variable"/>
    <style:font-face style:name="DejaVu Sans4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4cm" fo:min-width="1.65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1cm" fo:min-width="1.16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3cm" fo:min-width="2.22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4cm" fo:min-width="2.71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cm" fo:min-width="0.38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4cm" fo:min-width="1.021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6.35cm" fo:min-width="11.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4.65cm" fo:min-width="8.9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4cm" fo:min-width="1.658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="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="Arrow" draw:marker-start-width="0.352cm" draw:marker-end="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5.45cm" fo:min-width="7.3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4cm" fo:min-width="1.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6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408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7.65cm" fo:min-width="13.2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2.084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3.922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1.37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4.25cm" fo:min-width="12.3cm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6.35cm" fo:min-width="8.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.81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5.25cm" fo:min-width="5.8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94cm" fo:min-width="1.094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cccccc" draw:textarea-horizontal-align="justify" draw:textarea-vertical-align="middle" draw:auto-grow-height="false" fo:min-height="0.494cm" fo:min-width="1.094cm" fo:padding-top="0.142cm" fo:padding-bottom="0.142cm" fo:padding-left="0.267cm" fo:padding-right="0.267cm"/>
      <style:paragraph-properties style:writing-mode="lr-tb"/>
    </style:style>
    <style:style style:name="gr28" style:family="graphic" style:parent-style-name="objectwithoutfill">
      <style:graphic-properties draw:stroke="soli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11.516cm" fo:min-width="12.16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1.55cm" fo:min-width="12.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494cm" fo:min-width="1.09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494cm" fo:min-width="1.09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1.516cm" fo:min-width="12.166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46cm" fo:min-width="0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0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DejaVu Sans3" fo:font-size="16pt" fo:font-weight="bold" style:font-name-asian="DejaVu Sans3" style:font-size-asian="16pt" style:font-weight-asian="bold" style:font-name-complex="DejaVu Sans3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xml:id="id2" draw:id="id2" draw:layer="layout" svg:width="3.1cm" svg:height="0.9cm" svg:x="5.4cm" svg:y="3.6cm">
            <text:p text:style-name="P1">Ariano Suassun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2.399cm" svg:height="0.599cm" svg:x="4.4cm" svg:y="5.801cm">
            <text:p text:style-name="P1">Nordes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" draw:id="id4" draw:layer="layout" svg:width="3.9cm" svg:height="0.999cm" svg:x="5.9cm" svg:y="7.101cm">
            <text:p text:style-name="P1">Auto da Compadecid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" draw:id="id5" draw:layer="layout" svg:width="4.599cm" svg:height="0.9cm" svg:x="9.201cm" svg:y="4.901cm">
            <text:p text:style-name="P1">Matheus Nachtergael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6" draw:id="id6" draw:layer="layout" svg:width="1.299cm" svg:height="0.698cm" svg:x="14.801cm" svg:y="5.702cm">
            <text:p text:style-name="P1">a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" draw:id="id1" draw:layer="layout" svg:width="2.199cm" svg:height="0.9cm" svg:x="9.901cm" svg:y="2.701cm">
            <text:p text:style-name="P1">escri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7" draw:id="id7" draw:layer="layout" svg:width="3.9cm" svg:height="0.999cm" svg:x="10.601cm" svg:y="6.501cm">
            <text:p text:style-name="P1">Revolução Farroupilh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3.9cm" svg:height="0.999cm" svg:x="12.102cm" svg:y="7.801cm">
            <text:p text:style-name="P1">Rio Grande do Su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line" svg:x1="9.901cm" svg:y1="3.151cm" svg:x2="8.5cm" svg:y2="4.05cm" draw:start-shape="id1" draw:start-glue-point="6" draw:end-shape="id2" draw:end-glue-point="10" svg:d="M9901 3151l-1401 899" svg:viewBox="0 0 1402 900">
            <text:p/>
          </draw:connector>
          <draw:connector draw:style-name="gr7" draw:text-style-name="P3" draw:layer="layout" draw:type="line" svg:x1="5.854cm" svg:y1="4.369cm" svg:x2="5.6cm" svg:y2="5.801cm" draw:start-shape="id2" draw:start-glue-point="7" draw:end-shape="id3" draw:end-glue-point="4" svg:d="M5854 4369l-254 1432" svg:viewBox="0 0 255 1433">
            <text:p/>
          </draw:connector>
          <draw:connector draw:style-name="gr7" draw:text-style-name="P3" draw:layer="layout" draw:type="line" svg:x1="6.95cm" svg:y1="4.5cm" svg:x2="7.85cm" svg:y2="7.101cm" draw:start-shape="id2" draw:start-glue-point="8" draw:end-shape="id4" draw:end-glue-point="4" svg:d="M6950 4500l900 2601" svg:viewBox="0 0 901 2602">
            <text:p/>
          </draw:connector>
          <draw:connector draw:style-name="gr7" draw:text-style-name="P3" draw:layer="layout" draw:type="line" svg:x1="6.471cm" svg:y1="7.247cm" svg:x2="6.448cm" svg:y2="6.313cm" draw:start-shape="id4" draw:start-glue-point="5" draw:end-shape="id3" draw:end-glue-point="9" svg:d="M6471 7247l-23-934" svg:viewBox="0 0 24 935">
            <text:p/>
          </draw:connector>
          <draw:connector draw:style-name="gr7" draw:text-style-name="P3" draw:layer="layout" draw:type="line" svg:x1="9.229cm" svg:y1="7.247cm" svg:x2="9.874cm" svg:y2="5.67cm" draw:start-shape="id4" draw:start-glue-point="11" draw:end-shape="id5" draw:end-glue-point="7" svg:d="M9229 7247l645-1577" svg:viewBox="0 0 646 1578">
            <text:p/>
          </draw:connector>
          <draw:connector draw:style-name="gr7" draw:text-style-name="P3" draw:layer="layout" draw:type="line" svg:x1="13.8cm" svg:y1="5.351cm" svg:x2="14.801cm" svg:y2="6.051cm" draw:start-shape="id5" draw:start-glue-point="10" draw:end-shape="id6" draw:end-glue-point="6" svg:d="M13800 5351l1001 700" svg:viewBox="0 0 1002 701">
            <text:p/>
          </draw:connector>
          <draw:connector draw:style-name="gr7" draw:text-style-name="P3" draw:layer="layout" draw:type="line" svg:x1="13.93cm" svg:y1="7.354cm" svg:x2="14.052cm" svg:y2="7.801cm" draw:start-shape="id7" draw:start-glue-point="9" draw:end-shape="id8" draw:end-glue-point="4" svg:d="M13930 7354l122 447" svg:viewBox="0 0 123 448">
            <text:p/>
          </draw:connector>
          <draw:custom-shape draw:style-name="gr8" draw:text-style-name="P4" draw:layer="layout" svg:width="12.1cm" svg:height="6.6cm" svg:x="4.2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9.4cm" svg:height="4.9cm" svg:x="5cm" svg:y="10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xml:id="id9" draw:id="id9" draw:layer="layout" svg:width="3.1cm" svg:height="1cm" svg:x="6.3cm" svg:y="11.4cm">
            <text:p text:style-name="P1">Muhammad Al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10" draw:id="id10" draw:layer="layout" svg:width="3.1cm" svg:height="1cm" svg:x="10.901cm" svg:y="10.301cm">
            <text:p text:style-name="P1">Sonny Listo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11" draw:id="id11" draw:layer="layout" svg:width="3.1cm" svg:height="1cm" svg:x="11.001cm" svg:y="12.601cm">
            <text:p text:style-name="P1">George Forema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12" draw:id="id12" draw:layer="layout" svg:width="3.1cm" svg:height="1cm" svg:x="6.002cm" svg:y="13.602cm">
            <text:p text:style-name="P1">Joe Frazi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line" svg:x1="8.946cm" svg:y1="11.546cm" svg:x2="10.901cm" svg:y2="10.801cm" draw:start-shape="id9" draw:start-glue-point="11" draw:end-shape="id10" draw:end-glue-point="6" svg:d="M8946 11546l1955-745" svg:viewBox="0 0 1956 746">
            <text:p/>
          </draw:connector>
          <draw:connector draw:style-name="gr11" draw:text-style-name="P3" draw:layer="layout" draw:type="line" svg:x1="8.946cm" svg:y1="12.254cm" svg:x2="11.455cm" svg:y2="12.747cm" draw:start-shape="id9" draw:start-glue-point="9" draw:end-shape="id11" draw:end-glue-point="5" svg:d="M8946 12254l2509 493" svg:viewBox="0 0 2510 494">
            <text:p/>
          </draw:connector>
          <draw:connector draw:style-name="gr11" draw:text-style-name="P3" draw:layer="layout" draw:type="line" svg:x1="11.455cm" svg:y1="13.455cm" svg:x2="9.102cm" svg:y2="14.102cm" draw:start-shape="id11" draw:start-glue-point="7" draw:end-shape="id12" draw:end-glue-point="10" svg:d="M11455 13455l-2353 647" svg:viewBox="0 0 2354 648">
            <text:p/>
          </draw:connector>
          <draw:connector draw:style-name="gr12" draw:text-style-name="P3" draw:layer="layout" draw:type="curve" svg:x1="6.3cm" svg:y1="11.9cm" svg:x2="6.002cm" svg:y2="14.102cm" draw:start-shape="id9" draw:start-glue-point="6" draw:end-shape="id12" draw:end-glue-point="6" svg:d="M6300 11900c-1224 0-1075 2202-298 2202" svg:viewBox="0 0 901 2203">
            <text:p/>
          </draw:connector>
          <draw:connector draw:style-name="gr13" draw:text-style-name="P3" draw:layer="layout" draw:type="curve" svg:x1="8.946cm" svg:y1="12.254cm" svg:x2="8.648cm" svg:y2="13.748cm" draw:start-shape="id9" draw:start-glue-point="9" draw:end-shape="id12" draw:end-glue-point="11" svg:d="M8946 12254c0 1122-298 375-298 1494" svg:viewBox="0 0 299 1495">
            <text:p/>
          </draw:connector>
        </draw:g>
        <draw:g>
          <draw:custom-shape draw:style-name="gr14" draw:text-style-name="P4" draw:layer="layout" svg:width="7.8cm" svg:height="5.7cm" svg:x="7.8cm" svg:y="16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xml:id="id13" draw:id="id13" draw:layer="layout" svg:width="3.3cm" svg:height="0.9cm" svg:x="8.3cm" svg:y="16.9cm">
            <text:p text:style-name="P1">João Pesso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xml:id="id14" draw:id="id14" draw:layer="layout" svg:width="3.3cm" svg:height="0.9cm" svg:x="8.301cm" svg:y="19.001cm">
            <text:p text:style-name="P1">Recif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xml:id="id15" draw:id="id15" draw:layer="layout" svg:width="3.3cm" svg:height="0.9cm" svg:x="8.302cm" svg:y="21.102cm">
            <text:p text:style-name="P1">Maceió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xml:id="id16" draw:id="id16" draw:layer="layout" svg:width="3.3cm" svg:height="0.9cm" svg:x="12.103cm" svg:y="20.103cm">
            <text:p text:style-name="P1">Porto de Galinha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draw:type="line" svg:x1="9.95cm" svg:y1="17.8cm" svg:x2="9.951cm" svg:y2="19.001cm" draw:start-shape="id13" draw:start-glue-point="8" draw:end-shape="id14" draw:end-glue-point="4" svg:d="M9950 17800l1 1201" svg:viewBox="0 0 2 1202">
            <text:p/>
          </draw:connector>
          <draw:connector draw:style-name="gr7" draw:text-style-name="P3" draw:layer="layout" draw:type="line" svg:x1="9.951cm" svg:y1="19.901cm" svg:x2="9.952cm" svg:y2="21.102cm" draw:start-shape="id14" draw:start-glue-point="8" draw:end-shape="id15" draw:end-glue-point="4" svg:d="M9951 19901l1 1201" svg:viewBox="0 0 2 1202">
            <text:p/>
          </draw:connector>
          <draw:connector draw:style-name="gr7" draw:text-style-name="P3" draw:layer="layout" draw:type="line" svg:x1="11.601cm" svg:y1="19.451cm" svg:x2="12.586cm" svg:y2="20.234cm" draw:start-shape="id14" draw:start-glue-point="10" draw:end-shape="id16" draw:end-glue-point="5" svg:d="M11601 19451l985 783" svg:viewBox="0 0 986 784">
            <text:p/>
          </draw:connector>
          <draw:connector draw:style-name="gr7" draw:text-style-name="P3" draw:layer="layout" draw:type="line" svg:x1="11.119cm" svg:y1="21.233cm" svg:x2="12.586cm" svg:y2="20.872cm" draw:start-shape="id15" draw:start-glue-point="11" draw:end-shape="id16" draw:end-glue-point="7" svg:d="M11119 21233l1467-361" svg:viewBox="0 0 1468 362">
            <text:p/>
          </draw:connector>
          <draw:frame draw:style-name="gr16" draw:text-style-name="P7" draw:layer="layout" svg:width="1.112cm" svg:height="0.624cm" svg:x="9.8cm" svg:y="18.1cm">
            <draw:text-box>
              <text:p>120</text:p>
            </draw:text-box>
          </draw:frame>
          <draw:frame draw:style-name="gr16" draw:text-style-name="P7" draw:layer="layout" svg:width="1.112cm" svg:height="0.624cm" svg:x="9.8cm" svg:y="20.2cm">
            <draw:text-box>
              <text:p>260</text:p>
            </draw:text-box>
          </draw:frame>
          <draw:frame draw:style-name="gr17" draw:text-style-name="P7" draw:layer="layout" svg:width="0.908cm" svg:height="0.624cm" svg:x="11.9cm" svg:y="19.3cm">
            <draw:text-box>
              <text:p>65</text:p>
            </draw:text-box>
          </draw:frame>
          <draw:frame draw:style-name="gr16" draw:text-style-name="P7" draw:layer="layout" svg:width="1.112cm" svg:height="0.624cm" svg:x="11.7cm" svg:y="21cm">
            <draw:text-box>
              <text:p>215</text:p>
            </draw:text-box>
          </draw:frame>
        </draw:g>
      </draw:page>
      <draw:page draw:name="page2" draw:style-name="dp1" draw:master-page-name="Padrão">
        <draw:g>
          <draw:custom-shape draw:style-name="gr18" draw:text-style-name="P4" draw:layer="layout" svg:width="13.7cm" svg:height="7.9cm" svg:x="1.3cm" svg:y="1.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5" xml:id="id19" draw:id="id19" draw:layer="layout" svg:width="3.7cm" svg:height="0.7cm" svg:x="2.3cm" svg:y="1.7cm">
            <text:p text:style-name="P1">pré-aquecer o forn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xml:id="id20" draw:id="id20" draw:layer="layout" svg:width="3.7cm" svg:height="0.7cm" svg:x="2.601cm" svg:y="7.501cm">
            <text:p text:style-name="P1">assar por 30 mi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xml:id="id23" draw:id="id23" draw:layer="layout" svg:width="3.7cm" svg:height="0.7cm" svg:x="11.101cm" svg:y="1.701cm">
            <text:p text:style-name="P1">untar a form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xml:id="id24" draw:id="id24" draw:layer="layout" svg:width="3.7cm" svg:height="0.7cm" svg:x="10.302cm" svg:y="6.202cm">
            <text:p text:style-name="P1">despejar na form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xml:id="id18" draw:id="id18" draw:layer="layout" svg:width="3.7cm" svg:height="0.7cm" svg:x="4.703cm" svg:y="5.603cm">
            <text:p text:style-name="P1">misturar ingredient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xml:id="id22" draw:id="id22" draw:layer="layout" svg:width="6.3cm" svg:height="0.7cm" svg:x="3.2cm" svg:y="4.104cm">
            <text:p text:style-name="P1">colocar farinha e açúcar numa tigel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xml:id="id17" draw:id="id17" draw:layer="layout" svg:width="3.7cm" svg:height="0.7cm" svg:x="3.504cm" svg:y="2.604cm">
            <text:p text:style-name="P1">quebrar 2 ovo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xml:id="id21" draw:id="id21" draw:layer="layout" svg:width="3.7cm" svg:height="0.7cm" svg:x="8.305cm" svg:y="2.605cm">
            <text:p text:style-name="P1">2 col. sopa de óle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xml:id="id25" draw:id="id25" draw:layer="layout" svg:width="2.696cm" svg:height="0.7cm" svg:x="7.704cm" svg:y="7.804cm">
            <text:p text:style-name="P1">deixar esfri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xml:id="id26" draw:id="id26" draw:layer="layout" svg:width="2.696cm" svg:height="0.7cm" svg:x="11.905cm" svg:y="7.805cm">
            <text:p text:style-name="P1">aproveite!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curve" draw:line-skew="-0.127cm" svg:x1="3.504cm" svg:y1="2.954cm" svg:x2="4.703cm" svg:y2="5.953cm" draw:start-shape="id17" draw:start-glue-point="6" draw:end-shape="id18" draw:end-glue-point="6" svg:d="M3504 2954c-967 0-1567 2999 1199 2999" svg:viewBox="0 0 2010 3000">
            <text:p/>
          </draw:connector>
          <draw:connector draw:style-name="gr11" draw:text-style-name="P3" draw:layer="layout" draw:type="curve" svg:x1="2.3cm" svg:y1="2.05cm" svg:x2="2.601cm" svg:y2="7.851cm" draw:start-shape="id19" draw:start-glue-point="6" draw:end-shape="id20" draw:end-glue-point="6" svg:d="M2300 2050c-777 0-927 5801 301 5801" svg:viewBox="0 0 904 5802">
            <text:p/>
          </draw:connector>
          <draw:connector draw:style-name="gr11" draw:text-style-name="P3" draw:layer="layout" draw:type="curve" svg:x1="10.155cm" svg:y1="3.305cm" svg:x2="8.403cm" svg:y2="5.953cm" draw:start-shape="id21" draw:start-glue-point="8" draw:end-shape="id18" draw:end-glue-point="10" svg:d="M10155 3305c0 1766-584 2648-1752 2648" svg:viewBox="0 0 1753 2649">
            <text:p/>
          </draw:connector>
          <draw:connector draw:style-name="gr11" draw:text-style-name="P3" draw:layer="layout" draw:type="line" svg:x1="6.35cm" svg:y1="4.804cm" svg:x2="6.553cm" svg:y2="5.603cm" draw:start-shape="id22" draw:start-glue-point="8" draw:end-shape="id18" draw:end-glue-point="4" svg:d="M6350 4804l203 799" svg:viewBox="0 0 204 800">
            <text:p/>
          </draw:connector>
          <draw:connector draw:style-name="gr11" draw:text-style-name="P3" draw:layer="layout" draw:type="line" svg:x1="12.951cm" svg:y1="2.401cm" svg:x2="12.152cm" svg:y2="6.202cm" draw:start-shape="id23" draw:start-glue-point="8" draw:end-shape="id24" draw:end-glue-point="4" svg:d="M12951 2401l-799 3801" svg:viewBox="0 0 800 3802">
            <text:p/>
          </draw:connector>
          <draw:connector draw:style-name="gr11" draw:text-style-name="P3" draw:layer="layout" draw:type="line" svg:x1="8.403cm" svg:y1="5.953cm" svg:x2="10.302cm" svg:y2="6.552cm" draw:start-shape="id18" draw:start-glue-point="10" draw:end-shape="id24" draw:end-glue-point="6" svg:d="M8403 5953l1899 599" svg:viewBox="0 0 1900 600">
            <text:p/>
          </draw:connector>
          <draw:connector draw:style-name="gr11" draw:text-style-name="P3" draw:layer="layout" draw:type="line" svg:x1="10.302cm" svg:y1="6.552cm" svg:x2="6.301cm" svg:y2="7.851cm" draw:start-shape="id24" draw:start-glue-point="6" draw:end-shape="id20" draw:end-glue-point="10" svg:d="M10302 6552l-4001 1299" svg:viewBox="0 0 4002 1300">
            <text:p/>
          </draw:connector>
          <draw:connector draw:style-name="gr11" draw:text-style-name="P3" draw:layer="layout" draw:type="line" svg:x1="6.301cm" svg:y1="7.851cm" svg:x2="7.704cm" svg:y2="8.154cm" draw:start-shape="id20" draw:start-glue-point="10" draw:end-shape="id25" draw:end-glue-point="6" svg:d="M6301 7851l1403 303" svg:viewBox="0 0 1404 304">
            <text:p/>
          </draw:connector>
          <draw:connector draw:style-name="gr11" draw:text-style-name="P3" draw:layer="layout" draw:type="line" svg:x1="10.4cm" svg:y1="8.154cm" svg:x2="11.905cm" svg:y2="8.155cm" draw:start-shape="id25" draw:start-glue-point="10" draw:end-shape="id26" draw:end-glue-point="6" svg:d="M10400 8154l1505 1" svg:viewBox="0 0 1506 2">
            <text:p/>
          </draw:connector>
        </draw:g>
        <draw:g>
          <draw:custom-shape draw:style-name="gr22" draw:text-style-name="P4" draw:layer="layout" svg:width="12.8cm" svg:height="4.5cm" svg:x="1.6cm" svg:y="12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xml:id="id27" draw:id="id27" draw:layer="layout" svg:width="3.1cm" svg:height="1cm" svg:x="11.199cm" svg:y="12.999cm">
            <text:p text:style-name="P1">Muhammad Al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28" draw:id="id28" draw:layer="layout" svg:width="3.1cm" svg:height="1cm" svg:x="6.2cm" svg:y="13cm">
            <text:p text:style-name="P1">Sonny Listo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30" draw:id="id30" draw:layer="layout" svg:width="3.1cm" svg:height="1cm" svg:x="1.8cm" svg:y="13.1cm">
            <text:p text:style-name="P1">George Forema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29" draw:id="id29" draw:layer="layout" svg:width="3.1cm" svg:height="1cm" svg:x="6.201cm" svg:y="14.701cm">
            <text:p text:style-name="P1">Joe Frazie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line" svg:x1="11.199cm" svg:y1="13.499cm" svg:x2="9.3cm" svg:y2="13.5cm" draw:start-shape="id27" draw:start-glue-point="6" draw:end-shape="id28" draw:end-glue-point="10" svg:d="M11199 13499l-1899 1" svg:viewBox="0 0 1900 2">
            <text:p/>
          </draw:connector>
          <draw:connector draw:style-name="gr11" draw:text-style-name="P3" draw:layer="layout" draw:type="line" svg:x1="11.653cm" svg:y1="13.853cm" svg:x2="9.301cm" svg:y2="15.201cm" draw:start-shape="id27" draw:start-glue-point="7" draw:end-shape="id29" draw:end-glue-point="10" svg:d="M11653 13853l-2352 1348" svg:viewBox="0 0 2353 1349">
            <text:p/>
          </draw:connector>
          <draw:connector draw:style-name="gr11" draw:text-style-name="P3" draw:layer="layout" draw:type="curve" svg:x1="8.847cm" svg:y1="15.555cm" svg:x2="12.749cm" svg:y2="13.999cm" draw:start-shape="id29" draw:start-glue-point="9" draw:end-shape="id27" svg:d="M8847 15555c0 997 3902 1775 3902-1556" svg:viewBox="0 0 3903 2415">
            <text:p/>
          </draw:connector>
          <draw:connector draw:style-name="gr11" draw:text-style-name="P3" draw:layer="layout" draw:type="line" svg:x1="4.446cm" svg:y1="13.954cm" svg:x2="6.201cm" svg:y2="15.201cm" draw:start-shape="id30" draw:start-glue-point="9" draw:end-shape="id29" draw:end-glue-point="6" svg:d="M4446 13954l1755 1247" svg:viewBox="0 0 1756 1248">
            <text:p/>
          </draw:connector>
          <draw:connector draw:style-name="gr11" draw:text-style-name="P3" draw:layer="layout" draw:type="curve" svg:x1="12.749cm" svg:y1="12.999cm" svg:x2="3.35cm" svg:y2="13.1cm" draw:start-shape="id27" draw:start-glue-point="4" draw:end-shape="id30" draw:end-glue-point="4" svg:d="M12749 12999c0-777-9399-827-9399 101" svg:viewBox="0 0 9400 691">
            <text:p/>
          </draw:connector>
        </draw:g>
        <draw:g>
          <draw:custom-shape draw:style-name="gr23" draw:text-style-name="P4" draw:layer="layout" svg:width="8.7cm" svg:height="6.6cm" svg:x="3.3cm" svg:y="17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xml:id="id32" draw:id="id32" draw:layer="layout" svg:width="1.9cm" svg:height="0.6cm" svg:x="6.6cm" svg:y="18.3cm">
            <text:p text:style-name="P1">Helen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xml:id="id31" draw:id="id31" draw:layer="layout" svg:width="1.9cm" svg:height="0.6cm" svg:x="9.701cm" svg:y="19.801cm">
            <text:p text:style-name="P1">Ronald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xml:id="id33" draw:id="id33" draw:layer="layout" svg:width="1.9cm" svg:height="0.6cm" svg:x="9.002cm" svg:y="21.602cm">
            <text:p text:style-name="P1">Nélso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xml:id="id34" draw:id="id34" draw:layer="layout" svg:width="1.9cm" svg:height="0.6cm" svg:x="5.903cm" svg:y="20.903cm">
            <text:p text:style-name="P1">Hei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curve" svg:x1="10.651cm" svg:y1="19.801cm" svg:x2="8.222cm" svg:y2="18.388cm" draw:start-shape="id31" draw:start-glue-point="4" draw:end-shape="id32" draw:end-glue-point="11" svg:d="M10651 19801c0-3028-2429-2322-2429-1413" svg:viewBox="0 0 2430 2196">
            <text:p/>
          </draw:connector>
          <draw:connector draw:style-name="gr11" draw:text-style-name="P3" draw:layer="layout" draw:type="curve" svg:x1="7.55cm" svg:y1="18.9cm" svg:x2="9.701cm" svg:y2="20.101cm" draw:start-shape="id32" draw:start-glue-point="8" draw:end-shape="id31" draw:end-glue-point="6" svg:d="M7550 18900c0 801 717 1201 2151 1201" svg:viewBox="0 0 2152 1202">
            <text:p/>
          </draw:connector>
          <draw:connector draw:style-name="gr11" draw:text-style-name="P3" draw:layer="layout" draw:type="line" svg:x1="10.651cm" svg:y1="20.401cm" svg:x2="10.624cm" svg:y2="21.69cm" draw:start-shape="id31" draw:start-glue-point="8" draw:end-shape="id33" draw:end-glue-point="11" svg:d="M10651 20401l-27 1289" svg:viewBox="0 0 28 1290">
            <text:p/>
          </draw:connector>
          <draw:connector draw:style-name="gr11" draw:text-style-name="P3" draw:layer="layout" draw:type="line" svg:x1="9.979cm" svg:y1="20.313cm" svg:x2="7.803cm" svg:y2="21.203cm" draw:start-shape="id31" draw:start-glue-point="7" draw:end-shape="id34" draw:end-glue-point="10" svg:d="M9979 20313l-2176 890" svg:viewBox="0 0 2177 891">
            <text:p/>
          </draw:connector>
          <draw:connector draw:style-name="gr11" draw:text-style-name="P3" draw:layer="layout" draw:type="curve" draw:line-skew="0cm -3.522cm" svg:x1="6.181cm" svg:y1="20.991cm" svg:x2="6.181cm" svg:y2="21.415cm" draw:start-shape="id34" draw:start-glue-point="5" draw:end-shape="id34" draw:end-glue-point="7" svg:d="M6181 20991c0-909-1381-606-1381 212 0 819 1381 1122 1381 212" svg:viewBox="0 0 1382 1537">
            <text:p/>
          </draw:connector>
          <draw:connector draw:style-name="gr11" draw:text-style-name="P3" draw:layer="layout" draw:type="curve" draw:line-skew="0.595cm -2.117cm" svg:x1="9.28cm" svg:y1="22.114cm" svg:x2="6.6cm" svg:y2="18.6cm" draw:start-shape="id33" draw:start-glue-point="7" draw:end-shape="id32" draw:end-glue-point="6" svg:d="M9280 22114c0 1803-2658 1503-4316 174s-2316-3688 1636-3688" svg:viewBox="0 0 5619 4777">
            <text:p/>
          </draw:connector>
        </draw:g>
        <draw:g>
          <draw:custom-shape draw:style-name="gr25" draw:text-style-name="P4" draw:layer="layout" svg:width="6.3cm" svg:height="5.5cm" svg:x="13.7cm" svg:y="17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xml:id="id35" draw:id="id35" draw:layer="layout" svg:width="1.9cm" svg:height="0.6cm" svg:x="14.701cm" svg:y="18.301cm">
            <text:p text:style-name="P1">Helen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xml:id="id37" draw:id="id37" draw:layer="layout" svg:width="1.9cm" svg:height="0.6cm" svg:x="17.802cm" svg:y="19.802cm">
            <text:p text:style-name="P1">Ronald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xml:id="id36" draw:id="id36" draw:layer="layout" svg:width="1.9cm" svg:height="0.6cm" svg:x="17.103cm" svg:y="21.603cm">
            <text:p text:style-name="P1">Nélso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xml:id="id38" draw:id="id38" draw:layer="layout" svg:width="1.9cm" svg:height="0.6cm" svg:x="14.004cm" svg:y="20.904cm">
            <text:p text:style-name="P1">Hei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draw:line-skew="0cm -2.82cm" svg:x1="14.979cm" svg:y1="18.389cm" svg:x2="14.979cm" svg:y2="18.813cm" draw:start-shape="id35" draw:start-glue-point="5" draw:end-shape="id35" draw:end-glue-point="7" svg:d="M14979 18389c0-909-679-606-679 212 0 819 679 1122 679 212" svg:viewBox="0 0 680 1537">
            <text:p/>
          </draw:connector>
          <draw:connector draw:style-name="gr7" draw:text-style-name="P3" draw:layer="layout" draw:type="curve" svg:x1="18.725cm" svg:y1="21.691cm" svg:x2="18.725cm" svg:y2="22.115cm" draw:start-shape="id36" draw:start-glue-point="11" draw:end-shape="id36" draw:end-glue-point="9" svg:d="M18725 21691c0-909 797-606 797 212 0 819-797 1122-797 212" svg:viewBox="0 0 798 1537">
            <text:p/>
          </draw:connector>
          <draw:connector draw:style-name="gr7" draw:text-style-name="P3" draw:layer="layout" draw:type="line" svg:x1="18.08cm" svg:y1="19.89cm" svg:x2="16.323cm" svg:y2="18.813cm" draw:start-shape="id37" draw:start-glue-point="5" draw:end-shape="id35" draw:end-glue-point="9" svg:d="M18080 19890l-1757-1077" svg:viewBox="0 0 1758 1078">
            <text:p/>
          </draw:connector>
          <draw:connector draw:style-name="gr7" draw:text-style-name="P3" draw:layer="layout" draw:type="line" svg:x1="18.08cm" svg:y1="20.314cm" svg:x2="15.904cm" svg:y2="21.204cm" draw:start-shape="id37" draw:start-glue-point="7" draw:end-shape="id38" draw:end-glue-point="10" svg:d="M18080 20314l-2176 890" svg:viewBox="0 0 2177 891">
            <text:p/>
          </draw:connector>
        </draw:g>
      </draw:page>
      <draw:page draw:name="page3" draw:style-name="dp1" draw:master-page-name="Padrão">
        <draw:custom-shape draw:style-name="gr26" draw:text-style-name="P4" xml:id="id39" draw:id="id39" draw:layer="layout" svg:width="2.3cm" svg:height="1.1cm" svg:x="1.51cm" svg:y="2.702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" draw:id="id40" draw:layer="layout" svg:width="2.3cm" svg:height="1.1cm" svg:x="5.011cm" svg:y="1.403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3" draw:id="id43" draw:layer="layout" svg:width="2.3cm" svg:height="1.1cm" svg:x="8.912cm" svg:y="1.404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2" draw:id="id42" draw:layer="layout" svg:width="2.3cm" svg:height="1.1cm" svg:x="1.511cm" svg:y="5.603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7" draw:id="id47" draw:layer="layout" svg:width="2.3cm" svg:height="1.1cm" svg:x="4.511cm" svg:y="7.103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xml:id="id49" draw:id="id49" draw:layer="layout" svg:width="2.3cm" svg:height="1.1cm" svg:x="1.512cm" svg:y="9.404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8" draw:id="id48" draw:layer="layout" svg:width="2.3cm" svg:height="1.1cm" svg:x="5.513cm" svg:y="10.505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4" draw:id="id44" draw:layer="layout" svg:width="2.3cm" svg:height="1.1cm" svg:x="7.414cm" svg:y="8.106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6" draw:id="id46" draw:layer="layout" svg:width="2.3cm" svg:height="1.1cm" svg:x="9.015cm" svg:y="10.207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5" draw:id="id45" draw:layer="layout" svg:width="2.3cm" svg:height="1.1cm" svg:x="10.916cm" svg:y="7.208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" draw:id="id41" draw:layer="layout" svg:width="2.3cm" svg:height="1.1cm" svg:x="8.017cm" svg:y="4.709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74cm" svg:y1="2.863cm" svg:x2="5.011cm" svg:y2="1.953cm" draw:start-shape="id39" draw:start-glue-point="11" draw:end-shape="id40" draw:end-glue-point="6" svg:d="M3474 2863l1537-910" svg:viewBox="0 0 1538 911">
          <text:p/>
        </draw:connector>
        <draw:connector draw:style-name="gr7" draw:text-style-name="P3" draw:layer="layout" draw:type="line" svg:x1="6.975cm" svg:y1="2.342cm" svg:x2="8.353cm" svg:y2="4.87cm" draw:start-shape="id40" draw:start-glue-point="9" draw:end-shape="id41" draw:end-glue-point="5" svg:d="M6975 2342l1378 2528" svg:viewBox="0 0 1379 2529">
          <text:p/>
        </draw:connector>
        <draw:connector draw:style-name="gr7" draw:text-style-name="P3" draw:layer="layout" draw:type="line" svg:x1="3.811cm" svg:y1="6.153cm" svg:x2="9.248cm" svg:y2="2.343cm" draw:start-shape="id42" draw:start-glue-point="10" draw:end-shape="id43" draw:end-glue-point="7" svg:d="M3811 6153l5437-3810" svg:viewBox="0 0 5438 3811">
          <text:p/>
        </draw:connector>
        <draw:connector draw:style-name="gr28" draw:text-style-name="P3" draw:layer="layout" draw:type="line" svg:x1="6.161cm" svg:y1="2.503cm" svg:x2="7.75cm" svg:y2="8.267cm" draw:start-shape="id40" draw:start-glue-point="8" draw:end-shape="id44" draw:end-glue-point="5" svg:d="M6161 2503l1589 5764" svg:viewBox="0 0 1590 5765">
          <text:p/>
        </draw:connector>
        <draw:connector draw:style-name="gr7" draw:text-style-name="P3" draw:layer="layout" draw:type="line" svg:x1="9.981cm" svg:y1="5.648cm" svg:x2="11.252cm" svg:y2="7.369cm" draw:start-shape="id41" draw:start-glue-point="9" draw:end-shape="id45" draw:end-glue-point="5" svg:d="M9981 5648l1271 1721" svg:viewBox="0 0 1272 1722">
          <text:p/>
        </draw:connector>
        <draw:connector draw:style-name="gr7" draw:text-style-name="P3" draw:layer="layout" draw:type="line" svg:x1="9.167cm" svg:y1="5.809cm" svg:x2="10.979cm" svg:y2="10.368cm" draw:start-shape="id41" draw:start-glue-point="8" draw:end-shape="id46" draw:end-glue-point="11" svg:d="M9167 5809l1812 4559" svg:viewBox="0 0 1813 4560">
          <text:p/>
        </draw:connector>
        <draw:connector draw:style-name="gr7" draw:text-style-name="P3" draw:layer="layout" draw:type="line" svg:x1="10.979cm" svg:y1="10.368cm" svg:x2="12.066cm" svg:y2="8.308cm" draw:start-shape="id46" draw:start-glue-point="11" draw:end-shape="id45" draw:end-glue-point="8" svg:d="M10979 10368l1087-2060" svg:viewBox="0 0 1088 2061">
          <text:p/>
        </draw:connector>
        <draw:connector draw:style-name="gr7" draw:text-style-name="P3" draw:layer="layout" draw:type="line" svg:x1="10.916cm" svg:y1="7.758cm" svg:x2="9.714cm" svg:y2="8.656cm" draw:start-shape="id45" draw:start-glue-point="6" draw:end-shape="id44" svg:d="M10916 7758l-1202 898" svg:viewBox="0 0 1203 899">
          <text:p/>
        </draw:connector>
        <draw:connector draw:style-name="gr7" draw:text-style-name="P3" draw:layer="layout" draw:type="line" svg:x1="9.378cm" svg:y1="9.045cm" svg:x2="9.351cm" svg:y2="10.368cm" draw:start-shape="id44" draw:start-glue-point="9" draw:end-shape="id46" draw:end-glue-point="5" svg:d="M9378 9045l-27 1323" svg:viewBox="0 0 28 1324">
          <text:p/>
        </draw:connector>
        <draw:connector draw:style-name="gr7" draw:text-style-name="P3" draw:layer="layout" draw:type="line" svg:x1="5.661cm" svg:y1="7.103cm" svg:x2="3.474cm" svg:y2="3.641cm" draw:start-shape="id47" draw:start-glue-point="4" draw:end-shape="id39" draw:end-glue-point="9" svg:d="M5661 7103l-2187-3462" svg:viewBox="0 0 2188 3463">
          <text:p/>
        </draw:connector>
        <draw:connector draw:style-name="gr7" draw:text-style-name="P3" draw:layer="layout" draw:type="line" svg:x1="7.75cm" svg:y1="9.045cm" svg:x2="7.477cm" svg:y2="10.666cm" draw:start-shape="id44" draw:start-glue-point="7" draw:end-shape="id48" draw:end-glue-point="11" svg:d="M7750 9045l-273 1621" svg:viewBox="0 0 274 1622">
          <text:p/>
        </draw:connector>
        <draw:connector draw:style-name="gr7" draw:text-style-name="P3" draw:layer="layout" draw:type="line" svg:x1="5.849cm" svg:y1="10.666cm" svg:x2="3.476cm" svg:y2="10.343cm" draw:start-shape="id48" draw:start-glue-point="5" draw:end-shape="id49" draw:end-glue-point="9" svg:d="M5849 10666l-2373-323" svg:viewBox="0 0 2374 324">
          <text:p/>
        </draw:connector>
        <draw:connector draw:style-name="gr28" draw:text-style-name="P3" draw:layer="layout" draw:type="line" svg:x1="3.476cm" svg:y1="9.565cm" svg:x2="4.847cm" svg:y2="8.042cm" draw:start-shape="id49" draw:start-glue-point="11" draw:end-shape="id47" draw:end-glue-point="7" svg:d="M3476 9565l1371-1523" svg:viewBox="0 0 1372 1524">
          <text:p/>
        </draw:connector>
        <draw:custom-shape draw:style-name="gr29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30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50" draw:id="id50" draw:layer="layout" svg:width="2.3cm" svg:height="1.1cm" svg:x="1.5cm" svg:y="2.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1" draw:id="id51" draw:layer="layout" svg:width="2.3cm" svg:height="1.1cm" svg:x="5.001cm" svg:y="1.4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4" draw:id="id54" draw:layer="layout" svg:width="2.3cm" svg:height="1.1cm" svg:x="8.902cm" svg:y="1.4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3" draw:id="id53" draw:layer="layout" svg:width="2.3cm" svg:height="1.1cm" svg:x="1.501cm" svg:y="5.6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8" draw:id="id58" draw:layer="layout" svg:width="2.3cm" svg:height="1.1cm" svg:x="4.501cm" svg:y="7.1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60" draw:id="id60" draw:layer="layout" svg:width="2.3cm" svg:height="1.1cm" svg:x="1.502cm" svg:y="9.4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9" draw:id="id59" draw:layer="layout" svg:width="2.3cm" svg:height="1.1cm" svg:x="5.503cm" svg:y="10.5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5" draw:id="id55" draw:layer="layout" svg:width="2.3cm" svg:height="1.1cm" svg:x="7.404cm" svg:y="8.1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7" draw:id="id57" draw:layer="layout" svg:width="2.3cm" svg:height="1.1cm" svg:x="9.005cm" svg:y="10.2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6" draw:id="id56" draw:layer="layout" svg:width="2.3cm" svg:height="1.1cm" svg:x="10.906cm" svg:y="7.2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52" draw:id="id52" draw:layer="layout" svg:width="2.3cm" svg:height="1.1cm" svg:x="8.007cm" svg:y="4.7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2.861cm" svg:x2="5.001cm" svg:y2="1.951cm" draw:start-shape="id50" draw:start-glue-point="11" draw:end-shape="id51" draw:end-glue-point="6" svg:d="M3464 2861l1537-910" svg:viewBox="0 0 1538 911">
          <text:p/>
        </draw:connector>
        <draw:connector draw:style-name="gr7" draw:text-style-name="P3" draw:layer="layout" draw:type="line" svg:x1="6.965cm" svg:y1="2.34cm" svg:x2="8.343cm" svg:y2="4.868cm" draw:start-shape="id51" draw:start-glue-point="9" draw:end-shape="id52" draw:end-glue-point="5" svg:d="M6965 2340l1378 2528" svg:viewBox="0 0 1379 2529">
          <text:p/>
        </draw:connector>
        <draw:connector draw:style-name="gr7" draw:text-style-name="P3" draw:layer="layout" draw:type="line" svg:x1="3.801cm" svg:y1="6.151cm" svg:x2="9.238cm" svg:y2="2.341cm" draw:start-shape="id53" draw:start-glue-point="10" draw:end-shape="id54" draw:end-glue-point="7" svg:d="M3801 6151l5437-3810" svg:viewBox="0 0 5438 3811">
          <text:p/>
        </draw:connector>
        <draw:connector draw:style-name="gr28" draw:text-style-name="P3" draw:layer="layout" draw:type="line" svg:x1="6.151cm" svg:y1="2.501cm" svg:x2="7.74cm" svg:y2="8.265cm" draw:start-shape="id51" draw:start-glue-point="8" draw:end-shape="id55" draw:end-glue-point="5" svg:d="M6151 2501l1589 5764" svg:viewBox="0 0 1590 5765">
          <text:p/>
        </draw:connector>
        <draw:connector draw:style-name="gr7" draw:text-style-name="P3" draw:layer="layout" draw:type="line" svg:x1="9.971cm" svg:y1="5.646cm" svg:x2="11.242cm" svg:y2="7.367cm" draw:start-shape="id52" draw:start-glue-point="9" draw:end-shape="id56" draw:end-glue-point="5" svg:d="M9971 5646l1271 1721" svg:viewBox="0 0 1272 1722">
          <text:p/>
        </draw:connector>
        <draw:connector draw:style-name="gr7" draw:text-style-name="P3" draw:layer="layout" draw:type="line" svg:x1="9.157cm" svg:y1="5.807cm" svg:x2="10.969cm" svg:y2="10.366cm" draw:start-shape="id52" draw:start-glue-point="8" draw:end-shape="id57" draw:end-glue-point="11" svg:d="M9157 5807l1812 4559" svg:viewBox="0 0 1813 4560">
          <text:p/>
        </draw:connector>
        <draw:connector draw:style-name="gr7" draw:text-style-name="P3" draw:layer="layout" draw:type="line" svg:x1="10.969cm" svg:y1="10.366cm" svg:x2="12.056cm" svg:y2="8.306cm" draw:start-shape="id57" draw:start-glue-point="11" draw:end-shape="id56" draw:end-glue-point="8" svg:d="M10969 10366l1087-2060" svg:viewBox="0 0 1088 2061">
          <text:p/>
        </draw:connector>
        <draw:connector draw:style-name="gr7" draw:text-style-name="P3" draw:layer="layout" draw:type="line" svg:x1="10.906cm" svg:y1="7.756cm" svg:x2="9.704cm" svg:y2="8.654cm" draw:start-shape="id56" draw:start-glue-point="6" draw:end-shape="id55" svg:d="M10906 7756l-1202 898" svg:viewBox="0 0 1203 899">
          <text:p/>
        </draw:connector>
        <draw:connector draw:style-name="gr7" draw:text-style-name="P3" draw:layer="layout" draw:type="line" svg:x1="9.368cm" svg:y1="9.043cm" svg:x2="9.341cm" svg:y2="10.366cm" draw:start-shape="id55" draw:start-glue-point="9" draw:end-shape="id57" draw:end-glue-point="5" svg:d="M9368 9043l-27 1323" svg:viewBox="0 0 28 1324">
          <text:p/>
        </draw:connector>
        <draw:connector draw:style-name="gr7" draw:text-style-name="P3" draw:layer="layout" draw:type="line" svg:x1="5.651cm" svg:y1="7.101cm" svg:x2="3.464cm" svg:y2="3.639cm" draw:start-shape="id58" draw:start-glue-point="4" draw:end-shape="id50" draw:end-glue-point="9" svg:d="M5651 7101l-2187-3462" svg:viewBox="0 0 2188 3463">
          <text:p/>
        </draw:connector>
        <draw:connector draw:style-name="gr7" draw:text-style-name="P3" draw:layer="layout" draw:type="line" svg:x1="7.74cm" svg:y1="9.043cm" svg:x2="7.467cm" svg:y2="10.664cm" draw:start-shape="id55" draw:start-glue-point="7" draw:end-shape="id59" draw:end-glue-point="11" svg:d="M7740 9043l-273 1621" svg:viewBox="0 0 274 1622">
          <text:p/>
        </draw:connector>
        <draw:connector draw:style-name="gr7" draw:text-style-name="P3" draw:layer="layout" draw:type="line" svg:x1="5.839cm" svg:y1="10.664cm" svg:x2="3.466cm" svg:y2="10.341cm" draw:start-shape="id59" draw:start-glue-point="5" draw:end-shape="id60" draw:end-glue-point="9" svg:d="M5839 10664l-2373-323" svg:viewBox="0 0 2374 324">
          <text:p/>
        </draw:connector>
        <draw:connector draw:style-name="gr28" draw:text-style-name="P3" draw:layer="layout" draw:type="line" svg:x1="3.466cm" svg:y1="9.563cm" svg:x2="4.837cm" svg:y2="8.04cm" draw:start-shape="id60" draw:start-glue-point="11" draw:end-shape="id58" draw:end-glue-point="7" svg:d="M3466 9563l1371-1523" svg:viewBox="0 0 1372 1524">
          <text:p/>
        </draw:connector>
        <draw:custom-shape draw:style-name="gr26" draw:text-style-name="P4" xml:id="id61" draw:id="id61" draw:layer="layout" svg:width="2.3cm" svg:height="1.1cm" svg:x="1.501cm" svg:y="15.701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2" draw:id="id62" draw:layer="layout" svg:width="2.3cm" svg:height="1.1cm" svg:x="5.002cm" svg:y="14.402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5" draw:id="id65" draw:layer="layout" svg:width="2.3cm" svg:height="1.1cm" svg:x="8.903cm" svg:y="14.403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4" draw:id="id64" draw:layer="layout" svg:width="2.3cm" svg:height="1.1cm" svg:x="1.502cm" svg:y="18.602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69" draw:id="id69" draw:layer="layout" svg:width="2.3cm" svg:height="1.1cm" svg:x="4.502cm" svg:y="20.102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71" draw:id="id71" draw:layer="layout" svg:width="2.3cm" svg:height="1.1cm" svg:x="1.503cm" svg:y="22.403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70" draw:id="id70" draw:layer="layout" svg:width="2.3cm" svg:height="1.1cm" svg:x="5.504cm" svg:y="23.504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6" draw:id="id66" draw:layer="layout" svg:width="2.3cm" svg:height="1.1cm" svg:x="7.405cm" svg:y="21.105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8" draw:id="id68" draw:layer="layout" svg:width="2.3cm" svg:height="1.1cm" svg:x="9.006cm" svg:y="23.206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7" draw:id="id67" draw:layer="layout" svg:width="2.3cm" svg:height="1.1cm" svg:x="10.907cm" svg:y="20.207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3" draw:id="id63" draw:layer="layout" svg:width="2.3cm" svg:height="1.1cm" svg:x="8.008cm" svg:y="17.708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5cm" svg:y1="15.862cm" svg:x2="5.002cm" svg:y2="14.952cm" draw:start-shape="id61" draw:start-glue-point="11" draw:end-shape="id62" draw:end-glue-point="6" svg:d="M3465 15862l1537-910" svg:viewBox="0 0 1538 911">
          <text:p/>
        </draw:connector>
        <draw:connector draw:style-name="gr7" draw:text-style-name="P3" draw:layer="layout" draw:type="line" svg:x1="6.966cm" svg:y1="15.341cm" svg:x2="8.344cm" svg:y2="17.869cm" draw:start-shape="id62" draw:start-glue-point="9" draw:end-shape="id63" draw:end-glue-point="5" svg:d="M6966 15341l1378 2528" svg:viewBox="0 0 1379 2529">
          <text:p/>
        </draw:connector>
        <draw:connector draw:style-name="gr7" draw:text-style-name="P3" draw:layer="layout" draw:type="line" svg:x1="3.802cm" svg:y1="19.152cm" svg:x2="9.239cm" svg:y2="15.342cm" draw:start-shape="id64" draw:start-glue-point="10" draw:end-shape="id65" draw:end-glue-point="7" svg:d="M3802 19152l5437-3810" svg:viewBox="0 0 5438 3811">
          <text:p/>
        </draw:connector>
        <draw:connector draw:style-name="gr28" draw:text-style-name="P3" draw:layer="layout" draw:type="line" svg:x1="6.152cm" svg:y1="15.502cm" svg:x2="7.741cm" svg:y2="21.266cm" draw:start-shape="id62" draw:start-glue-point="8" draw:end-shape="id66" draw:end-glue-point="5" svg:d="M6152 15502l1589 5764" svg:viewBox="0 0 1590 5765">
          <text:p/>
        </draw:connector>
        <draw:connector draw:style-name="gr7" draw:text-style-name="P3" draw:layer="layout" draw:type="line" svg:x1="9.972cm" svg:y1="18.647cm" svg:x2="11.243cm" svg:y2="20.368cm" draw:start-shape="id63" draw:start-glue-point="9" draw:end-shape="id67" draw:end-glue-point="5" svg:d="M9972 18647l1271 1721" svg:viewBox="0 0 1272 1722">
          <text:p/>
        </draw:connector>
        <draw:connector draw:style-name="gr7" draw:text-style-name="P3" draw:layer="layout" draw:type="line" svg:x1="9.158cm" svg:y1="18.808cm" svg:x2="10.97cm" svg:y2="23.367cm" draw:start-shape="id63" draw:start-glue-point="8" draw:end-shape="id68" draw:end-glue-point="11" svg:d="M9158 18808l1812 4559" svg:viewBox="0 0 1813 4560">
          <text:p/>
        </draw:connector>
        <draw:connector draw:style-name="gr7" draw:text-style-name="P3" draw:layer="layout" draw:type="line" svg:x1="10.97cm" svg:y1="23.367cm" svg:x2="12.057cm" svg:y2="21.307cm" draw:start-shape="id68" draw:start-glue-point="11" draw:end-shape="id67" draw:end-glue-point="8" svg:d="M10970 23367l1087-2060" svg:viewBox="0 0 1088 2061">
          <text:p/>
        </draw:connector>
        <draw:connector draw:style-name="gr7" draw:text-style-name="P3" draw:layer="layout" draw:type="line" svg:x1="10.907cm" svg:y1="20.757cm" svg:x2="9.705cm" svg:y2="21.655cm" draw:start-shape="id67" draw:start-glue-point="6" draw:end-shape="id66" svg:d="M10907 20757l-1202 898" svg:viewBox="0 0 1203 899">
          <text:p/>
        </draw:connector>
        <draw:connector draw:style-name="gr7" draw:text-style-name="P3" draw:layer="layout" draw:type="line" svg:x1="9.369cm" svg:y1="22.044cm" svg:x2="9.342cm" svg:y2="23.367cm" draw:start-shape="id66" draw:start-glue-point="9" draw:end-shape="id68" draw:end-glue-point="5" svg:d="M9369 22044l-27 1323" svg:viewBox="0 0 28 1324">
          <text:p/>
        </draw:connector>
        <draw:connector draw:style-name="gr7" draw:text-style-name="P3" draw:layer="layout" draw:type="line" svg:x1="5.652cm" svg:y1="20.102cm" svg:x2="3.465cm" svg:y2="16.64cm" draw:start-shape="id69" draw:start-glue-point="4" draw:end-shape="id61" draw:end-glue-point="9" svg:d="M5652 20102l-2187-3462" svg:viewBox="0 0 2188 3463">
          <text:p/>
        </draw:connector>
        <draw:connector draw:style-name="gr7" draw:text-style-name="P3" draw:layer="layout" draw:type="line" svg:x1="7.741cm" svg:y1="22.044cm" svg:x2="7.468cm" svg:y2="23.665cm" draw:start-shape="id66" draw:start-glue-point="7" draw:end-shape="id70" draw:end-glue-point="11" svg:d="M7741 22044l-273 1621" svg:viewBox="0 0 274 1622">
          <text:p/>
        </draw:connector>
        <draw:connector draw:style-name="gr7" draw:text-style-name="P3" draw:layer="layout" draw:type="line" svg:x1="5.84cm" svg:y1="23.665cm" svg:x2="3.467cm" svg:y2="23.342cm" draw:start-shape="id70" draw:start-glue-point="5" draw:end-shape="id71" draw:end-glue-point="9" svg:d="M5840 23665l-2373-323" svg:viewBox="0 0 2374 324">
          <text:p/>
        </draw:connector>
        <draw:connector draw:style-name="gr28" draw:text-style-name="P3" draw:layer="layout" draw:type="line" svg:x1="3.467cm" svg:y1="22.564cm" svg:x2="4.838cm" svg:y2="21.041cm" draw:start-shape="id71" draw:start-glue-point="11" draw:end-shape="id69" draw:end-glue-point="7" svg:d="M3467 22564l1371-1523" svg:viewBox="0 0 1372 1524">
          <text:p/>
        </draw:connector>
        <draw:frame draw:style-name="gr33" draw:text-style-name="P13" draw:layer="layout" svg:width="0.904cm" svg:height="0.988cm" svg:x="1.4cm" svg:y="1.4cm">
          <draw:text-box>
            <text:p text:style-name="P12"><text:span text:style-name="T1">1</text:span></text:p>
          </draw:text-box>
        </draw:frame>
        <draw:frame draw:style-name="gr33" draw:text-style-name="P14" draw:layer="layout" svg:width="2.826cm" svg:height="0.624cm" svg:x="3.1cm" svg:y="11.9cm">
          <draw:text-box>
            <text:p>Fila: | Gregório</text:p>
          </draw:text-box>
        </draw:frame>
        <draw:custom-shape draw:style-name="gr34" draw:text-style-name="P4" draw:layer="layout" svg:width="12.7cm" svg:height="11.8cm" svg:x="1cm" svg:y="13.8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4cm" svg:y="14.2cm">
          <draw:text-box>
            <text:p text:style-name="P12"><text:span text:style-name="T1">2</text:span></text:p>
          </draw:text-box>
        </draw:frame>
        <draw:frame draw:style-name="gr33" draw:text-style-name="P14" draw:layer="layout" svg:width="3.487cm" svg:height="0.624cm" svg:x="3.1cm" svg:y="24.7cm">
          <draw:text-box>
            <text:p>Fila: | Carlos Isabel</text:p>
          </draw:text-box>
        </draw:frame>
      </draw:page>
      <draw:page draw:name="page5" draw:style-name="dp1" draw:master-page-name="Padrão">
        <draw:custom-shape draw:style-name="gr31" draw:text-style-name="P10" xml:id="id72" draw:id="id72" draw:layer="layout" svg:width="2.3cm" svg:height="1.1cm" svg:x="1.494cm" svg:y="2.69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73" draw:id="id73" draw:layer="layout" svg:width="2.3cm" svg:height="1.1cm" svg:x="4.995cm" svg:y="1.398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76" draw:id="id76" draw:layer="layout" svg:width="2.3cm" svg:height="1.1cm" svg:x="8.896cm" svg:y="1.399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75" draw:id="id75" draw:layer="layout" svg:width="2.3cm" svg:height="1.1cm" svg:x="1.495cm" svg:y="5.598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80" draw:id="id80" draw:layer="layout" svg:width="2.3cm" svg:height="1.1cm" svg:x="4.495cm" svg:y="7.098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82" draw:id="id82" draw:layer="layout" svg:width="2.3cm" svg:height="1.1cm" svg:x="1.496cm" svg:y="9.399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81" draw:id="id81" draw:layer="layout" svg:width="2.3cm" svg:height="1.1cm" svg:x="5.497cm" svg:y="10.5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77" draw:id="id77" draw:layer="layout" svg:width="2.3cm" svg:height="1.1cm" svg:x="7.398cm" svg:y="8.101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79" draw:id="id79" draw:layer="layout" svg:width="2.3cm" svg:height="1.1cm" svg:x="8.999cm" svg:y="10.202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78" draw:id="id78" draw:layer="layout" svg:width="2.3cm" svg:height="1.1cm" svg:x="10.9cm" svg:y="7.203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74" draw:id="id74" draw:layer="layout" svg:width="2.3cm" svg:height="1.1cm" svg:x="8.001cm" svg:y="4.704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58cm" svg:y1="2.858cm" svg:x2="4.995cm" svg:y2="1.948cm" draw:start-shape="id72" draw:start-glue-point="11" draw:end-shape="id73" draw:end-glue-point="6" svg:d="M3458 2858l1537-910" svg:viewBox="0 0 1538 911">
          <text:p/>
        </draw:connector>
        <draw:connector draw:style-name="gr7" draw:text-style-name="P3" draw:layer="layout" draw:type="line" svg:x1="6.959cm" svg:y1="2.337cm" svg:x2="8.337cm" svg:y2="4.865cm" draw:start-shape="id73" draw:start-glue-point="9" draw:end-shape="id74" draw:end-glue-point="5" svg:d="M6959 2337l1378 2528" svg:viewBox="0 0 1379 2529">
          <text:p/>
        </draw:connector>
        <draw:connector draw:style-name="gr7" draw:text-style-name="P3" draw:layer="layout" draw:type="line" svg:x1="3.795cm" svg:y1="6.148cm" svg:x2="9.232cm" svg:y2="2.338cm" draw:start-shape="id75" draw:start-glue-point="10" draw:end-shape="id76" draw:end-glue-point="7" svg:d="M3795 6148l5437-3810" svg:viewBox="0 0 5438 3811">
          <text:p/>
        </draw:connector>
        <draw:connector draw:style-name="gr28" draw:text-style-name="P3" draw:layer="layout" draw:type="line" svg:x1="6.145cm" svg:y1="2.498cm" svg:x2="7.734cm" svg:y2="8.262cm" draw:start-shape="id73" draw:start-glue-point="8" draw:end-shape="id77" draw:end-glue-point="5" svg:d="M6145 2498l1589 5764" svg:viewBox="0 0 1590 5765">
          <text:p/>
        </draw:connector>
        <draw:connector draw:style-name="gr7" draw:text-style-name="P3" draw:layer="layout" draw:type="line" svg:x1="9.965cm" svg:y1="5.643cm" svg:x2="11.236cm" svg:y2="7.364cm" draw:start-shape="id74" draw:start-glue-point="9" draw:end-shape="id78" draw:end-glue-point="5" svg:d="M9965 5643l1271 1721" svg:viewBox="0 0 1272 1722">
          <text:p/>
        </draw:connector>
        <draw:connector draw:style-name="gr7" draw:text-style-name="P3" draw:layer="layout" draw:type="line" svg:x1="9.151cm" svg:y1="5.804cm" svg:x2="10.963cm" svg:y2="10.363cm" draw:start-shape="id74" draw:start-glue-point="8" draw:end-shape="id79" draw:end-glue-point="11" svg:d="M9151 5804l1812 4559" svg:viewBox="0 0 1813 4560">
          <text:p/>
        </draw:connector>
        <draw:connector draw:style-name="gr7" draw:text-style-name="P3" draw:layer="layout" draw:type="line" svg:x1="10.963cm" svg:y1="10.363cm" svg:x2="12.05cm" svg:y2="8.303cm" draw:start-shape="id79" draw:start-glue-point="11" draw:end-shape="id78" draw:end-glue-point="8" svg:d="M10963 10363l1087-2060" svg:viewBox="0 0 1088 2061">
          <text:p/>
        </draw:connector>
        <draw:connector draw:style-name="gr7" draw:text-style-name="P3" draw:layer="layout" draw:type="line" svg:x1="10.9cm" svg:y1="7.753cm" svg:x2="9.698cm" svg:y2="8.651cm" draw:start-shape="id78" draw:start-glue-point="6" draw:end-shape="id77" svg:d="M10900 7753l-1202 898" svg:viewBox="0 0 1203 899">
          <text:p/>
        </draw:connector>
        <draw:connector draw:style-name="gr7" draw:text-style-name="P3" draw:layer="layout" draw:type="line" svg:x1="9.362cm" svg:y1="9.04cm" svg:x2="9.335cm" svg:y2="10.363cm" draw:start-shape="id77" draw:start-glue-point="9" draw:end-shape="id79" draw:end-glue-point="5" svg:d="M9362 9040l-27 1323" svg:viewBox="0 0 28 1324">
          <text:p/>
        </draw:connector>
        <draw:connector draw:style-name="gr7" draw:text-style-name="P3" draw:layer="layout" draw:type="line" svg:x1="5.645cm" svg:y1="7.098cm" svg:x2="3.458cm" svg:y2="3.636cm" draw:start-shape="id80" draw:start-glue-point="4" draw:end-shape="id72" draw:end-glue-point="9" svg:d="M5645 7098l-2187-3462" svg:viewBox="0 0 2188 3463">
          <text:p/>
        </draw:connector>
        <draw:connector draw:style-name="gr7" draw:text-style-name="P3" draw:layer="layout" draw:type="line" svg:x1="7.734cm" svg:y1="9.04cm" svg:x2="7.461cm" svg:y2="10.661cm" draw:start-shape="id77" draw:start-glue-point="7" draw:end-shape="id81" draw:end-glue-point="11" svg:d="M7734 9040l-273 1621" svg:viewBox="0 0 274 1622">
          <text:p/>
        </draw:connector>
        <draw:connector draw:style-name="gr7" draw:text-style-name="P3" draw:layer="layout" draw:type="line" svg:x1="5.833cm" svg:y1="10.661cm" svg:x2="3.46cm" svg:y2="10.338cm" draw:start-shape="id81" draw:start-glue-point="5" draw:end-shape="id82" draw:end-glue-point="9" svg:d="M5833 10661l-2373-323" svg:viewBox="0 0 2374 324">
          <text:p/>
        </draw:connector>
        <draw:connector draw:style-name="gr28" draw:text-style-name="P3" draw:layer="layout" draw:type="line" svg:x1="3.46cm" svg:y1="9.56cm" svg:x2="4.831cm" svg:y2="8.037cm" draw:start-shape="id82" draw:start-glue-point="11" draw:end-shape="id80" draw:end-glue-point="7" svg:d="M3460 9560l1371-1523" svg:viewBox="0 0 1372 1524">
          <text:p/>
        </draw:connector>
        <draw:custom-shape draw:style-name="gr31" draw:text-style-name="P10" xml:id="id83" draw:id="id83" draw:layer="layout" svg:width="2.3cm" svg:height="1.1cm" svg:x="1.495cm" svg:y="17.498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84" draw:id="id84" draw:layer="layout" svg:width="2.3cm" svg:height="1.1cm" svg:x="4.996cm" svg:y="16.199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87" draw:id="id87" draw:layer="layout" svg:width="2.3cm" svg:height="1.1cm" svg:x="8.897cm" svg:y="16.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86" draw:id="id86" draw:layer="layout" svg:width="2.3cm" svg:height="1.1cm" svg:x="1.496cm" svg:y="20.399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91" draw:id="id91" draw:layer="layout" svg:width="2.3cm" svg:height="1.1cm" svg:x="4.496cm" svg:y="21.899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93" draw:id="id93" draw:layer="layout" svg:width="2.3cm" svg:height="1.1cm" svg:x="1.497cm" svg:y="24.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92" draw:id="id92" draw:layer="layout" svg:width="2.3cm" svg:height="1.1cm" svg:x="5.498cm" svg:y="25.301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88" draw:id="id88" draw:layer="layout" svg:width="2.3cm" svg:height="1.1cm" svg:x="7.399cm" svg:y="22.902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90" draw:id="id90" draw:layer="layout" svg:width="2.3cm" svg:height="1.1cm" svg:x="9cm" svg:y="25.003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89" draw:id="id89" draw:layer="layout" svg:width="2.3cm" svg:height="1.1cm" svg:x="10.901cm" svg:y="22.004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85" draw:id="id85" draw:layer="layout" svg:width="2.3cm" svg:height="1.1cm" svg:x="8.002cm" svg:y="19.505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59cm" svg:y1="17.659cm" svg:x2="4.996cm" svg:y2="16.749cm" draw:start-shape="id83" draw:start-glue-point="11" draw:end-shape="id84" draw:end-glue-point="6" svg:d="M3459 17659l1537-910" svg:viewBox="0 0 1538 911">
          <text:p/>
        </draw:connector>
        <draw:connector draw:style-name="gr7" draw:text-style-name="P3" draw:layer="layout" draw:type="line" svg:x1="6.96cm" svg:y1="17.138cm" svg:x2="8.338cm" svg:y2="19.666cm" draw:start-shape="id84" draw:start-glue-point="9" draw:end-shape="id85" draw:end-glue-point="5" svg:d="M6960 17138l1378 2528" svg:viewBox="0 0 1379 2529">
          <text:p/>
        </draw:connector>
        <draw:connector draw:style-name="gr7" draw:text-style-name="P3" draw:layer="layout" draw:type="line" svg:x1="3.796cm" svg:y1="20.949cm" svg:x2="9.233cm" svg:y2="17.139cm" draw:start-shape="id86" draw:start-glue-point="10" draw:end-shape="id87" draw:end-glue-point="7" svg:d="M3796 20949l5437-3810" svg:viewBox="0 0 5438 3811">
          <text:p/>
        </draw:connector>
        <draw:connector draw:style-name="gr28" draw:text-style-name="P3" draw:layer="layout" draw:type="line" svg:x1="6.146cm" svg:y1="17.299cm" svg:x2="7.735cm" svg:y2="23.063cm" draw:start-shape="id84" draw:start-glue-point="8" draw:end-shape="id88" draw:end-glue-point="5" svg:d="M6146 17299l1589 5764" svg:viewBox="0 0 1590 5765">
          <text:p/>
        </draw:connector>
        <draw:connector draw:style-name="gr7" draw:text-style-name="P3" draw:layer="layout" draw:type="line" svg:x1="9.966cm" svg:y1="20.444cm" svg:x2="11.237cm" svg:y2="22.165cm" draw:start-shape="id85" draw:start-glue-point="9" draw:end-shape="id89" draw:end-glue-point="5" svg:d="M9966 20444l1271 1721" svg:viewBox="0 0 1272 1722">
          <text:p/>
        </draw:connector>
        <draw:connector draw:style-name="gr7" draw:text-style-name="P3" draw:layer="layout" draw:type="line" svg:x1="9.152cm" svg:y1="20.605cm" svg:x2="10.964cm" svg:y2="25.164cm" draw:start-shape="id85" draw:start-glue-point="8" draw:end-shape="id90" draw:end-glue-point="11" svg:d="M9152 20605l1812 4559" svg:viewBox="0 0 1813 4560">
          <text:p/>
        </draw:connector>
        <draw:connector draw:style-name="gr7" draw:text-style-name="P3" draw:layer="layout" draw:type="line" svg:x1="10.964cm" svg:y1="25.164cm" svg:x2="12.051cm" svg:y2="23.104cm" draw:start-shape="id90" draw:start-glue-point="11" draw:end-shape="id89" draw:end-glue-point="8" svg:d="M10964 25164l1087-2060" svg:viewBox="0 0 1088 2061">
          <text:p/>
        </draw:connector>
        <draw:connector draw:style-name="gr7" draw:text-style-name="P3" draw:layer="layout" draw:type="line" svg:x1="10.901cm" svg:y1="22.554cm" svg:x2="9.699cm" svg:y2="23.452cm" draw:start-shape="id89" draw:start-glue-point="6" draw:end-shape="id88" svg:d="M10901 22554l-1202 898" svg:viewBox="0 0 1203 899">
          <text:p/>
        </draw:connector>
        <draw:connector draw:style-name="gr7" draw:text-style-name="P3" draw:layer="layout" draw:type="line" svg:x1="9.363cm" svg:y1="23.841cm" svg:x2="9.336cm" svg:y2="25.164cm" draw:start-shape="id88" draw:start-glue-point="9" draw:end-shape="id90" draw:end-glue-point="5" svg:d="M9363 23841l-27 1323" svg:viewBox="0 0 28 1324">
          <text:p/>
        </draw:connector>
        <draw:connector draw:style-name="gr7" draw:text-style-name="P3" draw:layer="layout" draw:type="line" svg:x1="5.646cm" svg:y1="21.899cm" svg:x2="3.459cm" svg:y2="18.437cm" draw:start-shape="id91" draw:start-glue-point="4" draw:end-shape="id83" draw:end-glue-point="9" svg:d="M5646 21899l-2187-3462" svg:viewBox="0 0 2188 3463">
          <text:p/>
        </draw:connector>
        <draw:connector draw:style-name="gr7" draw:text-style-name="P3" draw:layer="layout" draw:type="line" svg:x1="7.735cm" svg:y1="23.841cm" svg:x2="7.462cm" svg:y2="25.462cm" draw:start-shape="id88" draw:start-glue-point="7" draw:end-shape="id92" draw:end-glue-point="11" svg:d="M7735 23841l-273 1621" svg:viewBox="0 0 274 1622">
          <text:p/>
        </draw:connector>
        <draw:connector draw:style-name="gr7" draw:text-style-name="P3" draw:layer="layout" draw:type="line" svg:x1="5.834cm" svg:y1="25.462cm" svg:x2="3.461cm" svg:y2="25.139cm" draw:start-shape="id92" draw:start-glue-point="5" draw:end-shape="id93" draw:end-glue-point="9" svg:d="M5834 25462l-2373-323" svg:viewBox="0 0 2374 324">
          <text:p/>
        </draw:connector>
        <draw:connector draw:style-name="gr28" draw:text-style-name="P3" draw:layer="layout" draw:type="line" svg:x1="3.461cm" svg:y1="24.361cm" svg:x2="4.832cm" svg:y2="22.838cm" draw:start-shape="id93" draw:start-glue-point="11" draw:end-shape="id91" draw:end-glue-point="7" svg:d="M3461 24361l1371-1523" svg:viewBox="0 0 1372 1524">
          <text:p/>
        </draw:connector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4cm" svg:y="1.3cm">
          <draw:text-box>
            <text:p text:style-name="P12"><text:span text:style-name="T1">3</text:span></text:p>
          </draw:text-box>
        </draw:frame>
        <draw:frame draw:style-name="gr33" draw:text-style-name="P14" draw:layer="layout" svg:width="3.719cm" svg:height="0.624cm" svg:x="3.1cm" svg:y="11.9cm">
          <draw:text-box>
            <text:p>Fila: | Isabel Adriano</text:p>
          </draw:text-box>
        </draw:frame>
        <draw:custom-shape draw:style-name="gr34" draw:text-style-name="P4" draw:layer="layout" svg:width="12.7cm" svg:height="11.8cm" svg:x="1cm" svg:y="15.7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4cm" svg:y="15.9cm">
          <draw:text-box>
            <text:p text:style-name="P12"><text:span text:style-name="T1">4</text:span></text:p>
          </draw:text-box>
        </draw:frame>
        <draw:frame draw:style-name="gr33" draw:text-style-name="P14" draw:layer="layout" svg:width="3.749cm" svg:height="0.624cm" svg:x="3.1cm" svg:y="26.6cm">
          <draw:text-box>
            <text:p>Fila: | Adriano Elaine</text:p>
          </draw:text-box>
        </draw:frame>
      </draw:page>
      <draw:page draw:name="page6" draw:style-name="dp1" draw:master-page-name="Padrão">
        <draw:custom-shape draw:style-name="gr32" draw:text-style-name="P11" xml:id="id94" draw:id="id94" draw:layer="layout" svg:width="2.3cm" svg:height="1.1cm" svg:x="1.494cm" svg:y="2.69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95" draw:id="id95" draw:layer="layout" svg:width="2.3cm" svg:height="1.1cm" svg:x="4.995cm" svg:y="1.398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98" draw:id="id98" draw:layer="layout" svg:width="2.3cm" svg:height="1.1cm" svg:x="8.896cm" svg:y="1.399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97" draw:id="id97" draw:layer="layout" svg:width="2.3cm" svg:height="1.1cm" svg:x="1.495cm" svg:y="5.598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02" draw:id="id102" draw:layer="layout" svg:width="2.3cm" svg:height="1.1cm" svg:x="4.495cm" svg:y="7.098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04" draw:id="id104" draw:layer="layout" svg:width="2.3cm" svg:height="1.1cm" svg:x="1.496cm" svg:y="9.399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03" draw:id="id103" draw:layer="layout" svg:width="2.3cm" svg:height="1.1cm" svg:x="5.497cm" svg:y="10.5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99" draw:id="id99" draw:layer="layout" svg:width="2.3cm" svg:height="1.1cm" svg:x="7.398cm" svg:y="8.101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1" draw:id="id101" draw:layer="layout" svg:width="2.3cm" svg:height="1.1cm" svg:x="8.999cm" svg:y="10.202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0" draw:id="id100" draw:layer="layout" svg:width="2.3cm" svg:height="1.1cm" svg:x="10.9cm" svg:y="7.203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96" draw:id="id96" draw:layer="layout" svg:width="2.3cm" svg:height="1.1cm" svg:x="8.001cm" svg:y="4.704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58cm" svg:y1="2.858cm" svg:x2="4.995cm" svg:y2="1.948cm" draw:start-shape="id94" draw:start-glue-point="11" draw:end-shape="id95" draw:end-glue-point="6" svg:d="M3458 2858l1537-910" svg:viewBox="0 0 1538 911">
          <text:p/>
        </draw:connector>
        <draw:connector draw:style-name="gr7" draw:text-style-name="P3" draw:layer="layout" draw:type="line" svg:x1="6.959cm" svg:y1="2.337cm" svg:x2="8.337cm" svg:y2="4.865cm" draw:start-shape="id95" draw:start-glue-point="9" draw:end-shape="id96" draw:end-glue-point="5" svg:d="M6959 2337l1378 2528" svg:viewBox="0 0 1379 2529">
          <text:p/>
        </draw:connector>
        <draw:connector draw:style-name="gr7" draw:text-style-name="P3" draw:layer="layout" draw:type="line" svg:x1="3.795cm" svg:y1="6.148cm" svg:x2="9.232cm" svg:y2="2.338cm" draw:start-shape="id97" draw:start-glue-point="10" draw:end-shape="id98" draw:end-glue-point="7" svg:d="M3795 6148l5437-3810" svg:viewBox="0 0 5438 3811">
          <text:p/>
        </draw:connector>
        <draw:connector draw:style-name="gr28" draw:text-style-name="P3" draw:layer="layout" draw:type="line" svg:x1="6.145cm" svg:y1="2.498cm" svg:x2="7.734cm" svg:y2="8.262cm" draw:start-shape="id95" draw:start-glue-point="8" draw:end-shape="id99" draw:end-glue-point="5" svg:d="M6145 2498l1589 5764" svg:viewBox="0 0 1590 5765">
          <text:p/>
        </draw:connector>
        <draw:connector draw:style-name="gr7" draw:text-style-name="P3" draw:layer="layout" draw:type="line" svg:x1="9.965cm" svg:y1="5.643cm" svg:x2="11.236cm" svg:y2="7.364cm" draw:start-shape="id96" draw:start-glue-point="9" draw:end-shape="id100" draw:end-glue-point="5" svg:d="M9965 5643l1271 1721" svg:viewBox="0 0 1272 1722">
          <text:p/>
        </draw:connector>
        <draw:connector draw:style-name="gr7" draw:text-style-name="P3" draw:layer="layout" draw:type="line" svg:x1="9.151cm" svg:y1="5.804cm" svg:x2="10.963cm" svg:y2="10.363cm" draw:start-shape="id96" draw:start-glue-point="8" draw:end-shape="id101" draw:end-glue-point="11" svg:d="M9151 5804l1812 4559" svg:viewBox="0 0 1813 4560">
          <text:p/>
        </draw:connector>
        <draw:connector draw:style-name="gr7" draw:text-style-name="P3" draw:layer="layout" draw:type="line" svg:x1="10.963cm" svg:y1="10.363cm" svg:x2="12.05cm" svg:y2="8.303cm" draw:start-shape="id101" draw:start-glue-point="11" draw:end-shape="id100" draw:end-glue-point="8" svg:d="M10963 10363l1087-2060" svg:viewBox="0 0 1088 2061">
          <text:p/>
        </draw:connector>
        <draw:connector draw:style-name="gr7" draw:text-style-name="P3" draw:layer="layout" draw:type="line" svg:x1="10.9cm" svg:y1="7.753cm" svg:x2="9.698cm" svg:y2="8.651cm" draw:start-shape="id100" draw:start-glue-point="6" draw:end-shape="id99" svg:d="M10900 7753l-1202 898" svg:viewBox="0 0 1203 899">
          <text:p/>
        </draw:connector>
        <draw:connector draw:style-name="gr7" draw:text-style-name="P3" draw:layer="layout" draw:type="line" svg:x1="9.362cm" svg:y1="9.04cm" svg:x2="9.335cm" svg:y2="10.363cm" draw:start-shape="id99" draw:start-glue-point="9" draw:end-shape="id101" draw:end-glue-point="5" svg:d="M9362 9040l-27 1323" svg:viewBox="0 0 28 1324">
          <text:p/>
        </draw:connector>
        <draw:connector draw:style-name="gr7" draw:text-style-name="P3" draw:layer="layout" draw:type="line" svg:x1="5.645cm" svg:y1="7.098cm" svg:x2="3.458cm" svg:y2="3.636cm" draw:start-shape="id102" draw:start-glue-point="4" draw:end-shape="id94" draw:end-glue-point="9" svg:d="M5645 7098l-2187-3462" svg:viewBox="0 0 2188 3463">
          <text:p/>
        </draw:connector>
        <draw:connector draw:style-name="gr7" draw:text-style-name="P3" draw:layer="layout" draw:type="line" svg:x1="7.734cm" svg:y1="9.04cm" svg:x2="7.461cm" svg:y2="10.661cm" draw:start-shape="id99" draw:start-glue-point="7" draw:end-shape="id103" draw:end-glue-point="11" svg:d="M7734 9040l-273 1621" svg:viewBox="0 0 274 1622">
          <text:p/>
        </draw:connector>
        <draw:connector draw:style-name="gr7" draw:text-style-name="P3" draw:layer="layout" draw:type="line" svg:x1="5.833cm" svg:y1="10.661cm" svg:x2="3.46cm" svg:y2="10.338cm" draw:start-shape="id103" draw:start-glue-point="5" draw:end-shape="id104" draw:end-glue-point="9" svg:d="M5833 10661l-2373-323" svg:viewBox="0 0 2374 324">
          <text:p/>
        </draw:connector>
        <draw:connector draw:style-name="gr28" draw:text-style-name="P3" draw:layer="layout" draw:type="line" svg:x1="3.46cm" svg:y1="9.56cm" svg:x2="4.831cm" svg:y2="8.037cm" draw:start-shape="id104" draw:start-glue-point="11" draw:end-shape="id102" draw:end-glue-point="7" svg:d="M3460 9560l1371-1523" svg:viewBox="0 0 1372 1524">
          <text:p/>
        </draw:connector>
        <draw:custom-shape draw:style-name="gr32" draw:text-style-name="P11" xml:id="id105" draw:id="id105" draw:layer="layout" svg:width="2.3cm" svg:height="1.1cm" svg:x="1.495cm" svg:y="18.998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06" draw:id="id106" draw:layer="layout" svg:width="2.3cm" svg:height="1.1cm" svg:x="4.996cm" svg:y="17.699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9" draw:id="id109" draw:layer="layout" svg:width="2.3cm" svg:height="1.1cm" svg:x="8.897cm" svg:y="17.7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8" draw:id="id108" draw:layer="layout" svg:width="2.3cm" svg:height="1.1cm" svg:x="1.496cm" svg:y="21.899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13" draw:id="id113" draw:layer="layout" svg:width="2.3cm" svg:height="1.1cm" svg:x="4.496cm" svg:y="23.399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15" draw:id="id115" draw:layer="layout" svg:width="2.3cm" svg:height="1.1cm" svg:x="1.497cm" svg:y="25.7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14" draw:id="id114" draw:layer="layout" svg:width="2.3cm" svg:height="1.1cm" svg:x="5.498cm" svg:y="26.801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10" draw:id="id110" draw:layer="layout" svg:width="2.3cm" svg:height="1.1cm" svg:x="7.399cm" svg:y="24.402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12" draw:id="id112" draw:layer="layout" svg:width="2.3cm" svg:height="1.1cm" svg:x="9cm" svg:y="26.503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11" draw:id="id111" draw:layer="layout" svg:width="2.3cm" svg:height="1.1cm" svg:x="10.901cm" svg:y="23.504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7" draw:id="id107" draw:layer="layout" svg:width="2.3cm" svg:height="1.1cm" svg:x="8.002cm" svg:y="21.005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59cm" svg:y1="19.159cm" svg:x2="4.996cm" svg:y2="18.249cm" draw:start-shape="id105" draw:start-glue-point="11" draw:end-shape="id106" draw:end-glue-point="6" svg:d="M3459 19159l1537-910" svg:viewBox="0 0 1538 911">
          <text:p/>
        </draw:connector>
        <draw:connector draw:style-name="gr7" draw:text-style-name="P3" draw:layer="layout" draw:type="line" svg:x1="6.96cm" svg:y1="18.638cm" svg:x2="8.338cm" svg:y2="21.166cm" draw:start-shape="id106" draw:start-glue-point="9" draw:end-shape="id107" draw:end-glue-point="5" svg:d="M6960 18638l1378 2528" svg:viewBox="0 0 1379 2529">
          <text:p/>
        </draw:connector>
        <draw:connector draw:style-name="gr7" draw:text-style-name="P3" draw:layer="layout" draw:type="line" svg:x1="3.796cm" svg:y1="22.449cm" svg:x2="9.233cm" svg:y2="18.639cm" draw:start-shape="id108" draw:start-glue-point="10" draw:end-shape="id109" draw:end-glue-point="7" svg:d="M3796 22449l5437-3810" svg:viewBox="0 0 5438 3811">
          <text:p/>
        </draw:connector>
        <draw:connector draw:style-name="gr28" draw:text-style-name="P3" draw:layer="layout" draw:type="line" svg:x1="6.146cm" svg:y1="18.799cm" svg:x2="7.735cm" svg:y2="24.563cm" draw:start-shape="id106" draw:start-glue-point="8" draw:end-shape="id110" draw:end-glue-point="5" svg:d="M6146 18799l1589 5764" svg:viewBox="0 0 1590 5765">
          <text:p/>
        </draw:connector>
        <draw:connector draw:style-name="gr7" draw:text-style-name="P3" draw:layer="layout" draw:type="line" svg:x1="9.966cm" svg:y1="21.944cm" svg:x2="11.237cm" svg:y2="23.665cm" draw:start-shape="id107" draw:start-glue-point="9" draw:end-shape="id111" draw:end-glue-point="5" svg:d="M9966 21944l1271 1721" svg:viewBox="0 0 1272 1722">
          <text:p/>
        </draw:connector>
        <draw:connector draw:style-name="gr7" draw:text-style-name="P3" draw:layer="layout" draw:type="line" svg:x1="9.152cm" svg:y1="22.105cm" svg:x2="10.964cm" svg:y2="26.664cm" draw:start-shape="id107" draw:start-glue-point="8" draw:end-shape="id112" draw:end-glue-point="11" svg:d="M9152 22105l1812 4559" svg:viewBox="0 0 1813 4560">
          <text:p/>
        </draw:connector>
        <draw:connector draw:style-name="gr7" draw:text-style-name="P3" draw:layer="layout" draw:type="line" svg:x1="10.964cm" svg:y1="26.664cm" svg:x2="12.051cm" svg:y2="24.604cm" draw:start-shape="id112" draw:start-glue-point="11" draw:end-shape="id111" draw:end-glue-point="8" svg:d="M10964 26664l1087-2060" svg:viewBox="0 0 1088 2061">
          <text:p/>
        </draw:connector>
        <draw:connector draw:style-name="gr7" draw:text-style-name="P3" draw:layer="layout" draw:type="line" svg:x1="10.901cm" svg:y1="24.054cm" svg:x2="9.699cm" svg:y2="24.952cm" draw:start-shape="id111" draw:start-glue-point="6" draw:end-shape="id110" svg:d="M10901 24054l-1202 898" svg:viewBox="0 0 1203 899">
          <text:p/>
        </draw:connector>
        <draw:connector draw:style-name="gr7" draw:text-style-name="P3" draw:layer="layout" draw:type="line" svg:x1="9.363cm" svg:y1="25.341cm" svg:x2="9.336cm" svg:y2="26.664cm" draw:start-shape="id110" draw:start-glue-point="9" draw:end-shape="id112" draw:end-glue-point="5" svg:d="M9363 25341l-27 1323" svg:viewBox="0 0 28 1324">
          <text:p/>
        </draw:connector>
        <draw:connector draw:style-name="gr7" draw:text-style-name="P3" draw:layer="layout" draw:type="line" svg:x1="5.646cm" svg:y1="23.399cm" svg:x2="3.459cm" svg:y2="19.937cm" draw:start-shape="id113" draw:start-glue-point="4" draw:end-shape="id105" draw:end-glue-point="9" svg:d="M5646 23399l-2187-3462" svg:viewBox="0 0 2188 3463">
          <text:p/>
        </draw:connector>
        <draw:connector draw:style-name="gr7" draw:text-style-name="P3" draw:layer="layout" draw:type="line" svg:x1="7.735cm" svg:y1="25.341cm" svg:x2="7.462cm" svg:y2="26.962cm" draw:start-shape="id110" draw:start-glue-point="7" draw:end-shape="id114" draw:end-glue-point="11" svg:d="M7735 25341l-273 1621" svg:viewBox="0 0 274 1622">
          <text:p/>
        </draw:connector>
        <draw:connector draw:style-name="gr7" draw:text-style-name="P3" draw:layer="layout" draw:type="line" svg:x1="5.834cm" svg:y1="26.962cm" svg:x2="3.461cm" svg:y2="26.639cm" draw:start-shape="id114" draw:start-glue-point="5" draw:end-shape="id115" draw:end-glue-point="9" svg:d="M5834 26962l-2373-323" svg:viewBox="0 0 2374 324">
          <text:p/>
        </draw:connector>
        <draw:connector draw:style-name="gr28" draw:text-style-name="P3" draw:layer="layout" draw:type="line" svg:x1="3.461cm" svg:y1="25.861cm" svg:x2="4.832cm" svg:y2="24.338cm" draw:start-shape="id115" draw:start-glue-point="11" draw:end-shape="id113" draw:end-glue-point="7" svg:d="M3461 25861l1371-1523" svg:viewBox="0 0 1372 1524">
          <text:p/>
        </draw:connector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4cm" svg:y="1.3cm">
          <draw:text-box>
            <text:p text:style-name="P12"><text:span text:style-name="T1">5</text:span></text:p>
          </draw:text-box>
        </draw:frame>
        <draw:frame draw:style-name="gr33" draw:text-style-name="P14" draw:layer="layout" svg:width="3.986cm" svg:height="0.624cm" svg:x="3.1cm" svg:y="11.8cm">
          <draw:text-box>
            <text:p>Fila: | Elaine Jaqueline</text:p>
          </draw:text-box>
        </draw:frame>
        <draw:custom-shape draw:style-name="gr34" draw:text-style-name="P4" draw:layer="layout" svg:width="12.7cm" svg:height="11.8cm" svg:x="1cm" svg:y="17.2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3cm" svg:y="17.6cm">
          <draw:text-box>
            <text:p text:style-name="P12"><text:span text:style-name="T1">6</text:span></text:p>
          </draw:text-box>
        </draw:frame>
        <draw:frame draw:style-name="gr33" draw:text-style-name="P14" draw:layer="layout" svg:width="5.324cm" svg:height="0.624cm" svg:x="3.1cm" svg:y="28.1cm">
          <draw:text-box>
            <text:p>Fila: | Jaqueline Quinho Fátima</text:p>
          </draw:text-box>
        </draw:frame>
      </draw:page>
      <draw:page draw:name="page7" draw:style-name="dp1" draw:master-page-name="Padrão">
        <draw:custom-shape draw:style-name="gr32" draw:text-style-name="P11" xml:id="id116" draw:id="id116" draw:layer="layout" svg:width="2.3cm" svg:height="1.1cm" svg:x="1.5cm" svg:y="2.799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17" draw:id="id117" draw:layer="layout" svg:width="2.3cm" svg:height="1.1cm" svg:x="5.001cm" svg:y="1.5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20" draw:id="id120" draw:layer="layout" svg:width="2.3cm" svg:height="1.1cm" svg:x="8.902cm" svg:y="1.501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19" draw:id="id119" draw:layer="layout" svg:width="2.3cm" svg:height="1.1cm" svg:x="1.501cm" svg:y="5.7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24" draw:id="id124" draw:layer="layout" svg:width="2.3cm" svg:height="1.1cm" svg:x="4.501cm" svg:y="7.2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26" draw:id="id126" draw:layer="layout" svg:width="2.3cm" svg:height="1.1cm" svg:x="1.502cm" svg:y="9.501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25" draw:id="id125" draw:layer="layout" svg:width="2.3cm" svg:height="1.1cm" svg:x="5.503cm" svg:y="10.602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21" draw:id="id121" draw:layer="layout" svg:width="2.3cm" svg:height="1.1cm" svg:x="7.404cm" svg:y="8.203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22" draw:id="id122" draw:layer="layout" svg:width="2.3cm" svg:height="1.1cm" svg:x="9.005cm" svg:y="10.304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23" draw:id="id123" draw:layer="layout" svg:width="2.3cm" svg:height="1.1cm" svg:x="10.906cm" svg:y="7.305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18" draw:id="id118" draw:layer="layout" svg:width="2.3cm" svg:height="1.1cm" svg:x="8.007cm" svg:y="4.806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2.96cm" svg:x2="5.001cm" svg:y2="2.05cm" draw:start-shape="id116" draw:start-glue-point="11" draw:end-shape="id117" draw:end-glue-point="6" svg:d="M3464 2960l1537-910" svg:viewBox="0 0 1538 911">
          <text:p/>
        </draw:connector>
        <draw:connector draw:style-name="gr7" draw:text-style-name="P3" draw:layer="layout" draw:type="line" svg:x1="6.965cm" svg:y1="2.439cm" svg:x2="8.343cm" svg:y2="4.967cm" draw:start-shape="id117" draw:start-glue-point="9" draw:end-shape="id118" draw:end-glue-point="5" svg:d="M6965 2439l1378 2528" svg:viewBox="0 0 1379 2529">
          <text:p/>
        </draw:connector>
        <draw:connector draw:style-name="gr7" draw:text-style-name="P3" draw:layer="layout" draw:type="line" svg:x1="3.801cm" svg:y1="6.25cm" svg:x2="9.238cm" svg:y2="2.44cm" draw:start-shape="id119" draw:start-glue-point="10" draw:end-shape="id120" draw:end-glue-point="7" svg:d="M3801 6250l5437-3810" svg:viewBox="0 0 5438 3811">
          <text:p/>
        </draw:connector>
        <draw:connector draw:style-name="gr28" draw:text-style-name="P3" draw:layer="layout" draw:type="line" svg:x1="6.151cm" svg:y1="2.6cm" svg:x2="7.74cm" svg:y2="8.364cm" draw:start-shape="id117" draw:start-glue-point="8" draw:end-shape="id121" draw:end-glue-point="5" svg:d="M6151 2600l1589 5764" svg:viewBox="0 0 1590 5765">
          <text:p/>
        </draw:connector>
        <draw:connector draw:style-name="gr7" draw:text-style-name="P3" draw:layer="layout" draw:type="line" svg:x1="9.971cm" svg:y1="5.745cm" svg:x2="11.342cm" svg:y2="7.466cm" draw:start-shape="id118" draw:start-glue-point="9" svg:d="M9971 5745l1371 1721" svg:viewBox="0 0 1372 1722">
          <text:p/>
        </draw:connector>
        <draw:connector draw:style-name="gr7" draw:text-style-name="P3" draw:layer="layout" draw:type="line" svg:x1="9.157cm" svg:y1="5.906cm" svg:x2="10.969cm" svg:y2="10.465cm" draw:start-shape="id118" draw:start-glue-point="8" draw:end-shape="id122" draw:end-glue-point="11" svg:d="M9157 5906l1812 4559" svg:viewBox="0 0 1813 4560">
          <text:p/>
        </draw:connector>
        <draw:connector draw:style-name="gr7" draw:text-style-name="P3" draw:layer="layout" draw:type="line" svg:x1="10.969cm" svg:y1="10.465cm" svg:x2="12.156cm" svg:y2="8.405cm" draw:start-shape="id122" draw:start-glue-point="11" svg:d="M10969 10465l1187-2060" svg:viewBox="0 0 1188 2061">
          <text:p/>
        </draw:connector>
        <draw:connector draw:style-name="gr7" draw:text-style-name="P3" draw:layer="layout" draw:type="line" svg:x1="10.906cm" svg:y1="7.855cm" svg:x2="9.704cm" svg:y2="8.753cm" draw:start-shape="id123" draw:start-glue-point="6" draw:end-shape="id121" svg:d="M10906 7855l-1202 898" svg:viewBox="0 0 1203 899">
          <text:p/>
        </draw:connector>
        <draw:connector draw:style-name="gr7" draw:text-style-name="P3" draw:layer="layout" draw:type="line" svg:x1="9.368cm" svg:y1="9.142cm" svg:x2="9.341cm" svg:y2="10.465cm" draw:start-shape="id121" draw:start-glue-point="9" draw:end-shape="id122" draw:end-glue-point="5" svg:d="M9368 9142l-27 1323" svg:viewBox="0 0 28 1324">
          <text:p/>
        </draw:connector>
        <draw:connector draw:style-name="gr7" draw:text-style-name="P3" draw:layer="layout" draw:type="line" svg:x1="5.651cm" svg:y1="7.2cm" svg:x2="3.464cm" svg:y2="3.738cm" draw:start-shape="id124" draw:start-glue-point="4" draw:end-shape="id116" draw:end-glue-point="9" svg:d="M5651 7200l-2187-3462" svg:viewBox="0 0 2188 3463">
          <text:p/>
        </draw:connector>
        <draw:connector draw:style-name="gr7" draw:text-style-name="P3" draw:layer="layout" draw:type="line" svg:x1="7.74cm" svg:y1="9.142cm" svg:x2="7.467cm" svg:y2="10.763cm" draw:start-shape="id121" draw:start-glue-point="7" draw:end-shape="id125" draw:end-glue-point="11" svg:d="M7740 9142l-273 1621" svg:viewBox="0 0 274 1622">
          <text:p/>
        </draw:connector>
        <draw:connector draw:style-name="gr7" draw:text-style-name="P3" draw:layer="layout" draw:type="line" svg:x1="5.839cm" svg:y1="10.763cm" svg:x2="3.466cm" svg:y2="10.44cm" draw:start-shape="id125" draw:start-glue-point="5" draw:end-shape="id126" draw:end-glue-point="9" svg:d="M5839 10763l-2373-323" svg:viewBox="0 0 2374 324">
          <text:p/>
        </draw:connector>
        <draw:connector draw:style-name="gr28" draw:text-style-name="P3" draw:layer="layout" draw:type="line" svg:x1="3.466cm" svg:y1="9.662cm" svg:x2="4.837cm" svg:y2="8.139cm" draw:start-shape="id126" draw:start-glue-point="11" draw:end-shape="id124" draw:end-glue-point="7" svg:d="M3466 9662l1371-1523" svg:viewBox="0 0 1372 1524">
          <text:p/>
        </draw:connector>
        <draw:custom-shape draw:style-name="gr32" draw:text-style-name="P11" xml:id="id127" draw:id="id127" draw:layer="layout" svg:width="2.3cm" svg:height="1.1cm" svg:x="1.501cm" svg:y="18.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28" draw:id="id128" draw:layer="layout" svg:width="2.3cm" svg:height="1.1cm" svg:x="5.002cm" svg:y="17.4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31" draw:id="id131" draw:layer="layout" svg:width="2.3cm" svg:height="1.1cm" svg:x="8.903cm" svg:y="17.4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30" draw:id="id130" draw:layer="layout" svg:width="2.3cm" svg:height="1.1cm" svg:x="1.502cm" svg:y="21.6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35" draw:id="id135" draw:layer="layout" svg:width="2.3cm" svg:height="1.1cm" svg:x="4.502cm" svg:y="23.1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37" draw:id="id137" draw:layer="layout" svg:width="2.3cm" svg:height="1.1cm" svg:x="1.503cm" svg:y="25.4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36" draw:id="id136" draw:layer="layout" svg:width="2.3cm" svg:height="1.1cm" svg:x="5.504cm" svg:y="26.5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32" draw:id="id132" draw:layer="layout" svg:width="2.3cm" svg:height="1.1cm" svg:x="7.405cm" svg:y="24.1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34" draw:id="id134" draw:layer="layout" svg:width="2.3cm" svg:height="1.1cm" svg:x="9.006cm" svg:y="26.2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33" draw:id="id133" draw:layer="layout" svg:width="2.3cm" svg:height="1.1cm" svg:x="10.907cm" svg:y="23.2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29" draw:id="id129" draw:layer="layout" svg:width="2.3cm" svg:height="1.1cm" svg:x="8.008cm" svg:y="20.7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5cm" svg:y1="18.861cm" svg:x2="5.002cm" svg:y2="17.951cm" draw:start-shape="id127" draw:start-glue-point="11" draw:end-shape="id128" draw:end-glue-point="6" svg:d="M3465 18861l1537-910" svg:viewBox="0 0 1538 911">
          <text:p/>
        </draw:connector>
        <draw:connector draw:style-name="gr7" draw:text-style-name="P3" draw:layer="layout" draw:type="line" svg:x1="6.966cm" svg:y1="18.34cm" svg:x2="8.344cm" svg:y2="20.868cm" draw:start-shape="id128" draw:start-glue-point="9" draw:end-shape="id129" draw:end-glue-point="5" svg:d="M6966 18340l1378 2528" svg:viewBox="0 0 1379 2529">
          <text:p/>
        </draw:connector>
        <draw:connector draw:style-name="gr7" draw:text-style-name="P3" draw:layer="layout" draw:type="line" svg:x1="3.802cm" svg:y1="22.151cm" svg:x2="9.239cm" svg:y2="18.341cm" draw:start-shape="id130" draw:start-glue-point="10" draw:end-shape="id131" draw:end-glue-point="7" svg:d="M3802 22151l5437-3810" svg:viewBox="0 0 5438 3811">
          <text:p/>
        </draw:connector>
        <draw:connector draw:style-name="gr28" draw:text-style-name="P3" draw:layer="layout" draw:type="line" svg:x1="6.152cm" svg:y1="18.501cm" svg:x2="7.741cm" svg:y2="24.265cm" draw:start-shape="id128" draw:start-glue-point="8" draw:end-shape="id132" draw:end-glue-point="5" svg:d="M6152 18501l1589 5764" svg:viewBox="0 0 1590 5765">
          <text:p/>
        </draw:connector>
        <draw:connector draw:style-name="gr7" draw:text-style-name="P3" draw:layer="layout" draw:type="line" svg:x1="9.972cm" svg:y1="21.646cm" svg:x2="11.243cm" svg:y2="23.367cm" draw:start-shape="id129" draw:start-glue-point="9" draw:end-shape="id133" draw:end-glue-point="5" svg:d="M9972 21646l1271 1721" svg:viewBox="0 0 1272 1722">
          <text:p/>
        </draw:connector>
        <draw:connector draw:style-name="gr7" draw:text-style-name="P3" draw:layer="layout" draw:type="line" svg:x1="9.158cm" svg:y1="21.807cm" svg:x2="10.97cm" svg:y2="26.366cm" draw:start-shape="id129" draw:start-glue-point="8" draw:end-shape="id134" draw:end-glue-point="11" svg:d="M9158 21807l1812 4559" svg:viewBox="0 0 1813 4560">
          <text:p/>
        </draw:connector>
        <draw:connector draw:style-name="gr7" draw:text-style-name="P3" draw:layer="layout" draw:type="line" svg:x1="10.97cm" svg:y1="26.366cm" svg:x2="12.057cm" svg:y2="24.306cm" draw:start-shape="id134" draw:start-glue-point="11" draw:end-shape="id133" draw:end-glue-point="8" svg:d="M10970 26366l1087-2060" svg:viewBox="0 0 1088 2061">
          <text:p/>
        </draw:connector>
        <draw:connector draw:style-name="gr7" draw:text-style-name="P3" draw:layer="layout" draw:type="line" svg:x1="10.907cm" svg:y1="23.756cm" svg:x2="9.705cm" svg:y2="24.654cm" draw:start-shape="id133" draw:start-glue-point="6" draw:end-shape="id132" svg:d="M10907 23756l-1202 898" svg:viewBox="0 0 1203 899">
          <text:p/>
        </draw:connector>
        <draw:connector draw:style-name="gr7" draw:text-style-name="P3" draw:layer="layout" draw:type="line" svg:x1="9.369cm" svg:y1="25.043cm" svg:x2="9.342cm" svg:y2="26.366cm" draw:start-shape="id132" draw:start-glue-point="9" draw:end-shape="id134" draw:end-glue-point="5" svg:d="M9369 25043l-27 1323" svg:viewBox="0 0 28 1324">
          <text:p/>
        </draw:connector>
        <draw:connector draw:style-name="gr7" draw:text-style-name="P3" draw:layer="layout" draw:type="line" svg:x1="5.652cm" svg:y1="23.101cm" svg:x2="3.465cm" svg:y2="19.639cm" draw:start-shape="id135" draw:start-glue-point="4" draw:end-shape="id127" draw:end-glue-point="9" svg:d="M5652 23101l-2187-3462" svg:viewBox="0 0 2188 3463">
          <text:p/>
        </draw:connector>
        <draw:connector draw:style-name="gr7" draw:text-style-name="P3" draw:layer="layout" draw:type="line" svg:x1="7.741cm" svg:y1="25.043cm" svg:x2="7.468cm" svg:y2="26.664cm" draw:start-shape="id132" draw:start-glue-point="7" draw:end-shape="id136" draw:end-glue-point="11" svg:d="M7741 25043l-273 1621" svg:viewBox="0 0 274 1622">
          <text:p/>
        </draw:connector>
        <draw:connector draw:style-name="gr7" draw:text-style-name="P3" draw:layer="layout" draw:type="line" svg:x1="5.84cm" svg:y1="26.664cm" svg:x2="3.467cm" svg:y2="26.341cm" draw:start-shape="id136" draw:start-glue-point="5" draw:end-shape="id137" draw:end-glue-point="9" svg:d="M5840 26664l-2373-323" svg:viewBox="0 0 2374 324">
          <text:p/>
        </draw:connector>
        <draw:connector draw:style-name="gr28" draw:text-style-name="P3" draw:layer="layout" draw:type="line" svg:x1="3.467cm" svg:y1="25.563cm" svg:x2="4.838cm" svg:y2="24.04cm" draw:start-shape="id137" draw:start-glue-point="11" draw:end-shape="id135" draw:end-glue-point="7" svg:d="M3467 25563l1371-1523" svg:viewBox="0 0 1372 1524">
          <text:p/>
        </draw:connector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4cm" svg:y="1.4cm">
          <draw:text-box>
            <text:p text:style-name="P12"><text:span text:style-name="T1">7</text:span></text:p>
          </draw:text-box>
        </draw:frame>
        <draw:frame draw:style-name="gr33" draw:text-style-name="P14" draw:layer="layout" svg:width="4.807cm" svg:height="0.624cm" svg:x="3.1cm" svg:y="11.9cm">
          <draw:text-box>
            <text:p>Fila: | Quinho Fátima Bruna</text:p>
          </draw:text-box>
        </draw:frame>
        <draw:custom-shape draw:style-name="gr34" draw:text-style-name="P4" draw:layer="layout" svg:width="12.7cm" svg:height="11.8cm" svg:x="1cm" svg:y="16.9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4cm" svg:y="17.3cm">
          <draw:text-box>
            <text:p text:style-name="P12"><text:span text:style-name="T1">8</text:span></text:p>
          </draw:text-box>
        </draw:frame>
        <draw:frame draw:style-name="gr33" draw:text-style-name="P14" draw:layer="layout" svg:width="3.563cm" svg:height="0.624cm" svg:x="3.1cm" svg:y="27.8cm">
          <draw:text-box>
            <text:p>Fila: | Fátima Bruna</text:p>
          </draw:text-box>
        </draw:frame>
      </draw:page>
      <draw:page draw:name="page8" draw:style-name="dp1" draw:master-page-name="Padrão">
        <draw:custom-shape draw:style-name="gr32" draw:text-style-name="P11" xml:id="id138" draw:id="id138" draw:layer="layout" svg:width="2.3cm" svg:height="1.1cm" svg:x="1.4cm" svg:y="2.79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39" draw:id="id139" draw:layer="layout" svg:width="2.3cm" svg:height="1.1cm" svg:x="4.901cm" svg:y="1.498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42" draw:id="id142" draw:layer="layout" svg:width="2.3cm" svg:height="1.1cm" svg:x="8.802cm" svg:y="1.499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41" draw:id="id141" draw:layer="layout" svg:width="2.3cm" svg:height="1.1cm" svg:x="1.401cm" svg:y="5.698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46" draw:id="id146" draw:layer="layout" svg:width="2.3cm" svg:height="1.1cm" svg:x="4.401cm" svg:y="7.198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48" draw:id="id148" draw:layer="layout" svg:width="2.3cm" svg:height="1.1cm" svg:x="1.402cm" svg:y="9.499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47" draw:id="id147" draw:layer="layout" svg:width="2.3cm" svg:height="1.1cm" svg:x="5.403cm" svg:y="10.6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43" draw:id="id143" draw:layer="layout" svg:width="2.3cm" svg:height="1.1cm" svg:x="7.304cm" svg:y="8.201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45" draw:id="id145" draw:layer="layout" svg:width="2.3cm" svg:height="1.1cm" svg:x="8.905cm" svg:y="10.302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44" draw:id="id144" draw:layer="layout" svg:width="2.3cm" svg:height="1.1cm" svg:x="10.806cm" svg:y="7.303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40" draw:id="id140" draw:layer="layout" svg:width="2.3cm" svg:height="1.1cm" svg:x="7.907cm" svg:y="4.804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364cm" svg:y1="2.958cm" svg:x2="4.901cm" svg:y2="2.048cm" draw:start-shape="id138" draw:start-glue-point="11" draw:end-shape="id139" draw:end-glue-point="6" svg:d="M3364 2958l1537-910" svg:viewBox="0 0 1538 911">
          <text:p/>
        </draw:connector>
        <draw:connector draw:style-name="gr7" draw:text-style-name="P3" draw:layer="layout" draw:type="line" svg:x1="6.865cm" svg:y1="2.437cm" svg:x2="8.243cm" svg:y2="4.965cm" draw:start-shape="id139" draw:start-glue-point="9" draw:end-shape="id140" draw:end-glue-point="5" svg:d="M6865 2437l1378 2528" svg:viewBox="0 0 1379 2529">
          <text:p/>
        </draw:connector>
        <draw:connector draw:style-name="gr7" draw:text-style-name="P3" draw:layer="layout" draw:type="line" svg:x1="3.701cm" svg:y1="6.248cm" svg:x2="9.138cm" svg:y2="2.438cm" draw:start-shape="id141" draw:start-glue-point="10" draw:end-shape="id142" draw:end-glue-point="7" svg:d="M3701 6248l5437-3810" svg:viewBox="0 0 5438 3811">
          <text:p/>
        </draw:connector>
        <draw:connector draw:style-name="gr28" draw:text-style-name="P3" draw:layer="layout" draw:type="line" svg:x1="6.051cm" svg:y1="2.598cm" svg:x2="7.64cm" svg:y2="8.362cm" draw:start-shape="id139" draw:start-glue-point="8" draw:end-shape="id143" draw:end-glue-point="5" svg:d="M6051 2598l1589 5764" svg:viewBox="0 0 1590 5765">
          <text:p/>
        </draw:connector>
        <draw:connector draw:style-name="gr7" draw:text-style-name="P3" draw:layer="layout" draw:type="line" svg:x1="9.871cm" svg:y1="5.743cm" svg:x2="11.142cm" svg:y2="7.464cm" draw:start-shape="id140" draw:start-glue-point="9" draw:end-shape="id144" draw:end-glue-point="5" svg:d="M9871 5743l1271 1721" svg:viewBox="0 0 1272 1722">
          <text:p/>
        </draw:connector>
        <draw:connector draw:style-name="gr7" draw:text-style-name="P3" draw:layer="layout" draw:type="line" svg:x1="9.057cm" svg:y1="5.904cm" svg:x2="10.869cm" svg:y2="10.463cm" draw:start-shape="id140" draw:start-glue-point="8" draw:end-shape="id145" draw:end-glue-point="11" svg:d="M9057 5904l1812 4559" svg:viewBox="0 0 1813 4560">
          <text:p/>
        </draw:connector>
        <draw:connector draw:style-name="gr7" draw:text-style-name="P3" draw:layer="layout" draw:type="line" svg:x1="10.869cm" svg:y1="10.463cm" svg:x2="11.956cm" svg:y2="8.403cm" draw:start-shape="id145" draw:start-glue-point="11" draw:end-shape="id144" draw:end-glue-point="8" svg:d="M10869 10463l1087-2060" svg:viewBox="0 0 1088 2061">
          <text:p/>
        </draw:connector>
        <draw:connector draw:style-name="gr7" draw:text-style-name="P3" draw:layer="layout" draw:type="line" svg:x1="10.806cm" svg:y1="7.853cm" svg:x2="9.604cm" svg:y2="8.751cm" draw:start-shape="id144" draw:start-glue-point="6" draw:end-shape="id143" svg:d="M10806 7853l-1202 898" svg:viewBox="0 0 1203 899">
          <text:p/>
        </draw:connector>
        <draw:connector draw:style-name="gr7" draw:text-style-name="P3" draw:layer="layout" draw:type="line" svg:x1="9.268cm" svg:y1="9.14cm" svg:x2="9.241cm" svg:y2="10.463cm" draw:start-shape="id143" draw:start-glue-point="9" draw:end-shape="id145" draw:end-glue-point="5" svg:d="M9268 9140l-27 1323" svg:viewBox="0 0 28 1324">
          <text:p/>
        </draw:connector>
        <draw:connector draw:style-name="gr7" draw:text-style-name="P3" draw:layer="layout" draw:type="line" svg:x1="5.551cm" svg:y1="7.198cm" svg:x2="3.364cm" svg:y2="3.736cm" draw:start-shape="id146" draw:start-glue-point="4" draw:end-shape="id138" draw:end-glue-point="9" svg:d="M5551 7198l-2187-3462" svg:viewBox="0 0 2188 3463">
          <text:p/>
        </draw:connector>
        <draw:connector draw:style-name="gr7" draw:text-style-name="P3" draw:layer="layout" draw:type="line" svg:x1="7.64cm" svg:y1="9.14cm" svg:x2="7.367cm" svg:y2="10.761cm" draw:start-shape="id143" draw:start-glue-point="7" draw:end-shape="id147" draw:end-glue-point="11" svg:d="M7640 9140l-273 1621" svg:viewBox="0 0 274 1622">
          <text:p/>
        </draw:connector>
        <draw:connector draw:style-name="gr7" draw:text-style-name="P3" draw:layer="layout" draw:type="line" svg:x1="5.739cm" svg:y1="10.761cm" svg:x2="3.366cm" svg:y2="10.438cm" draw:start-shape="id147" draw:start-glue-point="5" draw:end-shape="id148" draw:end-glue-point="9" svg:d="M5739 10761l-2373-323" svg:viewBox="0 0 2374 324">
          <text:p/>
        </draw:connector>
        <draw:connector draw:style-name="gr28" draw:text-style-name="P3" draw:layer="layout" draw:type="line" svg:x1="3.366cm" svg:y1="9.66cm" svg:x2="4.737cm" svg:y2="8.137cm" draw:start-shape="id148" draw:start-glue-point="11" draw:end-shape="id146" draw:end-glue-point="7" svg:d="M3366 9660l1371-1523" svg:viewBox="0 0 1372 1524">
          <text:p/>
        </draw:connector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0.904cm" svg:height="0.988cm" svg:x="1.4cm" svg:y="1.4cm">
          <draw:text-box>
            <text:p text:style-name="P12"><text:span text:style-name="T1">9</text:span></text:p>
          </draw:text-box>
        </draw:frame>
        <draw:frame draw:style-name="gr33" draw:text-style-name="P14" draw:layer="layout" svg:width="2.399cm" svg:height="0.624cm" svg:x="3.1cm" svg:y="11.9cm">
          <draw:text-box>
            <text:p>Fila: | Bruna</text:p>
          </draw:text-box>
        </draw:frame>
        <draw:custom-shape draw:style-name="gr32" draw:text-style-name="P11" xml:id="id149" draw:id="id149" draw:layer="layout" svg:width="2.3cm" svg:height="1.1cm" svg:x="1.4cm" svg:y="16.79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0" draw:id="id150" draw:layer="layout" svg:width="2.3cm" svg:height="1.1cm" svg:x="4.901cm" svg:y="15.498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53" draw:id="id153" draw:layer="layout" svg:width="2.3cm" svg:height="1.1cm" svg:x="8.802cm" svg:y="15.499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52" draw:id="id152" draw:layer="layout" svg:width="2.3cm" svg:height="1.1cm" svg:x="1.401cm" svg:y="19.698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7" draw:id="id157" draw:layer="layout" svg:width="2.3cm" svg:height="1.1cm" svg:x="4.401cm" svg:y="21.198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9" draw:id="id159" draw:layer="layout" svg:width="2.3cm" svg:height="1.1cm" svg:x="1.402cm" svg:y="23.499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8" draw:id="id158" draw:layer="layout" svg:width="2.3cm" svg:height="1.1cm" svg:x="5.403cm" svg:y="24.6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4" draw:id="id154" draw:layer="layout" svg:width="2.3cm" svg:height="1.1cm" svg:x="7.304cm" svg:y="22.201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6" draw:id="id156" draw:layer="layout" svg:width="2.3cm" svg:height="1.1cm" svg:x="8.905cm" svg:y="24.302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5" draw:id="id155" draw:layer="layout" svg:width="2.3cm" svg:height="1.1cm" svg:x="10.806cm" svg:y="21.303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51" draw:id="id151" draw:layer="layout" svg:width="2.3cm" svg:height="1.1cm" svg:x="7.907cm" svg:y="18.804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364cm" svg:y1="16.958cm" svg:x2="4.901cm" svg:y2="16.048cm" draw:start-shape="id149" draw:start-glue-point="11" draw:end-shape="id150" draw:end-glue-point="6" svg:d="M3364 16958l1537-910" svg:viewBox="0 0 1538 911">
          <text:p/>
        </draw:connector>
        <draw:connector draw:style-name="gr7" draw:text-style-name="P3" draw:layer="layout" draw:type="line" svg:x1="6.865cm" svg:y1="16.437cm" svg:x2="8.243cm" svg:y2="18.965cm" draw:start-shape="id150" draw:start-glue-point="9" draw:end-shape="id151" draw:end-glue-point="5" svg:d="M6865 16437l1378 2528" svg:viewBox="0 0 1379 2529">
          <text:p/>
        </draw:connector>
        <draw:connector draw:style-name="gr7" draw:text-style-name="P3" draw:layer="layout" draw:type="line" svg:x1="3.701cm" svg:y1="20.248cm" svg:x2="9.138cm" svg:y2="16.438cm" draw:start-shape="id152" draw:start-glue-point="10" draw:end-shape="id153" draw:end-glue-point="7" svg:d="M3701 20248l5437-3810" svg:viewBox="0 0 5438 3811">
          <text:p/>
        </draw:connector>
        <draw:connector draw:style-name="gr28" draw:text-style-name="P3" draw:layer="layout" draw:type="line" svg:x1="6.051cm" svg:y1="16.598cm" svg:x2="7.64cm" svg:y2="22.362cm" draw:start-shape="id150" draw:start-glue-point="8" draw:end-shape="id154" draw:end-glue-point="5" svg:d="M6051 16598l1589 5764" svg:viewBox="0 0 1590 5765">
          <text:p/>
        </draw:connector>
        <draw:connector draw:style-name="gr7" draw:text-style-name="P3" draw:layer="layout" draw:type="line" svg:x1="9.871cm" svg:y1="19.743cm" svg:x2="11.142cm" svg:y2="21.464cm" draw:start-shape="id151" draw:start-glue-point="9" draw:end-shape="id155" draw:end-glue-point="5" svg:d="M9871 19743l1271 1721" svg:viewBox="0 0 1272 1722">
          <text:p/>
        </draw:connector>
        <draw:connector draw:style-name="gr7" draw:text-style-name="P3" draw:layer="layout" draw:type="line" svg:x1="9.057cm" svg:y1="19.904cm" svg:x2="10.869cm" svg:y2="24.463cm" draw:start-shape="id151" draw:start-glue-point="8" draw:end-shape="id156" draw:end-glue-point="11" svg:d="M9057 19904l1812 4559" svg:viewBox="0 0 1813 4560">
          <text:p/>
        </draw:connector>
        <draw:connector draw:style-name="gr7" draw:text-style-name="P3" draw:layer="layout" draw:type="line" svg:x1="10.869cm" svg:y1="24.463cm" svg:x2="11.956cm" svg:y2="22.403cm" draw:start-shape="id156" draw:start-glue-point="11" draw:end-shape="id155" draw:end-glue-point="8" svg:d="M10869 24463l1087-2060" svg:viewBox="0 0 1088 2061">
          <text:p/>
        </draw:connector>
        <draw:connector draw:style-name="gr7" draw:text-style-name="P3" draw:layer="layout" draw:type="line" svg:x1="10.806cm" svg:y1="21.853cm" svg:x2="9.604cm" svg:y2="22.751cm" draw:start-shape="id155" draw:start-glue-point="6" draw:end-shape="id154" svg:d="M10806 21853l-1202 898" svg:viewBox="0 0 1203 899">
          <text:p/>
        </draw:connector>
        <draw:connector draw:style-name="gr7" draw:text-style-name="P3" draw:layer="layout" draw:type="line" svg:x1="9.268cm" svg:y1="23.14cm" svg:x2="9.241cm" svg:y2="24.463cm" draw:start-shape="id154" draw:start-glue-point="9" draw:end-shape="id156" draw:end-glue-point="5" svg:d="M9268 23140l-27 1323" svg:viewBox="0 0 28 1324">
          <text:p/>
        </draw:connector>
        <draw:connector draw:style-name="gr7" draw:text-style-name="P3" draw:layer="layout" draw:type="line" svg:x1="5.551cm" svg:y1="21.198cm" svg:x2="3.364cm" svg:y2="17.736cm" draw:start-shape="id157" draw:start-glue-point="4" draw:end-shape="id149" draw:end-glue-point="9" svg:d="M5551 21198l-2187-3462" svg:viewBox="0 0 2188 3463">
          <text:p/>
        </draw:connector>
        <draw:connector draw:style-name="gr7" draw:text-style-name="P3" draw:layer="layout" draw:type="line" svg:x1="7.64cm" svg:y1="23.14cm" svg:x2="7.367cm" svg:y2="24.761cm" draw:start-shape="id154" draw:start-glue-point="7" draw:end-shape="id158" draw:end-glue-point="11" svg:d="M7640 23140l-273 1621" svg:viewBox="0 0 274 1622">
          <text:p/>
        </draw:connector>
        <draw:connector draw:style-name="gr7" draw:text-style-name="P3" draw:layer="layout" draw:type="line" svg:x1="5.739cm" svg:y1="24.761cm" svg:x2="3.366cm" svg:y2="24.438cm" draw:start-shape="id158" draw:start-glue-point="5" draw:end-shape="id159" draw:end-glue-point="9" svg:d="M5739 24761l-2373-323" svg:viewBox="0 0 2374 324">
          <text:p/>
        </draw:connector>
        <draw:connector draw:style-name="gr28" draw:text-style-name="P3" draw:layer="layout" draw:type="line" svg:x1="3.366cm" svg:y1="23.66cm" svg:x2="4.737cm" svg:y2="22.137cm" draw:start-shape="id159" draw:start-glue-point="11" draw:end-shape="id157" draw:end-glue-point="7" svg:d="M3366 23660l1371-1523" svg:viewBox="0 0 1372 1524">
          <text:p/>
        </draw:connector>
        <draw:custom-shape draw:style-name="gr34" draw:text-style-name="P4" draw:layer="layout" svg:width="12.7cm" svg:height="11.8cm" svg:x="1cm" svg:y="15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.306cm" svg:height="0.988cm" svg:x="1.4cm" svg:y="15.4cm">
          <draw:text-box>
            <text:p text:style-name="P12"><text:span text:style-name="T1">10</text:span></text:p>
          </draw:text-box>
        </draw:frame>
        <draw:frame draw:style-name="gr33" draw:text-style-name="P14" draw:layer="layout" svg:width="1.349cm" svg:height="0.624cm" svg:x="3.1cm" svg:y="25.9cm">
          <draw:text-box>
            <text:p>Fila: |</text:p>
          </draw:text-box>
        </draw:frame>
      </draw:page>
      <draw:page draw:name="page9" draw:style-name="dp1" draw:master-page-name="Padrão"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160" draw:id="id160" draw:layer="layout" svg:width="2.3cm" svg:height="1.1cm" svg:x="1.5cm" svg:y="2.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1" draw:id="id161" draw:layer="layout" svg:width="2.3cm" svg:height="1.1cm" svg:x="5.001cm" svg:y="1.4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4" draw:id="id164" draw:layer="layout" svg:width="2.3cm" svg:height="1.1cm" svg:x="8.902cm" svg:y="1.4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3" draw:id="id163" draw:layer="layout" svg:width="2.3cm" svg:height="1.1cm" svg:x="1.501cm" svg:y="5.6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8" draw:id="id168" draw:layer="layout" svg:width="2.3cm" svg:height="1.1cm" svg:x="4.501cm" svg:y="7.1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70" draw:id="id170" draw:layer="layout" svg:width="2.3cm" svg:height="1.1cm" svg:x="1.502cm" svg:y="9.4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9" draw:id="id169" draw:layer="layout" svg:width="2.3cm" svg:height="1.1cm" svg:x="5.503cm" svg:y="10.5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5" draw:id="id165" draw:layer="layout" svg:width="2.3cm" svg:height="1.1cm" svg:x="7.404cm" svg:y="8.1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7" draw:id="id167" draw:layer="layout" svg:width="2.3cm" svg:height="1.1cm" svg:x="9.005cm" svg:y="10.2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6" draw:id="id166" draw:layer="layout" svg:width="2.3cm" svg:height="1.1cm" svg:x="10.906cm" svg:y="7.2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62" draw:id="id162" draw:layer="layout" svg:width="2.3cm" svg:height="1.1cm" svg:x="8.007cm" svg:y="4.7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2.861cm" svg:x2="5.001cm" svg:y2="1.951cm" draw:start-shape="id160" draw:start-glue-point="11" draw:end-shape="id161" draw:end-glue-point="6" svg:d="M3464 2861l1537-910" svg:viewBox="0 0 1538 911">
          <text:p/>
        </draw:connector>
        <draw:connector draw:style-name="gr7" draw:text-style-name="P3" draw:layer="layout" draw:type="line" svg:x1="6.965cm" svg:y1="2.34cm" svg:x2="8.343cm" svg:y2="4.868cm" draw:start-shape="id161" draw:start-glue-point="9" draw:end-shape="id162" draw:end-glue-point="5" svg:d="M6965 2340l1378 2528" svg:viewBox="0 0 1379 2529">
          <text:p/>
        </draw:connector>
        <draw:connector draw:style-name="gr7" draw:text-style-name="P3" draw:layer="layout" draw:type="line" svg:x1="3.801cm" svg:y1="6.151cm" svg:x2="9.238cm" svg:y2="2.341cm" draw:start-shape="id163" draw:start-glue-point="10" draw:end-shape="id164" draw:end-glue-point="7" svg:d="M3801 6151l5437-3810" svg:viewBox="0 0 5438 3811">
          <text:p/>
        </draw:connector>
        <draw:connector draw:style-name="gr28" draw:text-style-name="P3" draw:layer="layout" draw:type="line" svg:x1="6.151cm" svg:y1="2.501cm" svg:x2="7.74cm" svg:y2="8.265cm" draw:start-shape="id161" draw:start-glue-point="8" draw:end-shape="id165" draw:end-glue-point="5" svg:d="M6151 2501l1589 5764" svg:viewBox="0 0 1590 5765">
          <text:p/>
        </draw:connector>
        <draw:connector draw:style-name="gr7" draw:text-style-name="P3" draw:layer="layout" draw:type="line" svg:x1="9.971cm" svg:y1="5.646cm" svg:x2="11.242cm" svg:y2="7.367cm" draw:start-shape="id162" draw:start-glue-point="9" draw:end-shape="id166" draw:end-glue-point="5" svg:d="M9971 5646l1271 1721" svg:viewBox="0 0 1272 1722">
          <text:p/>
        </draw:connector>
        <draw:connector draw:style-name="gr7" draw:text-style-name="P3" draw:layer="layout" draw:type="line" svg:x1="9.157cm" svg:y1="5.807cm" svg:x2="10.969cm" svg:y2="10.366cm" draw:start-shape="id162" draw:start-glue-point="8" draw:end-shape="id167" draw:end-glue-point="11" svg:d="M9157 5807l1812 4559" svg:viewBox="0 0 1813 4560">
          <text:p/>
        </draw:connector>
        <draw:connector draw:style-name="gr7" draw:text-style-name="P3" draw:layer="layout" draw:type="line" svg:x1="10.969cm" svg:y1="10.366cm" svg:x2="12.056cm" svg:y2="8.306cm" draw:start-shape="id167" draw:start-glue-point="11" draw:end-shape="id166" draw:end-glue-point="8" svg:d="M10969 10366l1087-2060" svg:viewBox="0 0 1088 2061">
          <text:p/>
        </draw:connector>
        <draw:connector draw:style-name="gr7" draw:text-style-name="P3" draw:layer="layout" draw:type="line" svg:x1="10.906cm" svg:y1="7.756cm" svg:x2="9.704cm" svg:y2="8.654cm" draw:start-shape="id166" draw:start-glue-point="6" draw:end-shape="id165" svg:d="M10906 7756l-1202 898" svg:viewBox="0 0 1203 899">
          <text:p/>
        </draw:connector>
        <draw:connector draw:style-name="gr7" draw:text-style-name="P3" draw:layer="layout" draw:type="line" svg:x1="9.368cm" svg:y1="9.043cm" svg:x2="9.341cm" svg:y2="10.366cm" draw:start-shape="id165" draw:start-glue-point="9" draw:end-shape="id167" draw:end-glue-point="5" svg:d="M9368 9043l-27 1323" svg:viewBox="0 0 28 1324">
          <text:p/>
        </draw:connector>
        <draw:connector draw:style-name="gr7" draw:text-style-name="P3" draw:layer="layout" draw:type="line" svg:x1="5.651cm" svg:y1="7.101cm" svg:x2="3.464cm" svg:y2="3.639cm" draw:start-shape="id168" draw:start-glue-point="4" draw:end-shape="id160" draw:end-glue-point="9" svg:d="M5651 7101l-2187-3462" svg:viewBox="0 0 2188 3463">
          <text:p/>
        </draw:connector>
        <draw:connector draw:style-name="gr7" draw:text-style-name="P3" draw:layer="layout" draw:type="line" svg:x1="7.74cm" svg:y1="9.043cm" svg:x2="7.467cm" svg:y2="10.664cm" draw:start-shape="id165" draw:start-glue-point="7" draw:end-shape="id169" draw:end-glue-point="11" svg:d="M7740 9043l-273 1621" svg:viewBox="0 0 274 1622">
          <text:p/>
        </draw:connector>
        <draw:connector draw:style-name="gr7" draw:text-style-name="P3" draw:layer="layout" draw:type="line" svg:x1="5.839cm" svg:y1="10.664cm" svg:x2="3.466cm" svg:y2="10.341cm" draw:start-shape="id169" draw:start-glue-point="5" draw:end-shape="id170" draw:end-glue-point="9" svg:d="M5839 10664l-2373-323" svg:viewBox="0 0 2374 324">
          <text:p/>
        </draw:connector>
        <draw:connector draw:style-name="gr28" draw:text-style-name="P3" draw:layer="layout" draw:type="line" svg:x1="3.466cm" svg:y1="9.563cm" svg:x2="4.837cm" svg:y2="8.04cm" draw:start-shape="id170" draw:start-glue-point="11" draw:end-shape="id168" draw:end-glue-point="7" svg:d="M3466 9563l1371-1523" svg:viewBox="0 0 1372 1524">
          <text:p/>
        </draw:connector>
        <draw:frame draw:style-name="gr33" draw:text-style-name="P13" draw:layer="layout" svg:width="0.904cm" svg:height="0.988cm" svg:x="1.4cm" svg:y="1.4cm">
          <draw:text-box>
            <text:p text:style-name="P12"><text:span text:style-name="T1">1</text:span></text:p>
          </draw:text-box>
        </draw:frame>
        <draw:frame draw:style-name="gr33" draw:text-style-name="P14" draw:layer="layout" svg:width="2.847cm" svg:height="0.624cm" svg:x="1.2cm" svg:y="12cm">
          <draw:text-box>
            <text:p>Pilha: <text:span text:style-name="T2">Gregório</text:span></text:p>
          </draw:text-box>
        </draw:frame>
        <draw:custom-shape draw:style-name="gr34" draw:text-style-name="P4" draw:layer="layout" svg:width="12.7cm" svg:height="11.8cm" svg:x="1cm" svg:y="16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171" draw:id="id171" draw:layer="layout" svg:width="2.3cm" svg:height="1.1cm" svg:x="1.5cm" svg:y="17.8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72" draw:id="id172" draw:layer="layout" svg:width="2.3cm" svg:height="1.1cm" svg:x="5.001cm" svg:y="16.5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75" draw:id="id175" draw:layer="layout" svg:width="2.3cm" svg:height="1.1cm" svg:x="8.902cm" svg:y="16.5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74" draw:id="id174" draw:layer="layout" svg:width="2.3cm" svg:height="1.1cm" svg:x="1.501cm" svg:y="20.7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79" draw:id="id179" draw:layer="layout" svg:width="2.3cm" svg:height="1.1cm" svg:x="4.501cm" svg:y="22.2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81" draw:id="id181" draw:layer="layout" svg:width="2.3cm" svg:height="1.1cm" svg:x="1.502cm" svg:y="24.5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80" draw:id="id180" draw:layer="layout" svg:width="2.3cm" svg:height="1.1cm" svg:x="5.503cm" svg:y="25.6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76" draw:id="id176" draw:layer="layout" svg:width="2.3cm" svg:height="1.1cm" svg:x="7.404cm" svg:y="23.2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78" draw:id="id178" draw:layer="layout" svg:width="2.3cm" svg:height="1.1cm" svg:x="9.005cm" svg:y="25.3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77" draw:id="id177" draw:layer="layout" svg:width="2.3cm" svg:height="1.1cm" svg:x="10.906cm" svg:y="22.3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73" draw:id="id173" draw:layer="layout" svg:width="2.3cm" svg:height="1.1cm" svg:x="8.007cm" svg:y="19.8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17.961cm" svg:x2="5.001cm" svg:y2="17.051cm" draw:start-shape="id171" draw:start-glue-point="11" draw:end-shape="id172" draw:end-glue-point="6" svg:d="M3464 17961l1537-910" svg:viewBox="0 0 1538 911">
          <text:p/>
        </draw:connector>
        <draw:connector draw:style-name="gr7" draw:text-style-name="P3" draw:layer="layout" draw:type="line" svg:x1="6.965cm" svg:y1="17.44cm" svg:x2="8.343cm" svg:y2="19.968cm" draw:start-shape="id172" draw:start-glue-point="9" draw:end-shape="id173" draw:end-glue-point="5" svg:d="M6965 17440l1378 2528" svg:viewBox="0 0 1379 2529">
          <text:p/>
        </draw:connector>
        <draw:connector draw:style-name="gr7" draw:text-style-name="P3" draw:layer="layout" draw:type="line" svg:x1="3.801cm" svg:y1="21.251cm" svg:x2="9.238cm" svg:y2="17.441cm" draw:start-shape="id174" draw:start-glue-point="10" draw:end-shape="id175" draw:end-glue-point="7" svg:d="M3801 21251l5437-3810" svg:viewBox="0 0 5438 3811">
          <text:p/>
        </draw:connector>
        <draw:connector draw:style-name="gr28" draw:text-style-name="P3" draw:layer="layout" draw:type="line" svg:x1="6.151cm" svg:y1="17.601cm" svg:x2="7.74cm" svg:y2="23.365cm" draw:start-shape="id172" draw:start-glue-point="8" draw:end-shape="id176" draw:end-glue-point="5" svg:d="M6151 17601l1589 5764" svg:viewBox="0 0 1590 5765">
          <text:p/>
        </draw:connector>
        <draw:connector draw:style-name="gr7" draw:text-style-name="P3" draw:layer="layout" draw:type="line" svg:x1="9.971cm" svg:y1="20.746cm" svg:x2="11.242cm" svg:y2="22.467cm" draw:start-shape="id173" draw:start-glue-point="9" draw:end-shape="id177" draw:end-glue-point="5" svg:d="M9971 20746l1271 1721" svg:viewBox="0 0 1272 1722">
          <text:p/>
        </draw:connector>
        <draw:connector draw:style-name="gr7" draw:text-style-name="P3" draw:layer="layout" draw:type="line" svg:x1="9.157cm" svg:y1="20.907cm" svg:x2="10.969cm" svg:y2="25.466cm" draw:start-shape="id173" draw:start-glue-point="8" draw:end-shape="id178" draw:end-glue-point="11" svg:d="M9157 20907l1812 4559" svg:viewBox="0 0 1813 4560">
          <text:p/>
        </draw:connector>
        <draw:connector draw:style-name="gr7" draw:text-style-name="P3" draw:layer="layout" draw:type="line" svg:x1="10.969cm" svg:y1="25.466cm" svg:x2="12.056cm" svg:y2="23.406cm" draw:start-shape="id178" draw:start-glue-point="11" draw:end-shape="id177" draw:end-glue-point="8" svg:d="M10969 25466l1087-2060" svg:viewBox="0 0 1088 2061">
          <text:p/>
        </draw:connector>
        <draw:connector draw:style-name="gr7" draw:text-style-name="P3" draw:layer="layout" draw:type="line" svg:x1="10.906cm" svg:y1="22.856cm" svg:x2="9.704cm" svg:y2="23.754cm" draw:start-shape="id177" draw:start-glue-point="6" draw:end-shape="id176" svg:d="M10906 22856l-1202 898" svg:viewBox="0 0 1203 899">
          <text:p/>
        </draw:connector>
        <draw:connector draw:style-name="gr7" draw:text-style-name="P3" draw:layer="layout" draw:type="line" svg:x1="9.368cm" svg:y1="24.143cm" svg:x2="9.341cm" svg:y2="25.466cm" draw:start-shape="id176" draw:start-glue-point="9" draw:end-shape="id178" draw:end-glue-point="5" svg:d="M9368 24143l-27 1323" svg:viewBox="0 0 28 1324">
          <text:p/>
        </draw:connector>
        <draw:connector draw:style-name="gr7" draw:text-style-name="P3" draw:layer="layout" draw:type="line" svg:x1="5.651cm" svg:y1="22.201cm" svg:x2="3.464cm" svg:y2="18.739cm" draw:start-shape="id179" draw:start-glue-point="4" draw:end-shape="id171" draw:end-glue-point="9" svg:d="M5651 22201l-2187-3462" svg:viewBox="0 0 2188 3463">
          <text:p/>
        </draw:connector>
        <draw:connector draw:style-name="gr7" draw:text-style-name="P3" draw:layer="layout" draw:type="line" svg:x1="7.74cm" svg:y1="24.143cm" svg:x2="7.467cm" svg:y2="25.764cm" draw:start-shape="id176" draw:start-glue-point="7" draw:end-shape="id180" draw:end-glue-point="11" svg:d="M7740 24143l-273 1621" svg:viewBox="0 0 274 1622">
          <text:p/>
        </draw:connector>
        <draw:connector draw:style-name="gr7" draw:text-style-name="P3" draw:layer="layout" draw:type="line" svg:x1="5.839cm" svg:y1="25.764cm" svg:x2="3.466cm" svg:y2="25.441cm" draw:start-shape="id180" draw:start-glue-point="5" draw:end-shape="id181" draw:end-glue-point="9" svg:d="M5839 25764l-2373-323" svg:viewBox="0 0 2374 324">
          <text:p/>
        </draw:connector>
        <draw:connector draw:style-name="gr28" draw:text-style-name="P3" draw:layer="layout" draw:type="line" svg:x1="3.466cm" svg:y1="24.663cm" svg:x2="4.837cm" svg:y2="23.14cm" draw:start-shape="id181" draw:start-glue-point="11" draw:end-shape="id179" draw:end-glue-point="7" svg:d="M3466 24663l1371-1523" svg:viewBox="0 0 1372 1524">
          <text:p/>
        </draw:connector>
        <draw:frame draw:style-name="gr33" draw:text-style-name="P13" draw:layer="layout" svg:width="0.904cm" svg:height="0.988cm" svg:x="1.4cm" svg:y="16.5cm">
          <draw:text-box>
            <text:p text:style-name="P12"><text:span text:style-name="T1">2</text:span></text:p>
          </draw:text-box>
        </draw:frame>
        <draw:frame draw:style-name="gr33" draw:text-style-name="P14" draw:layer="layout" svg:width="2.411cm" svg:height="0.624cm" svg:x="1.2cm" svg:y="27.1cm">
          <draw:text-box>
            <text:p>Pilha: <text:span text:style-name="T2">Isabel</text:span></text:p>
          </draw:text-box>
        </draw:frame>
        <draw:frame draw:style-name="gr33" draw:text-style-name="P14" draw:layer="layout" svg:width="1.497cm" svg:height="0.624cm" svg:x="2.101cm" svg:y="26.7cm">
          <draw:text-box>
            <text:p>Carlos</text:p>
          </draw:text-box>
        </draw:frame>
      </draw:page>
      <draw:page draw:name="page10" draw:style-name="dp1" draw:master-page-name="Padrão"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xml:id="id182" draw:id="id182" draw:layer="layout" svg:width="2.3cm" svg:height="1.1cm" svg:x="1.5cm" svg:y="2.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3" draw:id="id183" draw:layer="layout" svg:width="2.3cm" svg:height="1.1cm" svg:x="5.001cm" svg:y="1.4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6" draw:id="id186" draw:layer="layout" svg:width="2.3cm" svg:height="1.1cm" svg:x="8.902cm" svg:y="1.4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5" draw:id="id185" draw:layer="layout" svg:width="2.3cm" svg:height="1.1cm" svg:x="1.501cm" svg:y="5.6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90" draw:id="id190" draw:layer="layout" svg:width="2.3cm" svg:height="1.1cm" svg:x="4.501cm" svg:y="7.1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92" draw:id="id192" draw:layer="layout" svg:width="2.3cm" svg:height="1.1cm" svg:x="1.502cm" svg:y="9.4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91" draw:id="id191" draw:layer="layout" svg:width="2.3cm" svg:height="1.1cm" svg:x="5.503cm" svg:y="10.5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7" draw:id="id187" draw:layer="layout" svg:width="2.3cm" svg:height="1.1cm" svg:x="7.404cm" svg:y="8.1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9" draw:id="id189" draw:layer="layout" svg:width="2.3cm" svg:height="1.1cm" svg:x="9.005cm" svg:y="10.2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8" draw:id="id188" draw:layer="layout" svg:width="2.3cm" svg:height="1.1cm" svg:x="10.906cm" svg:y="7.2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4" draw:id="id184" draw:layer="layout" svg:width="2.3cm" svg:height="1.1cm" svg:x="8.007cm" svg:y="4.7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2.861cm" svg:x2="5.001cm" svg:y2="1.951cm" draw:start-shape="id182" draw:start-glue-point="11" draw:end-shape="id183" draw:end-glue-point="6" svg:d="M3464 2861l1537-910" svg:viewBox="0 0 1538 911">
          <text:p/>
        </draw:connector>
        <draw:connector draw:style-name="gr7" draw:text-style-name="P3" draw:layer="layout" draw:type="line" svg:x1="6.965cm" svg:y1="2.34cm" svg:x2="8.343cm" svg:y2="4.868cm" draw:start-shape="id183" draw:start-glue-point="9" draw:end-shape="id184" draw:end-glue-point="5" svg:d="M6965 2340l1378 2528" svg:viewBox="0 0 1379 2529">
          <text:p/>
        </draw:connector>
        <draw:connector draw:style-name="gr7" draw:text-style-name="P3" draw:layer="layout" draw:type="line" svg:x1="3.801cm" svg:y1="6.151cm" svg:x2="9.238cm" svg:y2="2.341cm" draw:start-shape="id185" draw:start-glue-point="10" draw:end-shape="id186" draw:end-glue-point="7" svg:d="M3801 6151l5437-3810" svg:viewBox="0 0 5438 3811">
          <text:p/>
        </draw:connector>
        <draw:connector draw:style-name="gr28" draw:text-style-name="P3" draw:layer="layout" draw:type="line" svg:x1="6.151cm" svg:y1="2.501cm" svg:x2="7.74cm" svg:y2="8.265cm" draw:start-shape="id183" draw:start-glue-point="8" draw:end-shape="id187" draw:end-glue-point="5" svg:d="M6151 2501l1589 5764" svg:viewBox="0 0 1590 5765">
          <text:p/>
        </draw:connector>
        <draw:connector draw:style-name="gr7" draw:text-style-name="P3" draw:layer="layout" draw:type="line" svg:x1="9.971cm" svg:y1="5.646cm" svg:x2="11.242cm" svg:y2="7.367cm" draw:start-shape="id184" draw:start-glue-point="9" draw:end-shape="id188" draw:end-glue-point="5" svg:d="M9971 5646l1271 1721" svg:viewBox="0 0 1272 1722">
          <text:p/>
        </draw:connector>
        <draw:connector draw:style-name="gr7" draw:text-style-name="P3" draw:layer="layout" draw:type="line" svg:x1="9.157cm" svg:y1="5.807cm" svg:x2="10.969cm" svg:y2="10.366cm" draw:start-shape="id184" draw:start-glue-point="8" draw:end-shape="id189" draw:end-glue-point="11" svg:d="M9157 5807l1812 4559" svg:viewBox="0 0 1813 4560">
          <text:p/>
        </draw:connector>
        <draw:connector draw:style-name="gr7" draw:text-style-name="P3" draw:layer="layout" draw:type="line" svg:x1="10.969cm" svg:y1="10.366cm" svg:x2="12.056cm" svg:y2="8.306cm" draw:start-shape="id189" draw:start-glue-point="11" draw:end-shape="id188" draw:end-glue-point="8" svg:d="M10969 10366l1087-2060" svg:viewBox="0 0 1088 2061">
          <text:p/>
        </draw:connector>
        <draw:connector draw:style-name="gr7" draw:text-style-name="P3" draw:layer="layout" draw:type="line" svg:x1="10.906cm" svg:y1="7.756cm" svg:x2="9.704cm" svg:y2="8.654cm" draw:start-shape="id188" draw:start-glue-point="6" draw:end-shape="id187" svg:d="M10906 7756l-1202 898" svg:viewBox="0 0 1203 899">
          <text:p/>
        </draw:connector>
        <draw:connector draw:style-name="gr7" draw:text-style-name="P3" draw:layer="layout" draw:type="line" svg:x1="9.368cm" svg:y1="9.043cm" svg:x2="9.341cm" svg:y2="10.366cm" draw:start-shape="id187" draw:start-glue-point="9" draw:end-shape="id189" draw:end-glue-point="5" svg:d="M9368 9043l-27 1323" svg:viewBox="0 0 28 1324">
          <text:p/>
        </draw:connector>
        <draw:connector draw:style-name="gr7" draw:text-style-name="P3" draw:layer="layout" draw:type="line" svg:x1="5.651cm" svg:y1="7.101cm" svg:x2="3.464cm" svg:y2="3.639cm" draw:start-shape="id190" draw:start-glue-point="4" draw:end-shape="id182" draw:end-glue-point="9" svg:d="M5651 7101l-2187-3462" svg:viewBox="0 0 2188 3463">
          <text:p/>
        </draw:connector>
        <draw:connector draw:style-name="gr7" draw:text-style-name="P3" draw:layer="layout" draw:type="line" svg:x1="7.74cm" svg:y1="9.043cm" svg:x2="7.467cm" svg:y2="10.664cm" draw:start-shape="id187" draw:start-glue-point="7" draw:end-shape="id191" draw:end-glue-point="11" svg:d="M7740 9043l-273 1621" svg:viewBox="0 0 274 1622">
          <text:p/>
        </draw:connector>
        <draw:connector draw:style-name="gr7" draw:text-style-name="P3" draw:layer="layout" draw:type="line" svg:x1="5.839cm" svg:y1="10.664cm" svg:x2="3.466cm" svg:y2="10.341cm" draw:start-shape="id191" draw:start-glue-point="5" draw:end-shape="id192" draw:end-glue-point="9" svg:d="M5839 10664l-2373-323" svg:viewBox="0 0 2374 324">
          <text:p/>
        </draw:connector>
        <draw:connector draw:style-name="gr28" draw:text-style-name="P3" draw:layer="layout" draw:type="line" svg:x1="3.466cm" svg:y1="9.563cm" svg:x2="4.837cm" svg:y2="8.04cm" draw:start-shape="id192" draw:start-glue-point="11" draw:end-shape="id190" draw:end-glue-point="7" svg:d="M3466 9563l1371-1523" svg:viewBox="0 0 1372 1524">
          <text:p/>
        </draw:connector>
        <draw:frame draw:style-name="gr33" draw:text-style-name="P13" draw:layer="layout" svg:width="0.904cm" svg:height="0.988cm" svg:x="1.4cm" svg:y="1.4cm">
          <draw:text-box>
            <text:p text:style-name="P12"><text:span text:style-name="T1">3</text:span></text:p>
          </draw:text-box>
        </draw:frame>
        <draw:frame draw:style-name="gr33" draw:text-style-name="P14" draw:layer="layout" svg:width="2.411cm" svg:height="0.624cm" svg:x="1.2cm" svg:y="12cm">
          <draw:text-box>
            <text:p>Pilha: <text:span text:style-name="T2">Isabel</text:span></text:p>
          </draw:text-box>
        </draw:frame>
        <draw:frame draw:style-name="gr33" draw:text-style-name="P14" draw:layer="layout" svg:width="1.73cm" svg:height="0.624cm" svg:x="2.101cm" svg:y="11.6cm">
          <draw:text-box>
            <text:p>Adriano</text:p>
          </draw:text-box>
        </draw:frame>
        <draw:custom-shape draw:style-name="gr34" draw:text-style-name="P4" draw:layer="layout" svg:width="12.7cm" svg:height="11.8cm" svg:x="1cm" svg:y="16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193" draw:id="id193" draw:layer="layout" svg:width="2.3cm" svg:height="1.1cm" svg:x="1.5cm" svg:y="18.6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194" draw:id="id194" draw:layer="layout" svg:width="2.3cm" svg:height="1.1cm" svg:x="5.001cm" svg:y="17.3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97" draw:id="id197" draw:layer="layout" svg:width="2.3cm" svg:height="1.1cm" svg:x="8.902cm" svg:y="17.3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96" draw:id="id196" draw:layer="layout" svg:width="2.3cm" svg:height="1.1cm" svg:x="1.501cm" svg:y="21.5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01" draw:id="id201" draw:layer="layout" svg:width="2.3cm" svg:height="1.1cm" svg:x="4.501cm" svg:y="23.0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03" draw:id="id203" draw:layer="layout" svg:width="2.3cm" svg:height="1.1cm" svg:x="1.502cm" svg:y="25.3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02" draw:id="id202" draw:layer="layout" svg:width="2.3cm" svg:height="1.1cm" svg:x="5.503cm" svg:y="26.4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98" draw:id="id198" draw:layer="layout" svg:width="2.3cm" svg:height="1.1cm" svg:x="7.404cm" svg:y="24.0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00" draw:id="id200" draw:layer="layout" svg:width="2.3cm" svg:height="1.1cm" svg:x="9.005cm" svg:y="26.1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99" draw:id="id199" draw:layer="layout" svg:width="2.3cm" svg:height="1.1cm" svg:x="10.906cm" svg:y="23.1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95" draw:id="id195" draw:layer="layout" svg:width="2.3cm" svg:height="1.1cm" svg:x="8.007cm" svg:y="20.6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18.761cm" svg:x2="5.001cm" svg:y2="17.851cm" draw:start-shape="id193" draw:start-glue-point="11" draw:end-shape="id194" draw:end-glue-point="6" svg:d="M3464 18761l1537-910" svg:viewBox="0 0 1538 911">
          <text:p/>
        </draw:connector>
        <draw:connector draw:style-name="gr7" draw:text-style-name="P3" draw:layer="layout" draw:type="line" svg:x1="6.965cm" svg:y1="18.24cm" svg:x2="8.343cm" svg:y2="20.768cm" draw:start-shape="id194" draw:start-glue-point="9" draw:end-shape="id195" draw:end-glue-point="5" svg:d="M6965 18240l1378 2528" svg:viewBox="0 0 1379 2529">
          <text:p/>
        </draw:connector>
        <draw:connector draw:style-name="gr7" draw:text-style-name="P3" draw:layer="layout" draw:type="line" svg:x1="3.801cm" svg:y1="22.051cm" svg:x2="9.238cm" svg:y2="18.241cm" draw:start-shape="id196" draw:start-glue-point="10" draw:end-shape="id197" draw:end-glue-point="7" svg:d="M3801 22051l5437-3810" svg:viewBox="0 0 5438 3811">
          <text:p/>
        </draw:connector>
        <draw:connector draw:style-name="gr28" draw:text-style-name="P3" draw:layer="layout" draw:type="line" svg:x1="6.151cm" svg:y1="18.401cm" svg:x2="7.74cm" svg:y2="24.165cm" draw:start-shape="id194" draw:start-glue-point="8" draw:end-shape="id198" draw:end-glue-point="5" svg:d="M6151 18401l1589 5764" svg:viewBox="0 0 1590 5765">
          <text:p/>
        </draw:connector>
        <draw:connector draw:style-name="gr7" draw:text-style-name="P3" draw:layer="layout" draw:type="line" svg:x1="9.971cm" svg:y1="21.546cm" svg:x2="11.242cm" svg:y2="23.267cm" draw:start-shape="id195" draw:start-glue-point="9" draw:end-shape="id199" draw:end-glue-point="5" svg:d="M9971 21546l1271 1721" svg:viewBox="0 0 1272 1722">
          <text:p/>
        </draw:connector>
        <draw:connector draw:style-name="gr7" draw:text-style-name="P3" draw:layer="layout" draw:type="line" svg:x1="9.157cm" svg:y1="21.707cm" svg:x2="10.969cm" svg:y2="26.266cm" draw:start-shape="id195" draw:start-glue-point="8" draw:end-shape="id200" draw:end-glue-point="11" svg:d="M9157 21707l1812 4559" svg:viewBox="0 0 1813 4560">
          <text:p/>
        </draw:connector>
        <draw:connector draw:style-name="gr7" draw:text-style-name="P3" draw:layer="layout" draw:type="line" svg:x1="10.969cm" svg:y1="26.266cm" svg:x2="12.056cm" svg:y2="24.206cm" draw:start-shape="id200" draw:start-glue-point="11" draw:end-shape="id199" draw:end-glue-point="8" svg:d="M10969 26266l1087-2060" svg:viewBox="0 0 1088 2061">
          <text:p/>
        </draw:connector>
        <draw:connector draw:style-name="gr7" draw:text-style-name="P3" draw:layer="layout" draw:type="line" svg:x1="10.906cm" svg:y1="23.656cm" svg:x2="9.704cm" svg:y2="24.554cm" draw:start-shape="id199" draw:start-glue-point="6" draw:end-shape="id198" svg:d="M10906 23656l-1202 898" svg:viewBox="0 0 1203 899">
          <text:p/>
        </draw:connector>
        <draw:connector draw:style-name="gr7" draw:text-style-name="P3" draw:layer="layout" draw:type="line" svg:x1="9.368cm" svg:y1="24.943cm" svg:x2="9.341cm" svg:y2="26.266cm" draw:start-shape="id198" draw:start-glue-point="9" draw:end-shape="id200" draw:end-glue-point="5" svg:d="M9368 24943l-27 1323" svg:viewBox="0 0 28 1324">
          <text:p/>
        </draw:connector>
        <draw:connector draw:style-name="gr7" draw:text-style-name="P3" draw:layer="layout" draw:type="line" svg:x1="5.651cm" svg:y1="23.001cm" svg:x2="3.464cm" svg:y2="19.539cm" draw:start-shape="id201" draw:start-glue-point="4" draw:end-shape="id193" draw:end-glue-point="9" svg:d="M5651 23001l-2187-3462" svg:viewBox="0 0 2188 3463">
          <text:p/>
        </draw:connector>
        <draw:connector draw:style-name="gr7" draw:text-style-name="P3" draw:layer="layout" draw:type="line" svg:x1="7.74cm" svg:y1="24.943cm" svg:x2="7.467cm" svg:y2="26.564cm" draw:start-shape="id198" draw:start-glue-point="7" draw:end-shape="id202" draw:end-glue-point="11" svg:d="M7740 24943l-273 1621" svg:viewBox="0 0 274 1622">
          <text:p/>
        </draw:connector>
        <draw:connector draw:style-name="gr7" draw:text-style-name="P3" draw:layer="layout" draw:type="line" svg:x1="5.839cm" svg:y1="26.564cm" svg:x2="3.466cm" svg:y2="26.241cm" draw:start-shape="id202" draw:start-glue-point="5" draw:end-shape="id203" draw:end-glue-point="9" svg:d="M5839 26564l-2373-323" svg:viewBox="0 0 2374 324">
          <text:p/>
        </draw:connector>
        <draw:connector draw:style-name="gr28" draw:text-style-name="P3" draw:layer="layout" draw:type="line" svg:x1="3.466cm" svg:y1="25.463cm" svg:x2="4.837cm" svg:y2="23.94cm" draw:start-shape="id203" draw:start-glue-point="11" draw:end-shape="id201" draw:end-glue-point="7" svg:d="M3466 25463l1371-1523" svg:viewBox="0 0 1372 1524">
          <text:p/>
        </draw:connector>
        <draw:frame draw:style-name="gr33" draw:text-style-name="P13" draw:layer="layout" svg:width="0.904cm" svg:height="0.988cm" svg:x="1.4cm" svg:y="17.3cm">
          <draw:text-box>
            <text:p text:style-name="P12"><text:span text:style-name="T1">4</text:span></text:p>
          </draw:text-box>
        </draw:frame>
        <draw:frame draw:style-name="gr33" draw:text-style-name="P14" draw:layer="layout" svg:width="2.411cm" svg:height="0.624cm" svg:x="1.2cm" svg:y="27.9cm">
          <draw:text-box>
            <text:p>Pilha: <text:span text:style-name="T2">Isabel</text:span></text:p>
          </draw:text-box>
        </draw:frame>
        <draw:frame draw:style-name="gr33" draw:text-style-name="P14" draw:layer="layout" svg:width="1.967cm" svg:height="0.624cm" svg:x="2.101cm" svg:y="27.5cm">
          <draw:text-box>
            <text:p>Jaqueline</text:p>
          </draw:text-box>
        </draw:frame>
      </draw:page>
      <draw:page draw:name="page11" draw:style-name="dp1" draw:master-page-name="Padrão"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204" draw:id="id204" draw:layer="layout" svg:width="2.3cm" svg:height="1.1cm" svg:x="1.5cm" svg:y="2.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05" draw:id="id205" draw:layer="layout" svg:width="2.3cm" svg:height="1.1cm" svg:x="5.001cm" svg:y="1.4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08" draw:id="id208" draw:layer="layout" svg:width="2.3cm" svg:height="1.1cm" svg:x="8.902cm" svg:y="1.4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07" draw:id="id207" draw:layer="layout" svg:width="2.3cm" svg:height="1.1cm" svg:x="1.501cm" svg:y="5.6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12" draw:id="id212" draw:layer="layout" svg:width="2.3cm" svg:height="1.1cm" svg:x="4.501cm" svg:y="7.1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14" draw:id="id214" draw:layer="layout" svg:width="2.3cm" svg:height="1.1cm" svg:x="1.502cm" svg:y="9.4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13" draw:id="id213" draw:layer="layout" svg:width="2.3cm" svg:height="1.1cm" svg:x="5.503cm" svg:y="10.5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09" draw:id="id209" draw:layer="layout" svg:width="2.3cm" svg:height="1.1cm" svg:x="7.404cm" svg:y="8.1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11" draw:id="id211" draw:layer="layout" svg:width="2.3cm" svg:height="1.1cm" svg:x="9.005cm" svg:y="10.2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10" draw:id="id210" draw:layer="layout" svg:width="2.3cm" svg:height="1.1cm" svg:x="10.906cm" svg:y="7.2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06" draw:id="id206" draw:layer="layout" svg:width="2.3cm" svg:height="1.1cm" svg:x="8.007cm" svg:y="4.7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2.861cm" svg:x2="5.001cm" svg:y2="1.951cm" draw:start-shape="id204" draw:start-glue-point="11" draw:end-shape="id205" draw:end-glue-point="6" svg:d="M3464 2861l1537-910" svg:viewBox="0 0 1538 911">
          <text:p/>
        </draw:connector>
        <draw:connector draw:style-name="gr7" draw:text-style-name="P3" draw:layer="layout" draw:type="line" svg:x1="6.965cm" svg:y1="2.34cm" svg:x2="8.343cm" svg:y2="4.868cm" draw:start-shape="id205" draw:start-glue-point="9" draw:end-shape="id206" draw:end-glue-point="5" svg:d="M6965 2340l1378 2528" svg:viewBox="0 0 1379 2529">
          <text:p/>
        </draw:connector>
        <draw:connector draw:style-name="gr7" draw:text-style-name="P3" draw:layer="layout" draw:type="line" svg:x1="3.801cm" svg:y1="6.151cm" svg:x2="9.238cm" svg:y2="2.341cm" draw:start-shape="id207" draw:start-glue-point="10" draw:end-shape="id208" draw:end-glue-point="7" svg:d="M3801 6151l5437-3810" svg:viewBox="0 0 5438 3811">
          <text:p/>
        </draw:connector>
        <draw:connector draw:style-name="gr28" draw:text-style-name="P3" draw:layer="layout" draw:type="line" svg:x1="6.151cm" svg:y1="2.501cm" svg:x2="7.74cm" svg:y2="8.265cm" draw:start-shape="id205" draw:start-glue-point="8" draw:end-shape="id209" draw:end-glue-point="5" svg:d="M6151 2501l1589 5764" svg:viewBox="0 0 1590 5765">
          <text:p/>
        </draw:connector>
        <draw:connector draw:style-name="gr7" draw:text-style-name="P3" draw:layer="layout" draw:type="line" svg:x1="9.971cm" svg:y1="5.646cm" svg:x2="11.242cm" svg:y2="7.367cm" draw:start-shape="id206" draw:start-glue-point="9" draw:end-shape="id210" draw:end-glue-point="5" svg:d="M9971 5646l1271 1721" svg:viewBox="0 0 1272 1722">
          <text:p/>
        </draw:connector>
        <draw:connector draw:style-name="gr7" draw:text-style-name="P3" draw:layer="layout" draw:type="line" svg:x1="9.157cm" svg:y1="5.807cm" svg:x2="10.969cm" svg:y2="10.366cm" draw:start-shape="id206" draw:start-glue-point="8" draw:end-shape="id211" draw:end-glue-point="11" svg:d="M9157 5807l1812 4559" svg:viewBox="0 0 1813 4560">
          <text:p/>
        </draw:connector>
        <draw:connector draw:style-name="gr7" draw:text-style-name="P3" draw:layer="layout" draw:type="line" svg:x1="10.969cm" svg:y1="10.366cm" svg:x2="12.056cm" svg:y2="8.306cm" draw:start-shape="id211" draw:start-glue-point="11" draw:end-shape="id210" draw:end-glue-point="8" svg:d="M10969 10366l1087-2060" svg:viewBox="0 0 1088 2061">
          <text:p/>
        </draw:connector>
        <draw:connector draw:style-name="gr7" draw:text-style-name="P3" draw:layer="layout" draw:type="line" svg:x1="10.906cm" svg:y1="7.756cm" svg:x2="9.704cm" svg:y2="8.654cm" draw:start-shape="id210" draw:start-glue-point="6" draw:end-shape="id209" svg:d="M10906 7756l-1202 898" svg:viewBox="0 0 1203 899">
          <text:p/>
        </draw:connector>
        <draw:connector draw:style-name="gr7" draw:text-style-name="P3" draw:layer="layout" draw:type="line" svg:x1="9.368cm" svg:y1="9.043cm" svg:x2="9.341cm" svg:y2="10.366cm" draw:start-shape="id209" draw:start-glue-point="9" draw:end-shape="id211" draw:end-glue-point="5" svg:d="M9368 9043l-27 1323" svg:viewBox="0 0 28 1324">
          <text:p/>
        </draw:connector>
        <draw:connector draw:style-name="gr7" draw:text-style-name="P3" draw:layer="layout" draw:type="line" svg:x1="5.651cm" svg:y1="7.101cm" svg:x2="3.464cm" svg:y2="3.639cm" draw:start-shape="id212" draw:start-glue-point="4" draw:end-shape="id204" draw:end-glue-point="9" svg:d="M5651 7101l-2187-3462" svg:viewBox="0 0 2188 3463">
          <text:p/>
        </draw:connector>
        <draw:connector draw:style-name="gr7" draw:text-style-name="P3" draw:layer="layout" draw:type="line" svg:x1="7.74cm" svg:y1="9.043cm" svg:x2="7.467cm" svg:y2="10.664cm" draw:start-shape="id209" draw:start-glue-point="7" draw:end-shape="id213" draw:end-glue-point="11" svg:d="M7740 9043l-273 1621" svg:viewBox="0 0 274 1622">
          <text:p/>
        </draw:connector>
        <draw:connector draw:style-name="gr7" draw:text-style-name="P3" draw:layer="layout" draw:type="line" svg:x1="5.839cm" svg:y1="10.664cm" svg:x2="3.466cm" svg:y2="10.341cm" draw:start-shape="id213" draw:start-glue-point="5" draw:end-shape="id214" draw:end-glue-point="9" svg:d="M5839 10664l-2373-323" svg:viewBox="0 0 2374 324">
          <text:p/>
        </draw:connector>
        <draw:connector draw:style-name="gr28" draw:text-style-name="P3" draw:layer="layout" draw:type="line" svg:x1="3.466cm" svg:y1="9.563cm" svg:x2="4.837cm" svg:y2="8.04cm" draw:start-shape="id214" draw:start-glue-point="11" draw:end-shape="id212" draw:end-glue-point="7" svg:d="M3466 9563l1371-1523" svg:viewBox="0 0 1372 1524">
          <text:p/>
        </draw:connector>
        <draw:frame draw:style-name="gr33" draw:text-style-name="P13" draw:layer="layout" svg:width="0.904cm" svg:height="0.988cm" svg:x="1.4cm" svg:y="1.4cm">
          <draw:text-box>
            <text:p text:style-name="P12"><text:span text:style-name="T1">5</text:span></text:p>
          </draw:text-box>
        </draw:frame>
        <draw:frame draw:style-name="gr33" draw:text-style-name="P14" draw:layer="layout" svg:width="2.411cm" svg:height="0.624cm" svg:x="1.2cm" svg:y="12cm">
          <draw:text-box>
            <text:p>Pilha: <text:span text:style-name="T2">Isabel</text:span></text:p>
          </draw:text-box>
        </draw:frame>
        <draw:frame draw:style-name="gr33" draw:text-style-name="P14" draw:layer="layout" svg:width="1.471cm" svg:height="0.624cm" svg:x="2.101cm" svg:y="11.6cm">
          <draw:text-box>
            <text:p>Elaine</text:p>
          </draw:text-box>
        </draw:frame>
        <draw:frame draw:style-name="gr33" draw:text-style-name="P14" draw:layer="layout" svg:width="1.45cm" svg:height="0.624cm" svg:x="2.102cm" svg:y="11.1cm">
          <draw:text-box>
            <text:p>Bruna</text:p>
          </draw:text-box>
        </draw:frame>
        <draw:custom-shape draw:style-name="gr34" draw:text-style-name="P4" draw:layer="layout" svg:width="12.7cm" svg:height="11.8cm" svg:x="1cm" svg:y="16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215" draw:id="id215" draw:layer="layout" svg:width="2.3cm" svg:height="1.1cm" svg:x="1.5cm" svg:y="18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16" draw:id="id216" draw:layer="layout" svg:width="2.3cm" svg:height="1.1cm" svg:x="5.001cm" svg:y="16.7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19" draw:id="id219" draw:layer="layout" svg:width="2.3cm" svg:height="1.1cm" svg:x="8.902cm" svg:y="16.7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18" draw:id="id218" draw:layer="layout" svg:width="2.3cm" svg:height="1.1cm" svg:x="1.501cm" svg:y="20.9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23" draw:id="id223" draw:layer="layout" svg:width="2.3cm" svg:height="1.1cm" svg:x="4.501cm" svg:y="22.4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25" draw:id="id225" draw:layer="layout" svg:width="2.3cm" svg:height="1.1cm" svg:x="1.502cm" svg:y="24.7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24" draw:id="id224" draw:layer="layout" svg:width="2.3cm" svg:height="1.1cm" svg:x="5.503cm" svg:y="25.8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20" draw:id="id220" draw:layer="layout" svg:width="2.3cm" svg:height="1.1cm" svg:x="7.404cm" svg:y="23.4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22" draw:id="id222" draw:layer="layout" svg:width="2.3cm" svg:height="1.1cm" svg:x="9.005cm" svg:y="25.5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21" draw:id="id221" draw:layer="layout" svg:width="2.3cm" svg:height="1.1cm" svg:x="10.906cm" svg:y="22.5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17" draw:id="id217" draw:layer="layout" svg:width="2.3cm" svg:height="1.1cm" svg:x="8.007cm" svg:y="20.0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18.161cm" svg:x2="5.001cm" svg:y2="17.251cm" draw:start-shape="id215" draw:start-glue-point="11" draw:end-shape="id216" draw:end-glue-point="6" svg:d="M3464 18161l1537-910" svg:viewBox="0 0 1538 911">
          <text:p/>
        </draw:connector>
        <draw:connector draw:style-name="gr7" draw:text-style-name="P3" draw:layer="layout" draw:type="line" svg:x1="6.965cm" svg:y1="17.64cm" svg:x2="8.343cm" svg:y2="20.168cm" draw:start-shape="id216" draw:start-glue-point="9" draw:end-shape="id217" draw:end-glue-point="5" svg:d="M6965 17640l1378 2528" svg:viewBox="0 0 1379 2529">
          <text:p/>
        </draw:connector>
        <draw:connector draw:style-name="gr7" draw:text-style-name="P3" draw:layer="layout" draw:type="line" svg:x1="3.801cm" svg:y1="21.451cm" svg:x2="9.238cm" svg:y2="17.641cm" draw:start-shape="id218" draw:start-glue-point="10" draw:end-shape="id219" draw:end-glue-point="7" svg:d="M3801 21451l5437-3810" svg:viewBox="0 0 5438 3811">
          <text:p/>
        </draw:connector>
        <draw:connector draw:style-name="gr28" draw:text-style-name="P3" draw:layer="layout" draw:type="line" svg:x1="6.151cm" svg:y1="17.801cm" svg:x2="7.74cm" svg:y2="23.565cm" draw:start-shape="id216" draw:start-glue-point="8" draw:end-shape="id220" draw:end-glue-point="5" svg:d="M6151 17801l1589 5764" svg:viewBox="0 0 1590 5765">
          <text:p/>
        </draw:connector>
        <draw:connector draw:style-name="gr7" draw:text-style-name="P3" draw:layer="layout" draw:type="line" svg:x1="9.971cm" svg:y1="20.946cm" svg:x2="11.242cm" svg:y2="22.667cm" draw:start-shape="id217" draw:start-glue-point="9" draw:end-shape="id221" draw:end-glue-point="5" svg:d="M9971 20946l1271 1721" svg:viewBox="0 0 1272 1722">
          <text:p/>
        </draw:connector>
        <draw:connector draw:style-name="gr7" draw:text-style-name="P3" draw:layer="layout" draw:type="line" svg:x1="9.157cm" svg:y1="21.107cm" svg:x2="10.969cm" svg:y2="25.666cm" draw:start-shape="id217" draw:start-glue-point="8" draw:end-shape="id222" draw:end-glue-point="11" svg:d="M9157 21107l1812 4559" svg:viewBox="0 0 1813 4560">
          <text:p/>
        </draw:connector>
        <draw:connector draw:style-name="gr7" draw:text-style-name="P3" draw:layer="layout" draw:type="line" svg:x1="10.969cm" svg:y1="25.666cm" svg:x2="12.056cm" svg:y2="23.606cm" draw:start-shape="id222" draw:start-glue-point="11" draw:end-shape="id221" draw:end-glue-point="8" svg:d="M10969 25666l1087-2060" svg:viewBox="0 0 1088 2061">
          <text:p/>
        </draw:connector>
        <draw:connector draw:style-name="gr7" draw:text-style-name="P3" draw:layer="layout" draw:type="line" svg:x1="10.906cm" svg:y1="23.056cm" svg:x2="9.704cm" svg:y2="23.954cm" draw:start-shape="id221" draw:start-glue-point="6" draw:end-shape="id220" svg:d="M10906 23056l-1202 898" svg:viewBox="0 0 1203 899">
          <text:p/>
        </draw:connector>
        <draw:connector draw:style-name="gr7" draw:text-style-name="P3" draw:layer="layout" draw:type="line" svg:x1="9.368cm" svg:y1="24.343cm" svg:x2="9.341cm" svg:y2="25.666cm" draw:start-shape="id220" draw:start-glue-point="9" draw:end-shape="id222" draw:end-glue-point="5" svg:d="M9368 24343l-27 1323" svg:viewBox="0 0 28 1324">
          <text:p/>
        </draw:connector>
        <draw:connector draw:style-name="gr7" draw:text-style-name="P3" draw:layer="layout" draw:type="line" svg:x1="5.651cm" svg:y1="22.401cm" svg:x2="3.464cm" svg:y2="18.939cm" draw:start-shape="id223" draw:start-glue-point="4" draw:end-shape="id215" draw:end-glue-point="9" svg:d="M5651 22401l-2187-3462" svg:viewBox="0 0 2188 3463">
          <text:p/>
        </draw:connector>
        <draw:connector draw:style-name="gr7" draw:text-style-name="P3" draw:layer="layout" draw:type="line" svg:x1="7.74cm" svg:y1="24.343cm" svg:x2="7.467cm" svg:y2="25.964cm" draw:start-shape="id220" draw:start-glue-point="7" draw:end-shape="id224" draw:end-glue-point="11" svg:d="M7740 24343l-273 1621" svg:viewBox="0 0 274 1622">
          <text:p/>
        </draw:connector>
        <draw:connector draw:style-name="gr7" draw:text-style-name="P3" draw:layer="layout" draw:type="line" svg:x1="5.839cm" svg:y1="25.964cm" svg:x2="3.466cm" svg:y2="25.641cm" draw:start-shape="id224" draw:start-glue-point="5" draw:end-shape="id225" draw:end-glue-point="9" svg:d="M5839 25964l-2373-323" svg:viewBox="0 0 2374 324">
          <text:p/>
        </draw:connector>
        <draw:connector draw:style-name="gr28" draw:text-style-name="P3" draw:layer="layout" draw:type="line" svg:x1="3.466cm" svg:y1="24.863cm" svg:x2="4.837cm" svg:y2="23.34cm" draw:start-shape="id225" draw:start-glue-point="11" draw:end-shape="id223" draw:end-glue-point="7" svg:d="M3466 24863l1371-1523" svg:viewBox="0 0 1372 1524">
          <text:p/>
        </draw:connector>
        <draw:frame draw:style-name="gr33" draw:text-style-name="P13" draw:layer="layout" svg:width="0.904cm" svg:height="0.988cm" svg:x="1.4cm" svg:y="16.7cm">
          <draw:text-box>
            <text:p text:style-name="P12"><text:span text:style-name="T1">6</text:span></text:p>
          </draw:text-box>
        </draw:frame>
        <draw:frame draw:style-name="gr33" draw:text-style-name="P14" draw:layer="layout" svg:width="2.411cm" svg:height="0.624cm" svg:x="1.2cm" svg:y="27.3cm">
          <draw:text-box>
            <text:p>Pilha: <text:span text:style-name="T2">Isabel</text:span></text:p>
          </draw:text-box>
        </draw:frame>
        <draw:frame draw:style-name="gr33" draw:text-style-name="P14" draw:layer="layout" svg:width="1.471cm" svg:height="0.624cm" svg:x="2.101cm" svg:y="26.9cm">
          <draw:text-box>
            <text:p>Elaine</text:p>
          </draw:text-box>
        </draw:frame>
        <draw:frame draw:style-name="gr33" draw:text-style-name="P14" draw:layer="layout" svg:width="1.565cm" svg:height="0.624cm" svg:x="2.102cm" svg:y="26.5cm">
          <draw:text-box>
            <text:p>Fátima</text:p>
          </draw:text-box>
        </draw:frame>
        <draw:frame draw:style-name="gr33" draw:text-style-name="P14" draw:layer="layout" svg:width="1.645cm" svg:height="0.624cm" svg:x="2.103cm" svg:y="26cm">
          <draw:text-box>
            <text:p>Quinho</text:p>
          </draw:text-box>
        </draw:frame>
      </draw:page>
      <draw:page draw:name="page12" draw:style-name="dp1" draw:master-page-name="Padrão"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226" draw:id="id226" draw:layer="layout" svg:width="2.3cm" svg:height="1.1cm" svg:x="1.5cm" svg:y="2.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27" draw:id="id227" draw:layer="layout" svg:width="2.3cm" svg:height="1.1cm" svg:x="5.001cm" svg:y="1.4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30" draw:id="id230" draw:layer="layout" svg:width="2.3cm" svg:height="1.1cm" svg:x="8.902cm" svg:y="1.4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29" draw:id="id229" draw:layer="layout" svg:width="2.3cm" svg:height="1.1cm" svg:x="1.501cm" svg:y="5.6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34" draw:id="id234" draw:layer="layout" svg:width="2.3cm" svg:height="1.1cm" svg:x="4.501cm" svg:y="7.1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36" draw:id="id236" draw:layer="layout" svg:width="2.3cm" svg:height="1.1cm" svg:x="1.502cm" svg:y="9.4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35" draw:id="id235" draw:layer="layout" svg:width="2.3cm" svg:height="1.1cm" svg:x="5.503cm" svg:y="10.5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31" draw:id="id231" draw:layer="layout" svg:width="2.3cm" svg:height="1.1cm" svg:x="7.404cm" svg:y="8.1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33" draw:id="id233" draw:layer="layout" svg:width="2.3cm" svg:height="1.1cm" svg:x="9.005cm" svg:y="10.2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32" draw:id="id232" draw:layer="layout" svg:width="2.3cm" svg:height="1.1cm" svg:x="10.906cm" svg:y="7.2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28" draw:id="id228" draw:layer="layout" svg:width="2.3cm" svg:height="1.1cm" svg:x="8.007cm" svg:y="4.7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2.861cm" svg:x2="5.001cm" svg:y2="1.951cm" draw:start-shape="id226" draw:start-glue-point="11" draw:end-shape="id227" draw:end-glue-point="6" svg:d="M3464 2861l1537-910" svg:viewBox="0 0 1538 911">
          <text:p/>
        </draw:connector>
        <draw:connector draw:style-name="gr7" draw:text-style-name="P3" draw:layer="layout" draw:type="line" svg:x1="6.965cm" svg:y1="2.34cm" svg:x2="8.343cm" svg:y2="4.868cm" draw:start-shape="id227" draw:start-glue-point="9" draw:end-shape="id228" draw:end-glue-point="5" svg:d="M6965 2340l1378 2528" svg:viewBox="0 0 1379 2529">
          <text:p/>
        </draw:connector>
        <draw:connector draw:style-name="gr7" draw:text-style-name="P3" draw:layer="layout" draw:type="line" svg:x1="3.801cm" svg:y1="6.151cm" svg:x2="9.238cm" svg:y2="2.341cm" draw:start-shape="id229" draw:start-glue-point="10" draw:end-shape="id230" draw:end-glue-point="7" svg:d="M3801 6151l5437-3810" svg:viewBox="0 0 5438 3811">
          <text:p/>
        </draw:connector>
        <draw:connector draw:style-name="gr28" draw:text-style-name="P3" draw:layer="layout" draw:type="line" svg:x1="6.151cm" svg:y1="2.501cm" svg:x2="7.74cm" svg:y2="8.265cm" draw:start-shape="id227" draw:start-glue-point="8" draw:end-shape="id231" draw:end-glue-point="5" svg:d="M6151 2501l1589 5764" svg:viewBox="0 0 1590 5765">
          <text:p/>
        </draw:connector>
        <draw:connector draw:style-name="gr7" draw:text-style-name="P3" draw:layer="layout" draw:type="line" svg:x1="9.971cm" svg:y1="5.646cm" svg:x2="11.242cm" svg:y2="7.367cm" draw:start-shape="id228" draw:start-glue-point="9" draw:end-shape="id232" draw:end-glue-point="5" svg:d="M9971 5646l1271 1721" svg:viewBox="0 0 1272 1722">
          <text:p/>
        </draw:connector>
        <draw:connector draw:style-name="gr7" draw:text-style-name="P3" draw:layer="layout" draw:type="line" svg:x1="9.157cm" svg:y1="5.807cm" svg:x2="10.969cm" svg:y2="10.366cm" draw:start-shape="id228" draw:start-glue-point="8" draw:end-shape="id233" draw:end-glue-point="11" svg:d="M9157 5807l1812 4559" svg:viewBox="0 0 1813 4560">
          <text:p/>
        </draw:connector>
        <draw:connector draw:style-name="gr7" draw:text-style-name="P3" draw:layer="layout" draw:type="line" svg:x1="10.969cm" svg:y1="10.366cm" svg:x2="12.056cm" svg:y2="8.306cm" draw:start-shape="id233" draw:start-glue-point="11" draw:end-shape="id232" draw:end-glue-point="8" svg:d="M10969 10366l1087-2060" svg:viewBox="0 0 1088 2061">
          <text:p/>
        </draw:connector>
        <draw:connector draw:style-name="gr7" draw:text-style-name="P3" draw:layer="layout" draw:type="line" svg:x1="10.906cm" svg:y1="7.756cm" svg:x2="9.704cm" svg:y2="8.654cm" draw:start-shape="id232" draw:start-glue-point="6" draw:end-shape="id231" svg:d="M10906 7756l-1202 898" svg:viewBox="0 0 1203 899">
          <text:p/>
        </draw:connector>
        <draw:connector draw:style-name="gr7" draw:text-style-name="P3" draw:layer="layout" draw:type="line" svg:x1="9.368cm" svg:y1="9.043cm" svg:x2="9.341cm" svg:y2="10.366cm" draw:start-shape="id231" draw:start-glue-point="9" draw:end-shape="id233" draw:end-glue-point="5" svg:d="M9368 9043l-27 1323" svg:viewBox="0 0 28 1324">
          <text:p/>
        </draw:connector>
        <draw:connector draw:style-name="gr7" draw:text-style-name="P3" draw:layer="layout" draw:type="line" svg:x1="5.651cm" svg:y1="7.101cm" svg:x2="3.464cm" svg:y2="3.639cm" draw:start-shape="id234" draw:start-glue-point="4" draw:end-shape="id226" draw:end-glue-point="9" svg:d="M5651 7101l-2187-3462" svg:viewBox="0 0 2188 3463">
          <text:p/>
        </draw:connector>
        <draw:connector draw:style-name="gr7" draw:text-style-name="P3" draw:layer="layout" draw:type="line" svg:x1="7.74cm" svg:y1="9.043cm" svg:x2="7.467cm" svg:y2="10.664cm" draw:start-shape="id231" draw:start-glue-point="7" draw:end-shape="id235" draw:end-glue-point="11" svg:d="M7740 9043l-273 1621" svg:viewBox="0 0 274 1622">
          <text:p/>
        </draw:connector>
        <draw:connector draw:style-name="gr7" draw:text-style-name="P3" draw:layer="layout" draw:type="line" svg:x1="5.839cm" svg:y1="10.664cm" svg:x2="3.466cm" svg:y2="10.341cm" draw:start-shape="id235" draw:start-glue-point="5" draw:end-shape="id236" draw:end-glue-point="9" svg:d="M5839 10664l-2373-323" svg:viewBox="0 0 2374 324">
          <text:p/>
        </draw:connector>
        <draw:connector draw:style-name="gr28" draw:text-style-name="P3" draw:layer="layout" draw:type="line" svg:x1="3.466cm" svg:y1="9.563cm" svg:x2="4.837cm" svg:y2="8.04cm" draw:start-shape="id236" draw:start-glue-point="11" draw:end-shape="id234" draw:end-glue-point="7" svg:d="M3466 9563l1371-1523" svg:viewBox="0 0 1372 1524">
          <text:p/>
        </draw:connector>
        <draw:frame draw:style-name="gr33" draw:text-style-name="P13" draw:layer="layout" svg:width="0.904cm" svg:height="0.988cm" svg:x="1.4cm" svg:y="1.4cm">
          <draw:text-box>
            <text:p text:style-name="P12"><text:span text:style-name="T1">7</text:span></text:p>
          </draw:text-box>
        </draw:frame>
        <draw:frame draw:style-name="gr33" draw:text-style-name="P14" draw:layer="layout" svg:width="2.411cm" svg:height="0.624cm" svg:x="1.2cm" svg:y="12cm">
          <draw:text-box>
            <text:p>Pilha: <text:span text:style-name="T2">Isabel</text:span></text:p>
          </draw:text-box>
        </draw:frame>
        <draw:frame draw:style-name="gr33" draw:text-style-name="P14" draw:layer="layout" svg:width="1.471cm" svg:height="0.624cm" svg:x="2.101cm" svg:y="11.6cm">
          <draw:text-box>
            <text:p>Elaine</text:p>
          </draw:text-box>
        </draw:frame>
        <draw:frame draw:style-name="gr33" draw:text-style-name="P14" draw:layer="layout" svg:width="1.565cm" svg:height="0.624cm" svg:x="2.102cm" svg:y="11.2cm">
          <draw:text-box>
            <text:p>Fátima</text:p>
          </draw:text-box>
        </draw:frame>
        <draw:custom-shape draw:style-name="gr34" draw:text-style-name="P4" draw:layer="layout" svg:width="12.7cm" svg:height="11.8cm" svg:x="1cm" svg:y="15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237" draw:id="id237" draw:layer="layout" svg:width="2.3cm" svg:height="1.1cm" svg:x="1.5cm" svg:y="17.2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38" draw:id="id238" draw:layer="layout" svg:width="2.3cm" svg:height="1.1cm" svg:x="5.001cm" svg:y="15.9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41" draw:id="id241" draw:layer="layout" svg:width="2.3cm" svg:height="1.1cm" svg:x="8.902cm" svg:y="15.9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40" draw:id="id240" draw:layer="layout" svg:width="2.3cm" svg:height="1.1cm" svg:x="1.501cm" svg:y="20.1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45" draw:id="id245" draw:layer="layout" svg:width="2.3cm" svg:height="1.1cm" svg:x="4.501cm" svg:y="21.6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47" draw:id="id247" draw:layer="layout" svg:width="2.3cm" svg:height="1.1cm" svg:x="1.502cm" svg:y="23.9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46" draw:id="id246" draw:layer="layout" svg:width="2.3cm" svg:height="1.1cm" svg:x="5.503cm" svg:y="25.0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42" draw:id="id242" draw:layer="layout" svg:width="2.3cm" svg:height="1.1cm" svg:x="7.404cm" svg:y="22.6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44" draw:id="id244" draw:layer="layout" svg:width="2.3cm" svg:height="1.1cm" svg:x="9.005cm" svg:y="24.7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43" draw:id="id243" draw:layer="layout" svg:width="2.3cm" svg:height="1.1cm" svg:x="10.906cm" svg:y="21.7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39" draw:id="id239" draw:layer="layout" svg:width="2.3cm" svg:height="1.1cm" svg:x="8.007cm" svg:y="19.2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17.361cm" svg:x2="5.001cm" svg:y2="16.451cm" draw:start-shape="id237" draw:start-glue-point="11" draw:end-shape="id238" draw:end-glue-point="6" svg:d="M3464 17361l1537-910" svg:viewBox="0 0 1538 911">
          <text:p/>
        </draw:connector>
        <draw:connector draw:style-name="gr7" draw:text-style-name="P3" draw:layer="layout" draw:type="line" svg:x1="6.965cm" svg:y1="16.84cm" svg:x2="8.343cm" svg:y2="19.368cm" draw:start-shape="id238" draw:start-glue-point="9" draw:end-shape="id239" draw:end-glue-point="5" svg:d="M6965 16840l1378 2528" svg:viewBox="0 0 1379 2529">
          <text:p/>
        </draw:connector>
        <draw:connector draw:style-name="gr7" draw:text-style-name="P3" draw:layer="layout" draw:type="line" svg:x1="3.801cm" svg:y1="20.651cm" svg:x2="9.238cm" svg:y2="16.841cm" draw:start-shape="id240" draw:start-glue-point="10" draw:end-shape="id241" draw:end-glue-point="7" svg:d="M3801 20651l5437-3810" svg:viewBox="0 0 5438 3811">
          <text:p/>
        </draw:connector>
        <draw:connector draw:style-name="gr28" draw:text-style-name="P3" draw:layer="layout" draw:type="line" svg:x1="6.151cm" svg:y1="17.001cm" svg:x2="7.74cm" svg:y2="22.765cm" draw:start-shape="id238" draw:start-glue-point="8" draw:end-shape="id242" draw:end-glue-point="5" svg:d="M6151 17001l1589 5764" svg:viewBox="0 0 1590 5765">
          <text:p/>
        </draw:connector>
        <draw:connector draw:style-name="gr7" draw:text-style-name="P3" draw:layer="layout" draw:type="line" svg:x1="9.971cm" svg:y1="20.146cm" svg:x2="11.242cm" svg:y2="21.867cm" draw:start-shape="id239" draw:start-glue-point="9" draw:end-shape="id243" draw:end-glue-point="5" svg:d="M9971 20146l1271 1721" svg:viewBox="0 0 1272 1722">
          <text:p/>
        </draw:connector>
        <draw:connector draw:style-name="gr7" draw:text-style-name="P3" draw:layer="layout" draw:type="line" svg:x1="9.157cm" svg:y1="20.307cm" svg:x2="10.969cm" svg:y2="24.866cm" draw:start-shape="id239" draw:start-glue-point="8" draw:end-shape="id244" draw:end-glue-point="11" svg:d="M9157 20307l1812 4559" svg:viewBox="0 0 1813 4560">
          <text:p/>
        </draw:connector>
        <draw:connector draw:style-name="gr7" draw:text-style-name="P3" draw:layer="layout" draw:type="line" svg:x1="10.969cm" svg:y1="24.866cm" svg:x2="12.056cm" svg:y2="22.806cm" draw:start-shape="id244" draw:start-glue-point="11" draw:end-shape="id243" draw:end-glue-point="8" svg:d="M10969 24866l1087-2060" svg:viewBox="0 0 1088 2061">
          <text:p/>
        </draw:connector>
        <draw:connector draw:style-name="gr7" draw:text-style-name="P3" draw:layer="layout" draw:type="line" svg:x1="10.906cm" svg:y1="22.256cm" svg:x2="9.704cm" svg:y2="23.154cm" draw:start-shape="id243" draw:start-glue-point="6" draw:end-shape="id242" svg:d="M10906 22256l-1202 898" svg:viewBox="0 0 1203 899">
          <text:p/>
        </draw:connector>
        <draw:connector draw:style-name="gr7" draw:text-style-name="P3" draw:layer="layout" draw:type="line" svg:x1="9.368cm" svg:y1="23.543cm" svg:x2="9.341cm" svg:y2="24.866cm" draw:start-shape="id242" draw:start-glue-point="9" draw:end-shape="id244" draw:end-glue-point="5" svg:d="M9368 23543l-27 1323" svg:viewBox="0 0 28 1324">
          <text:p/>
        </draw:connector>
        <draw:connector draw:style-name="gr7" draw:text-style-name="P3" draw:layer="layout" draw:type="line" svg:x1="5.651cm" svg:y1="21.601cm" svg:x2="3.464cm" svg:y2="18.139cm" draw:start-shape="id245" draw:start-glue-point="4" draw:end-shape="id237" draw:end-glue-point="9" svg:d="M5651 21601l-2187-3462" svg:viewBox="0 0 2188 3463">
          <text:p/>
        </draw:connector>
        <draw:connector draw:style-name="gr7" draw:text-style-name="P3" draw:layer="layout" draw:type="line" svg:x1="7.74cm" svg:y1="23.543cm" svg:x2="7.467cm" svg:y2="25.164cm" draw:start-shape="id242" draw:start-glue-point="7" draw:end-shape="id246" draw:end-glue-point="11" svg:d="M7740 23543l-273 1621" svg:viewBox="0 0 274 1622">
          <text:p/>
        </draw:connector>
        <draw:connector draw:style-name="gr7" draw:text-style-name="P3" draw:layer="layout" draw:type="line" svg:x1="5.839cm" svg:y1="25.164cm" svg:x2="3.466cm" svg:y2="24.841cm" draw:start-shape="id246" draw:start-glue-point="5" draw:end-shape="id247" draw:end-glue-point="9" svg:d="M5839 25164l-2373-323" svg:viewBox="0 0 2374 324">
          <text:p/>
        </draw:connector>
        <draw:connector draw:style-name="gr28" draw:text-style-name="P3" draw:layer="layout" draw:type="line" svg:x1="3.466cm" svg:y1="24.063cm" svg:x2="4.837cm" svg:y2="22.54cm" draw:start-shape="id247" draw:start-glue-point="11" draw:end-shape="id245" draw:end-glue-point="7" svg:d="M3466 24063l1371-1523" svg:viewBox="0 0 1372 1524">
          <text:p/>
        </draw:connector>
        <draw:frame draw:style-name="gr33" draw:text-style-name="P13" draw:layer="layout" svg:width="0.904cm" svg:height="0.988cm" svg:x="1.4cm" svg:y="15.9cm">
          <draw:text-box>
            <text:p text:style-name="P12"><text:span text:style-name="T1">8</text:span></text:p>
          </draw:text-box>
        </draw:frame>
        <draw:frame draw:style-name="gr33" draw:text-style-name="P14" draw:layer="layout" svg:width="2.411cm" svg:height="0.624cm" svg:x="1.2cm" svg:y="26.5cm">
          <draw:text-box>
            <text:p>Pilha: <text:span text:style-name="T2">Isabel</text:span></text:p>
          </draw:text-box>
        </draw:frame>
        <draw:frame draw:style-name="gr33" draw:text-style-name="P14" draw:layer="layout" svg:width="1.471cm" svg:height="0.624cm" svg:x="2.101cm" svg:y="26.1cm">
          <draw:text-box>
            <text:p>Elaine</text:p>
          </draw:text-box>
        </draw:frame>
      </draw:page>
      <draw:page draw:name="page13" draw:style-name="dp1" draw:master-page-name="Padrão">
        <draw:custom-shape draw:style-name="gr34" draw:text-style-name="P4" draw:layer="layout" svg:width="12.7cm" svg:height="11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248" draw:id="id248" draw:layer="layout" svg:width="2.3cm" svg:height="1.1cm" svg:x="1.5cm" svg:y="2.7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49" draw:id="id249" draw:layer="layout" svg:width="2.3cm" svg:height="1.1cm" svg:x="5.001cm" svg:y="1.4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52" draw:id="id252" draw:layer="layout" svg:width="2.3cm" svg:height="1.1cm" svg:x="8.902cm" svg:y="1.4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51" draw:id="id251" draw:layer="layout" svg:width="2.3cm" svg:height="1.1cm" svg:x="1.501cm" svg:y="5.6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56" draw:id="id256" draw:layer="layout" svg:width="2.3cm" svg:height="1.1cm" svg:x="4.501cm" svg:y="7.1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58" draw:id="id258" draw:layer="layout" svg:width="2.3cm" svg:height="1.1cm" svg:x="1.502cm" svg:y="9.4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257" draw:id="id257" draw:layer="layout" svg:width="2.3cm" svg:height="1.1cm" svg:x="5.503cm" svg:y="10.5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53" draw:id="id253" draw:layer="layout" svg:width="2.3cm" svg:height="1.1cm" svg:x="7.404cm" svg:y="8.1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55" draw:id="id255" draw:layer="layout" svg:width="2.3cm" svg:height="1.1cm" svg:x="9.005cm" svg:y="10.2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54" draw:id="id254" draw:layer="layout" svg:width="2.3cm" svg:height="1.1cm" svg:x="10.906cm" svg:y="7.2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50" draw:id="id250" draw:layer="layout" svg:width="2.3cm" svg:height="1.1cm" svg:x="8.007cm" svg:y="4.7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2.861cm" svg:x2="5.001cm" svg:y2="1.951cm" draw:start-shape="id248" draw:start-glue-point="11" draw:end-shape="id249" draw:end-glue-point="6" svg:d="M3464 2861l1537-910" svg:viewBox="0 0 1538 911">
          <text:p/>
        </draw:connector>
        <draw:connector draw:style-name="gr7" draw:text-style-name="P3" draw:layer="layout" draw:type="line" svg:x1="6.965cm" svg:y1="2.34cm" svg:x2="8.343cm" svg:y2="4.868cm" draw:start-shape="id249" draw:start-glue-point="9" draw:end-shape="id250" draw:end-glue-point="5" svg:d="M6965 2340l1378 2528" svg:viewBox="0 0 1379 2529">
          <text:p/>
        </draw:connector>
        <draw:connector draw:style-name="gr7" draw:text-style-name="P3" draw:layer="layout" draw:type="line" svg:x1="3.801cm" svg:y1="6.151cm" svg:x2="9.238cm" svg:y2="2.341cm" draw:start-shape="id251" draw:start-glue-point="10" draw:end-shape="id252" draw:end-glue-point="7" svg:d="M3801 6151l5437-3810" svg:viewBox="0 0 5438 3811">
          <text:p/>
        </draw:connector>
        <draw:connector draw:style-name="gr28" draw:text-style-name="P3" draw:layer="layout" draw:type="line" svg:x1="6.151cm" svg:y1="2.501cm" svg:x2="7.74cm" svg:y2="8.265cm" draw:start-shape="id249" draw:start-glue-point="8" draw:end-shape="id253" draw:end-glue-point="5" svg:d="M6151 2501l1589 5764" svg:viewBox="0 0 1590 5765">
          <text:p/>
        </draw:connector>
        <draw:connector draw:style-name="gr7" draw:text-style-name="P3" draw:layer="layout" draw:type="line" svg:x1="9.971cm" svg:y1="5.646cm" svg:x2="11.242cm" svg:y2="7.367cm" draw:start-shape="id250" draw:start-glue-point="9" draw:end-shape="id254" draw:end-glue-point="5" svg:d="M9971 5646l1271 1721" svg:viewBox="0 0 1272 1722">
          <text:p/>
        </draw:connector>
        <draw:connector draw:style-name="gr7" draw:text-style-name="P3" draw:layer="layout" draw:type="line" svg:x1="9.157cm" svg:y1="5.807cm" svg:x2="10.969cm" svg:y2="10.366cm" draw:start-shape="id250" draw:start-glue-point="8" draw:end-shape="id255" draw:end-glue-point="11" svg:d="M9157 5807l1812 4559" svg:viewBox="0 0 1813 4560">
          <text:p/>
        </draw:connector>
        <draw:connector draw:style-name="gr7" draw:text-style-name="P3" draw:layer="layout" draw:type="line" svg:x1="10.969cm" svg:y1="10.366cm" svg:x2="12.056cm" svg:y2="8.306cm" draw:start-shape="id255" draw:start-glue-point="11" draw:end-shape="id254" draw:end-glue-point="8" svg:d="M10969 10366l1087-2060" svg:viewBox="0 0 1088 2061">
          <text:p/>
        </draw:connector>
        <draw:connector draw:style-name="gr7" draw:text-style-name="P3" draw:layer="layout" draw:type="line" svg:x1="10.906cm" svg:y1="7.756cm" svg:x2="9.704cm" svg:y2="8.654cm" draw:start-shape="id254" draw:start-glue-point="6" draw:end-shape="id253" svg:d="M10906 7756l-1202 898" svg:viewBox="0 0 1203 899">
          <text:p/>
        </draw:connector>
        <draw:connector draw:style-name="gr7" draw:text-style-name="P3" draw:layer="layout" draw:type="line" svg:x1="9.368cm" svg:y1="9.043cm" svg:x2="9.341cm" svg:y2="10.366cm" draw:start-shape="id253" draw:start-glue-point="9" draw:end-shape="id255" draw:end-glue-point="5" svg:d="M9368 9043l-27 1323" svg:viewBox="0 0 28 1324">
          <text:p/>
        </draw:connector>
        <draw:connector draw:style-name="gr7" draw:text-style-name="P3" draw:layer="layout" draw:type="line" svg:x1="5.651cm" svg:y1="7.101cm" svg:x2="3.464cm" svg:y2="3.639cm" draw:start-shape="id256" draw:start-glue-point="4" draw:end-shape="id248" draw:end-glue-point="9" svg:d="M5651 7101l-2187-3462" svg:viewBox="0 0 2188 3463">
          <text:p/>
        </draw:connector>
        <draw:connector draw:style-name="gr7" draw:text-style-name="P3" draw:layer="layout" draw:type="line" svg:x1="7.74cm" svg:y1="9.043cm" svg:x2="7.467cm" svg:y2="10.664cm" draw:start-shape="id253" draw:start-glue-point="7" draw:end-shape="id257" draw:end-glue-point="11" svg:d="M7740 9043l-273 1621" svg:viewBox="0 0 274 1622">
          <text:p/>
        </draw:connector>
        <draw:connector draw:style-name="gr7" draw:text-style-name="P3" draw:layer="layout" draw:type="line" svg:x1="5.839cm" svg:y1="10.664cm" svg:x2="3.466cm" svg:y2="10.341cm" draw:start-shape="id257" draw:start-glue-point="5" draw:end-shape="id258" draw:end-glue-point="9" svg:d="M5839 10664l-2373-323" svg:viewBox="0 0 2374 324">
          <text:p/>
        </draw:connector>
        <draw:connector draw:style-name="gr28" draw:text-style-name="P3" draw:layer="layout" draw:type="line" svg:x1="3.466cm" svg:y1="9.563cm" svg:x2="4.837cm" svg:y2="8.04cm" draw:start-shape="id258" draw:start-glue-point="11" draw:end-shape="id256" draw:end-glue-point="7" svg:d="M3466 9563l1371-1523" svg:viewBox="0 0 1372 1524">
          <text:p/>
        </draw:connector>
        <draw:frame draw:style-name="gr33" draw:text-style-name="P13" draw:layer="layout" svg:width="0.904cm" svg:height="0.988cm" svg:x="1.4cm" svg:y="1.4cm">
          <draw:text-box>
            <text:p text:style-name="P12"><text:span text:style-name="T1">9</text:span></text:p>
          </draw:text-box>
        </draw:frame>
        <draw:frame draw:style-name="gr33" draw:text-style-name="P14" draw:layer="layout" svg:width="2.411cm" svg:height="0.624cm" svg:x="1.2cm" svg:y="12cm">
          <draw:text-box>
            <text:p>Pilha: <text:span text:style-name="T2">Isabel</text:span></text:p>
          </draw:text-box>
        </draw:frame>
        <draw:custom-shape draw:style-name="gr34" draw:text-style-name="P4" draw:layer="layout" svg:width="12.7cm" svg:height="11.8cm" svg:x="1cm" svg:y="1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259" draw:id="id259" draw:layer="layout" svg:width="2.3cm" svg:height="1.1cm" svg:x="1.5cm" svg:y="18.3cm">
          <text:p text:style-name="P8">Adri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0" draw:id="id260" draw:layer="layout" svg:width="2.3cm" svg:height="1.1cm" svg:x="5.001cm" svg:y="17.001cm">
          <text:p text:style-name="P8">Jaqu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63" draw:id="id263" draw:layer="layout" svg:width="2.3cm" svg:height="1.1cm" svg:x="8.902cm" svg:y="17.002cm">
          <text:p text:style-name="P8">Danie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62" draw:id="id262" draw:layer="layout" svg:width="2.3cm" svg:height="1.1cm" svg:x="1.501cm" svg:y="21.201cm">
          <text:p text:style-name="P8">Hamil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7" draw:id="id267" draw:layer="layout" svg:width="2.3cm" svg:height="1.1cm" svg:x="4.501cm" svg:y="22.701cm">
          <text:p text:style-name="P8">Car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9" draw:id="id269" draw:layer="layout" svg:width="2.3cm" svg:height="1.1cm" svg:x="1.502cm" svg:y="25.002cm">
          <text:p text:style-name="P8">Gregó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8" draw:id="id268" draw:layer="layout" svg:width="2.3cm" svg:height="1.1cm" svg:x="5.503cm" svg:y="26.103cm">
          <text:p text:style-name="P8">Is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4" draw:id="id264" draw:layer="layout" svg:width="2.3cm" svg:height="1.1cm" svg:x="7.404cm" svg:y="23.704cm">
          <text:p text:style-name="P8">Ela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6" draw:id="id266" draw:layer="layout" svg:width="2.3cm" svg:height="1.1cm" svg:x="9.005cm" svg:y="25.805cm">
          <text:p text:style-name="P8">Quin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5" draw:id="id265" draw:layer="layout" svg:width="2.3cm" svg:height="1.1cm" svg:x="10.906cm" svg:y="22.806cm">
          <text:p text:style-name="P8">Fáti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261" draw:id="id261" draw:layer="layout" svg:width="2.3cm" svg:height="1.1cm" svg:x="8.007cm" svg:y="20.307cm">
          <text:p text:style-name="P8">Bru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464cm" svg:y1="18.461cm" svg:x2="5.001cm" svg:y2="17.551cm" draw:start-shape="id259" draw:start-glue-point="11" draw:end-shape="id260" draw:end-glue-point="6" svg:d="M3464 18461l1537-910" svg:viewBox="0 0 1538 911">
          <text:p/>
        </draw:connector>
        <draw:connector draw:style-name="gr7" draw:text-style-name="P3" draw:layer="layout" draw:type="line" svg:x1="6.965cm" svg:y1="17.94cm" svg:x2="8.343cm" svg:y2="20.468cm" draw:start-shape="id260" draw:start-glue-point="9" draw:end-shape="id261" draw:end-glue-point="5" svg:d="M6965 17940l1378 2528" svg:viewBox="0 0 1379 2529">
          <text:p/>
        </draw:connector>
        <draw:connector draw:style-name="gr7" draw:text-style-name="P3" draw:layer="layout" draw:type="line" svg:x1="3.801cm" svg:y1="21.751cm" svg:x2="9.238cm" svg:y2="17.941cm" draw:start-shape="id262" draw:start-glue-point="10" draw:end-shape="id263" draw:end-glue-point="7" svg:d="M3801 21751l5437-3810" svg:viewBox="0 0 5438 3811">
          <text:p/>
        </draw:connector>
        <draw:connector draw:style-name="gr28" draw:text-style-name="P3" draw:layer="layout" draw:type="line" svg:x1="6.151cm" svg:y1="18.101cm" svg:x2="7.74cm" svg:y2="23.865cm" draw:start-shape="id260" draw:start-glue-point="8" draw:end-shape="id264" draw:end-glue-point="5" svg:d="M6151 18101l1589 5764" svg:viewBox="0 0 1590 5765">
          <text:p/>
        </draw:connector>
        <draw:connector draw:style-name="gr7" draw:text-style-name="P3" draw:layer="layout" draw:type="line" svg:x1="9.971cm" svg:y1="21.246cm" svg:x2="11.242cm" svg:y2="22.967cm" draw:start-shape="id261" draw:start-glue-point="9" draw:end-shape="id265" draw:end-glue-point="5" svg:d="M9971 21246l1271 1721" svg:viewBox="0 0 1272 1722">
          <text:p/>
        </draw:connector>
        <draw:connector draw:style-name="gr7" draw:text-style-name="P3" draw:layer="layout" draw:type="line" svg:x1="9.157cm" svg:y1="21.407cm" svg:x2="10.969cm" svg:y2="25.966cm" draw:start-shape="id261" draw:start-glue-point="8" draw:end-shape="id266" draw:end-glue-point="11" svg:d="M9157 21407l1812 4559" svg:viewBox="0 0 1813 4560">
          <text:p/>
        </draw:connector>
        <draw:connector draw:style-name="gr7" draw:text-style-name="P3" draw:layer="layout" draw:type="line" svg:x1="10.969cm" svg:y1="25.966cm" svg:x2="12.056cm" svg:y2="23.906cm" draw:start-shape="id266" draw:start-glue-point="11" draw:end-shape="id265" draw:end-glue-point="8" svg:d="M10969 25966l1087-2060" svg:viewBox="0 0 1088 2061">
          <text:p/>
        </draw:connector>
        <draw:connector draw:style-name="gr7" draw:text-style-name="P3" draw:layer="layout" draw:type="line" svg:x1="10.906cm" svg:y1="23.356cm" svg:x2="9.704cm" svg:y2="24.254cm" draw:start-shape="id265" draw:start-glue-point="6" draw:end-shape="id264" svg:d="M10906 23356l-1202 898" svg:viewBox="0 0 1203 899">
          <text:p/>
        </draw:connector>
        <draw:connector draw:style-name="gr7" draw:text-style-name="P3" draw:layer="layout" draw:type="line" svg:x1="9.368cm" svg:y1="24.643cm" svg:x2="9.341cm" svg:y2="25.966cm" draw:start-shape="id264" draw:start-glue-point="9" draw:end-shape="id266" draw:end-glue-point="5" svg:d="M9368 24643l-27 1323" svg:viewBox="0 0 28 1324">
          <text:p/>
        </draw:connector>
        <draw:connector draw:style-name="gr7" draw:text-style-name="P3" draw:layer="layout" draw:type="line" svg:x1="5.651cm" svg:y1="22.701cm" svg:x2="3.464cm" svg:y2="19.239cm" draw:start-shape="id267" draw:start-glue-point="4" draw:end-shape="id259" draw:end-glue-point="9" svg:d="M5651 22701l-2187-3462" svg:viewBox="0 0 2188 3463">
          <text:p/>
        </draw:connector>
        <draw:connector draw:style-name="gr7" draw:text-style-name="P3" draw:layer="layout" draw:type="line" svg:x1="7.74cm" svg:y1="24.643cm" svg:x2="7.467cm" svg:y2="26.264cm" draw:start-shape="id264" draw:start-glue-point="7" draw:end-shape="id268" draw:end-glue-point="11" svg:d="M7740 24643l-273 1621" svg:viewBox="0 0 274 1622">
          <text:p/>
        </draw:connector>
        <draw:connector draw:style-name="gr7" draw:text-style-name="P3" draw:layer="layout" draw:type="line" svg:x1="5.839cm" svg:y1="26.264cm" svg:x2="3.466cm" svg:y2="25.941cm" draw:start-shape="id268" draw:start-glue-point="5" draw:end-shape="id269" draw:end-glue-point="9" svg:d="M5839 26264l-2373-323" svg:viewBox="0 0 2374 324">
          <text:p/>
        </draw:connector>
        <draw:connector draw:style-name="gr28" draw:text-style-name="P3" draw:layer="layout" draw:type="line" svg:x1="3.466cm" svg:y1="25.163cm" svg:x2="4.837cm" svg:y2="23.64cm" draw:start-shape="id269" draw:start-glue-point="11" draw:end-shape="id267" draw:end-glue-point="7" svg:d="M3466 25163l1371-1523" svg:viewBox="0 0 1372 1524">
          <text:p/>
        </draw:connector>
        <draw:frame draw:style-name="gr33" draw:text-style-name="P13" draw:layer="layout" svg:width="1.306cm" svg:height="0.988cm" svg:x="1.4cm" svg:y="17cm">
          <draw:text-box>
            <text:p text:style-name="P12"><text:span text:style-name="T1">10</text:span></text:p>
          </draw:text-box>
        </draw:frame>
        <draw:frame draw:style-name="gr33" draw:text-style-name="P14" draw:layer="layout" svg:width="2.69cm" svg:height="0.624cm" svg:x="1.2cm" svg:y="27.6cm">
          <draw:text-box>
            <text:p>Pilha: <text:span text:style-name="T2"><text:s text:c="12"/></text:span></text:p>
          </draw:text-box>
        </draw:frame>
      </draw:page>
      <draw:page draw:name="page14" draw:style-name="dp1" draw:master-page-name="Padrão">
        <draw:custom-shape draw:style-name="gr35" draw:text-style-name="P4" xml:id="id270" draw:id="id270" draw:layer="layout" svg:width="0.7cm" svg:height="0.7cm" svg:x="2.6cm" svg:y="3.4cm">
          <text:p text:style-name="P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1" draw:id="id271" draw:layer="layout" svg:width="0.7cm" svg:height="0.7cm" svg:x="4.601cm" svg:y="2.101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2" draw:id="id272" draw:layer="layout" svg:width="0.7cm" svg:height="0.7cm" svg:x="4.802cm" svg:y="4.102cm">
          <text:p text:style-name="P8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3" draw:id="id273" draw:layer="layout" svg:width="0.7cm" svg:height="0.7cm" svg:x="6.803cm" svg:y="2.303cm">
          <text:p text:style-name="P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4" draw:id="id274" draw:layer="layout" svg:width="0.7cm" svg:height="0.7cm" svg:x="5.904cm" svg:y="4.904cm">
          <text:p text:style-name="P8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5" draw:id="id275" draw:layer="layout" svg:width="0.7cm" svg:height="0.7cm" svg:x="3.205cm" svg:y="5.805cm">
          <text:p text:style-name="P8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198cm" svg:y1="3.502cm" svg:x2="4.601cm" svg:y2="2.451cm" draw:start-shape="id270" draw:start-glue-point="11" draw:end-shape="id271" draw:end-glue-point="6" svg:d="M3198 3502l1403-1051" svg:viewBox="0 0 1404 1052">
          <text:p/>
        </draw:connector>
        <draw:connector draw:style-name="gr7" draw:text-style-name="P3" draw:layer="layout" draw:type="line" svg:x1="4.951cm" svg:y1="2.801cm" svg:x2="5.152cm" svg:y2="4.102cm" draw:start-shape="id271" draw:start-glue-point="8" draw:end-shape="id272" draw:end-glue-point="4" svg:d="M4951 2801l201 1301" svg:viewBox="0 0 202 1302">
          <text:p/>
        </draw:connector>
        <draw:connector draw:style-name="gr7" draw:text-style-name="P3" draw:layer="layout" draw:type="line" svg:x1="5.4cm" svg:y1="4.204cm" svg:x2="6.905cm" svg:y2="2.901cm" draw:start-shape="id272" draw:start-glue-point="11" draw:end-shape="id273" draw:end-glue-point="7" svg:d="M5400 4204l1505-1303" svg:viewBox="0 0 1506 1304">
          <text:p/>
        </draw:connector>
        <draw:connector draw:style-name="gr7" draw:text-style-name="P3" draw:layer="layout" draw:type="line" svg:x1="5.4cm" svg:y1="4.7cm" svg:x2="6.006cm" svg:y2="5.006cm" draw:start-shape="id272" draw:start-glue-point="9" draw:end-shape="id274" draw:end-glue-point="5" svg:d="M5400 4700l606 306" svg:viewBox="0 0 607 307">
          <text:p/>
        </draw:connector>
        <draw:connector draw:style-name="gr7" draw:text-style-name="P3" draw:layer="layout" draw:type="line" svg:x1="2.95cm" svg:y1="4.1cm" svg:x2="3.555cm" svg:y2="5.805cm" draw:start-shape="id270" draw:start-glue-point="8" draw:end-shape="id275" draw:end-glue-point="4" svg:d="M2950 4100l605 1705" svg:viewBox="0 0 606 1706">
          <text:p/>
        </draw:connector>
        <draw:custom-shape draw:style-name="gr36" draw:text-style-name="P4" xml:id="id276" draw:id="id276" draw:layer="layout" svg:width="0.7cm" svg:height="0.7cm" svg:x="6cm" svg:y="9.8cm">
          <text:p text:style-name="P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8" draw:id="id278" draw:layer="layout" svg:width="0.7cm" svg:height="0.7cm" svg:x="7cm" svg:y="11.3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9" draw:id="id279" draw:layer="layout" svg:width="0.7cm" svg:height="0.7cm" svg:x="7.003cm" svg:y="13.103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80" draw:id="id280" draw:layer="layout" svg:width="0.7cm" svg:height="0.7cm" svg:x="6.2cm" svg:y="14.5cm">
          <text:p text:style-name="P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81" draw:id="id281" draw:layer="layout" svg:width="0.7cm" svg:height="0.7cm" svg:x="7.8cm" svg:y="14.5cm">
          <text:p text:style-name="P8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77" draw:id="id277" draw:layer="layout" svg:width="0.7cm" svg:height="0.7cm" svg:x="4.8cm" svg:y="11.3cm">
          <text:p text:style-name="P8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6.102cm" svg:y1="10.398cm" svg:x2="5.15cm" svg:y2="11.3cm" draw:start-shape="id276" draw:start-glue-point="7" draw:end-shape="id277" draw:end-glue-point="4" svg:d="M6102 10398l-952 902" svg:viewBox="0 0 953 903">
          <text:p/>
        </draw:connector>
        <draw:connector draw:style-name="gr7" draw:text-style-name="P3" draw:layer="layout" draw:type="line" svg:x1="6.598cm" svg:y1="10.398cm" svg:x2="7.35cm" svg:y2="11.3cm" draw:start-shape="id276" draw:start-glue-point="9" draw:end-shape="id278" draw:end-glue-point="4" svg:d="M6598 10398l752 902" svg:viewBox="0 0 753 903">
          <text:p/>
        </draw:connector>
        <draw:connector draw:style-name="gr7" draw:text-style-name="P3" draw:layer="layout" draw:type="line" svg:x1="7.35cm" svg:y1="12cm" svg:x2="7.353cm" svg:y2="13.103cm" draw:start-shape="id278" draw:start-glue-point="8" draw:end-shape="id279" draw:end-glue-point="4" svg:d="M7350 12000l3 1103" svg:viewBox="0 0 4 1104">
          <text:p/>
        </draw:connector>
        <draw:connector draw:style-name="gr7" draw:text-style-name="P3" draw:layer="layout" draw:type="line" svg:x1="7.105cm" svg:y1="13.701cm" svg:x2="6.55cm" svg:y2="14.5cm" draw:start-shape="id279" draw:start-glue-point="7" draw:end-shape="id280" draw:end-glue-point="4" svg:d="M7105 13701l-555 799" svg:viewBox="0 0 556 800">
          <text:p/>
        </draw:connector>
        <draw:connector draw:style-name="gr7" draw:text-style-name="P3" draw:layer="layout" draw:type="line" svg:x1="7.601cm" svg:y1="13.701cm" svg:x2="8.15cm" svg:y2="14.5cm" draw:start-shape="id279" draw:start-glue-point="9" draw:end-shape="id281" draw:end-glue-point="4" svg:d="M7601 13701l549 799" svg:viewBox="0 0 550 800">
          <text:p/>
        </draw:connector>
        <draw:custom-shape draw:style-name="gr36" draw:text-style-name="P4" xml:id="id286" draw:id="id286" draw:layer="layout" svg:width="0.7cm" svg:height="0.7cm" svg:x="13.4cm" svg:y="12.7cm">
          <text:p text:style-name="P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83" draw:id="id283" draw:layer="layout" svg:width="0.7cm" svg:height="0.7cm" svg:x="13.4cm" svg:y="11.2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82" draw:id="id282" draw:layer="layout" svg:width="0.7cm" svg:height="0.7cm" svg:x="14.8cm" svg:y="9.6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85" draw:id="id285" draw:layer="layout" svg:width="0.7cm" svg:height="0.7cm" svg:x="14.8cm" svg:y="11.2cm">
          <text:p text:style-name="P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84" draw:id="id284" draw:layer="layout" svg:width="0.7cm" svg:height="0.7cm" svg:x="16.2cm" svg:y="11.2cm">
          <text:p text:style-name="P8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287" draw:id="id287" draw:layer="layout" svg:width="0.7cm" svg:height="0.7cm" svg:x="13.4cm" svg:y="14.2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4.902cm" svg:y1="10.198cm" svg:x2="13.75cm" svg:y2="11.2cm" draw:start-shape="id282" draw:start-glue-point="7" draw:end-shape="id283" draw:end-glue-point="4" svg:d="M14902 10198l-1152 1002" svg:viewBox="0 0 1153 1003">
          <text:p/>
        </draw:connector>
        <draw:connector draw:style-name="gr7" draw:text-style-name="P3" draw:layer="layout" draw:type="line" svg:x1="15.398cm" svg:y1="10.198cm" svg:x2="16.55cm" svg:y2="11.2cm" draw:start-shape="id282" draw:start-glue-point="9" draw:end-shape="id284" draw:end-glue-point="4" svg:d="M15398 10198l1152 1002" svg:viewBox="0 0 1153 1003">
          <text:p/>
        </draw:connector>
        <draw:connector draw:style-name="gr7" draw:text-style-name="P3" draw:layer="layout" draw:type="line" svg:x1="15.15cm" svg:y1="10.3cm" svg:x2="15.15cm" svg:y2="11.2cm" draw:start-shape="id282" draw:start-glue-point="8" draw:end-shape="id285" draw:end-glue-point="4" svg:d="M15150 10300v900" svg:viewBox="0 0 1 901">
          <text:p/>
        </draw:connector>
        <draw:connector draw:style-name="gr7" draw:text-style-name="P3" draw:layer="layout" draw:type="line" svg:x1="13.75cm" svg:y1="11.9cm" svg:x2="13.75cm" svg:y2="12.7cm" draw:start-shape="id283" draw:start-glue-point="8" draw:end-shape="id286" draw:end-glue-point="4" svg:d="M13750 11900v800" svg:viewBox="0 0 1 801">
          <text:p/>
        </draw:connector>
        <draw:connector draw:style-name="gr7" draw:text-style-name="P3" draw:layer="layout" draw:type="line" svg:x1="13.75cm" svg:y1="13.4cm" svg:x2="13.75cm" svg:y2="14.2cm" draw:start-shape="id286" draw:start-glue-point="8" draw:end-shape="id287" draw:end-glue-point="4" svg:d="M13750 13400v800" svg:viewBox="0 0 1 801">
          <text:p/>
        </draw:connector>
        <draw:custom-shape draw:style-name="gr36" draw:text-style-name="P4" xml:id="id288" draw:id="id288" draw:layer="layout" svg:width="0.7cm" svg:height="0.7cm" svg:x="10.001cm" svg:y="18.401cm">
          <text:p text:style-name="P8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draw:layer="layout" svg:width="0.7cm" svg:height="0.7cm" svg:x="7.702cm" svg:y="20.102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89" draw:id="id289" draw:layer="layout" svg:width="0.7cm" svg:height="0.7cm" svg:x="7.703cm" svg:y="20.103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0" draw:id="id290" draw:layer="layout" svg:width="0.7cm" svg:height="0.7cm" svg:x="12.304cm" svg:y="20.104cm">
          <text:p text:style-name="P8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4" draw:id="id294" draw:layer="layout" svg:width="0.7cm" svg:height="0.7cm" svg:x="8.704cm" svg:y="21.804cm">
          <text:p text:style-name="P8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3" draw:id="id293" draw:layer="layout" svg:width="0.7cm" svg:height="0.7cm" svg:x="6.805cm" svg:y="21.805cm">
          <text:p text:style-name="P8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5" draw:id="id295" draw:layer="layout" svg:width="0.7cm" svg:height="0.7cm" svg:x="7.306cm" svg:y="23.206cm">
          <text:p text:style-name="P8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6" draw:id="id296" draw:layer="layout" svg:width="0.7cm" svg:height="0.7cm" svg:x="8.307cm" svg:y="23.207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7" draw:id="id297" draw:layer="layout" svg:width="0.7cm" svg:height="0.7cm" svg:x="9.208cm" svg:y="23.208cm">
          <text:p text:style-name="P8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8" draw:id="id298" draw:layer="layout" svg:width="0.7cm" svg:height="0.7cm" svg:x="7.609cm" svg:y="24.609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1" draw:id="id291" draw:layer="layout" svg:width="0.7cm" svg:height="0.7cm" svg:x="11.506cm" svg:y="21.806cm">
          <text:p text:style-name="P8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2" draw:id="id292" draw:layer="layout" svg:width="0.7cm" svg:height="0.7cm" svg:x="13.107cm" svg:y="21.807cm">
          <text:p text:style-name="P8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299" draw:id="id299" draw:layer="layout" svg:width="0.7cm" svg:height="0.7cm" svg:x="12.608cm" svg:y="23.108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0" draw:id="id300" draw:layer="layout" svg:width="0.7cm" svg:height="0.7cm" svg:x="13.609cm" svg:y="23.109cm">
          <text:p text:style-name="P8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1" draw:id="id301" draw:layer="layout" svg:width="0.7cm" svg:height="0.7cm" svg:x="13.21cm" svg:y="24.41cm">
          <text:p text:style-name="P8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0.103cm" svg:y1="18.999cm" svg:x2="8.301cm" svg:y2="20.205cm" draw:start-shape="id288" draw:start-glue-point="7" draw:end-shape="id289" draw:end-glue-point="11" svg:d="M10103 18999l-1802 1206" svg:viewBox="0 0 1803 1207">
          <text:p/>
        </draw:connector>
        <draw:connector draw:style-name="gr7" draw:text-style-name="P3" draw:layer="layout" draw:type="line" svg:x1="10.599cm" svg:y1="18.999cm" svg:x2="12.406cm" svg:y2="20.206cm" draw:start-shape="id288" draw:start-glue-point="9" draw:end-shape="id290" draw:end-glue-point="5" svg:d="M10599 18999l1807 1207" svg:viewBox="0 0 1808 1208">
          <text:p/>
        </draw:connector>
        <draw:connector draw:style-name="gr7" draw:text-style-name="P3" draw:layer="layout" draw:type="line" svg:x1="12.406cm" svg:y1="20.702cm" svg:x2="11.856cm" svg:y2="21.806cm" draw:start-shape="id290" draw:start-glue-point="7" draw:end-shape="id291" draw:end-glue-point="4" svg:d="M12406 20702l-550 1104" svg:viewBox="0 0 551 1105">
          <text:p/>
        </draw:connector>
        <draw:connector draw:style-name="gr7" draw:text-style-name="P3" draw:layer="layout" draw:type="line" svg:x1="12.902cm" svg:y1="20.702cm" svg:x2="13.457cm" svg:y2="21.807cm" draw:start-shape="id290" draw:start-glue-point="9" draw:end-shape="id292" draw:end-glue-point="4" svg:d="M12902 20702l555 1105" svg:viewBox="0 0 556 1106">
          <text:p/>
        </draw:connector>
        <draw:connector draw:style-name="gr7" draw:text-style-name="P3" draw:layer="layout" draw:type="line" svg:x1="7.805cm" svg:y1="20.701cm" svg:x2="7.155cm" svg:y2="21.805cm" draw:start-shape="id289" draw:start-glue-point="7" draw:end-shape="id293" draw:end-glue-point="4" svg:d="M7805 20701l-650 1104" svg:viewBox="0 0 651 1105">
          <text:p/>
        </draw:connector>
        <draw:connector draw:style-name="gr7" draw:text-style-name="P3" draw:layer="layout" draw:type="line" svg:x1="8.301cm" svg:y1="20.701cm" svg:x2="9.054cm" svg:y2="21.804cm" draw:start-shape="id289" draw:start-glue-point="9" draw:end-shape="id294" draw:end-glue-point="4" svg:d="M8301 20701l753 1103" svg:viewBox="0 0 754 1104">
          <text:p/>
        </draw:connector>
        <draw:connector draw:style-name="gr7" draw:text-style-name="P3" draw:layer="layout" draw:type="line" svg:x1="7.155cm" svg:y1="22.505cm" svg:x2="7.656cm" svg:y2="23.206cm" draw:start-shape="id293" draw:start-glue-point="8" draw:end-shape="id295" draw:end-glue-point="4" svg:d="M7155 22505l501 701" svg:viewBox="0 0 502 702">
          <text:p/>
        </draw:connector>
        <draw:connector draw:style-name="gr7" draw:text-style-name="P3" draw:layer="layout" draw:type="line" svg:x1="9.054cm" svg:y1="22.504cm" svg:x2="8.657cm" svg:y2="23.207cm" draw:start-shape="id294" draw:start-glue-point="8" draw:end-shape="id296" draw:end-glue-point="4" svg:d="M9054 22504l-397 703" svg:viewBox="0 0 398 704">
          <text:p/>
        </draw:connector>
        <draw:connector draw:style-name="gr7" draw:text-style-name="P3" draw:layer="layout" draw:type="line" svg:x1="9.054cm" svg:y1="22.504cm" svg:x2="9.558cm" svg:y2="23.208cm" draw:start-shape="id294" draw:start-glue-point="8" draw:end-shape="id297" draw:end-glue-point="4" svg:d="M9054 22504l504 704" svg:viewBox="0 0 505 705">
          <text:p/>
        </draw:connector>
        <draw:connector draw:style-name="gr7" draw:text-style-name="P3" draw:layer="layout" draw:type="line" svg:x1="7.656cm" svg:y1="23.906cm" svg:x2="7.959cm" svg:y2="24.609cm" draw:start-shape="id295" draw:start-glue-point="8" draw:end-shape="id298" draw:end-glue-point="4" svg:d="M7656 23906l303 703" svg:viewBox="0 0 304 704">
          <text:p/>
        </draw:connector>
        <draw:connector draw:style-name="gr7" draw:text-style-name="P3" draw:layer="layout" draw:type="line" svg:x1="13.209cm" svg:y1="22.405cm" svg:x2="12.958cm" svg:y2="23.108cm" draw:start-shape="id292" draw:start-glue-point="7" draw:end-shape="id299" draw:end-glue-point="4" svg:d="M13209 22405l-251 703" svg:viewBox="0 0 252 704">
          <text:p/>
        </draw:connector>
        <draw:connector draw:style-name="gr7" draw:text-style-name="P3" draw:layer="layout" draw:type="line" svg:x1="13.705cm" svg:y1="22.405cm" svg:x2="13.959cm" svg:y2="23.109cm" draw:start-shape="id292" draw:start-glue-point="9" draw:end-shape="id300" draw:end-glue-point="4" svg:d="M13705 22405l254 704" svg:viewBox="0 0 255 705">
          <text:p/>
        </draw:connector>
        <draw:connector draw:style-name="gr7" draw:text-style-name="P3" draw:layer="layout" draw:type="line" svg:x1="13.959cm" svg:y1="23.809cm" svg:x2="13.56cm" svg:y2="24.41cm" draw:start-shape="id300" draw:start-glue-point="8" draw:end-shape="id301" draw:end-glue-point="4" svg:d="M13959 23809l-399 601" svg:viewBox="0 0 400 602">
          <text:p/>
        </draw:connector>
      </draw:page>
      <draw:page draw:name="page15" draw:style-name="dp1" draw:master-page-name="Padrão">
        <draw:custom-shape draw:style-name="gr36" draw:text-style-name="P4" xml:id="id302" draw:id="id302" draw:layer="layout" svg:width="0.7cm" svg:height="0.7cm" svg:x="10.296cm" svg:y="2.692cm">
          <text:p text:style-name="P8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draw:layer="layout" svg:width="0.7cm" svg:height="0.7cm" svg:x="7.997cm" svg:y="4.393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3" draw:id="id303" draw:layer="layout" svg:width="0.7cm" svg:height="0.7cm" svg:x="7.998cm" svg:y="4.394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4" draw:id="id304" draw:layer="layout" svg:width="0.7cm" svg:height="0.7cm" svg:x="12.599cm" svg:y="4.395cm">
          <text:p text:style-name="P8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8" draw:id="id308" draw:layer="layout" svg:width="0.7cm" svg:height="0.7cm" svg:x="8.999cm" svg:y="6.095cm">
          <text:p text:style-name="P8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7" draw:id="id307" draw:layer="layout" svg:width="0.7cm" svg:height="0.7cm" svg:x="7.1cm" svg:y="6.096cm">
          <text:p text:style-name="P8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9" draw:id="id309" draw:layer="layout" svg:width="0.7cm" svg:height="0.7cm" svg:x="7.601cm" svg:y="7.497cm">
          <text:p text:style-name="P8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0" draw:id="id310" draw:layer="layout" svg:width="0.7cm" svg:height="0.7cm" svg:x="8.602cm" svg:y="7.498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1" draw:id="id311" draw:layer="layout" svg:width="0.7cm" svg:height="0.7cm" svg:x="9.503cm" svg:y="7.499cm">
          <text:p text:style-name="P8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2" draw:id="id312" draw:layer="layout" svg:width="0.7cm" svg:height="0.7cm" svg:x="7.904cm" svg:y="8.9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5" draw:id="id305" draw:layer="layout" svg:width="0.7cm" svg:height="0.7cm" svg:x="11.801cm" svg:y="6.097cm">
          <text:p text:style-name="P8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06" draw:id="id306" draw:layer="layout" svg:width="0.7cm" svg:height="0.7cm" svg:x="13.402cm" svg:y="6.098cm">
          <text:p text:style-name="P8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3" draw:id="id313" draw:layer="layout" svg:width="0.7cm" svg:height="0.7cm" svg:x="12.903cm" svg:y="7.399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4" draw:id="id314" draw:layer="layout" svg:width="0.7cm" svg:height="0.7cm" svg:x="13.904cm" svg:y="7.4cm">
          <text:p text:style-name="P8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5" draw:id="id315" draw:layer="layout" svg:width="0.7cm" svg:height="0.7cm" svg:x="13.505cm" svg:y="8.701cm">
          <text:p text:style-name="P8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0.398cm" svg:y1="3.29cm" svg:x2="8.596cm" svg:y2="4.496cm" draw:start-shape="id302" draw:start-glue-point="7" draw:end-shape="id303" draw:end-glue-point="11" svg:d="M10398 3290l-1802 1206" svg:viewBox="0 0 1803 1207">
          <text:p/>
        </draw:connector>
        <draw:connector draw:style-name="gr7" draw:text-style-name="P3" draw:layer="layout" draw:type="line" svg:x1="10.894cm" svg:y1="3.29cm" svg:x2="12.701cm" svg:y2="4.497cm" draw:start-shape="id302" draw:start-glue-point="9" draw:end-shape="id304" draw:end-glue-point="5" svg:d="M10894 3290l1807 1207" svg:viewBox="0 0 1808 1208">
          <text:p/>
        </draw:connector>
        <draw:connector draw:style-name="gr7" draw:text-style-name="P3" draw:layer="layout" draw:type="line" svg:x1="12.701cm" svg:y1="4.993cm" svg:x2="12.151cm" svg:y2="6.097cm" draw:start-shape="id304" draw:start-glue-point="7" draw:end-shape="id305" draw:end-glue-point="4" svg:d="M12701 4993l-550 1104" svg:viewBox="0 0 551 1105">
          <text:p/>
        </draw:connector>
        <draw:connector draw:style-name="gr7" draw:text-style-name="P3" draw:layer="layout" draw:type="line" svg:x1="13.197cm" svg:y1="4.993cm" svg:x2="13.752cm" svg:y2="6.098cm" draw:start-shape="id304" draw:start-glue-point="9" draw:end-shape="id306" draw:end-glue-point="4" svg:d="M13197 4993l555 1105" svg:viewBox="0 0 556 1106">
          <text:p/>
        </draw:connector>
        <draw:connector draw:style-name="gr7" draw:text-style-name="P3" draw:layer="layout" draw:type="line" svg:x1="8.1cm" svg:y1="4.992cm" svg:x2="7.45cm" svg:y2="6.096cm" draw:start-shape="id303" draw:start-glue-point="7" draw:end-shape="id307" draw:end-glue-point="4" svg:d="M8100 4992l-650 1104" svg:viewBox="0 0 651 1105">
          <text:p/>
        </draw:connector>
        <draw:connector draw:style-name="gr7" draw:text-style-name="P3" draw:layer="layout" draw:type="line" svg:x1="8.596cm" svg:y1="4.992cm" svg:x2="9.349cm" svg:y2="6.095cm" draw:start-shape="id303" draw:start-glue-point="9" draw:end-shape="id308" draw:end-glue-point="4" svg:d="M8596 4992l753 1103" svg:viewBox="0 0 754 1104">
          <text:p/>
        </draw:connector>
        <draw:connector draw:style-name="gr7" draw:text-style-name="P3" draw:layer="layout" draw:type="line" svg:x1="7.45cm" svg:y1="6.796cm" svg:x2="7.951cm" svg:y2="7.497cm" draw:start-shape="id307" draw:start-glue-point="8" draw:end-shape="id309" draw:end-glue-point="4" svg:d="M7450 6796l501 701" svg:viewBox="0 0 502 702">
          <text:p/>
        </draw:connector>
        <draw:connector draw:style-name="gr7" draw:text-style-name="P3" draw:layer="layout" draw:type="line" svg:x1="9.349cm" svg:y1="6.795cm" svg:x2="8.952cm" svg:y2="7.498cm" draw:start-shape="id308" draw:start-glue-point="8" draw:end-shape="id310" draw:end-glue-point="4" svg:d="M9349 6795l-397 703" svg:viewBox="0 0 398 704">
          <text:p/>
        </draw:connector>
        <draw:connector draw:style-name="gr7" draw:text-style-name="P3" draw:layer="layout" draw:type="line" svg:x1="9.349cm" svg:y1="6.795cm" svg:x2="9.853cm" svg:y2="7.499cm" draw:start-shape="id308" draw:start-glue-point="8" draw:end-shape="id311" draw:end-glue-point="4" svg:d="M9349 6795l504 704" svg:viewBox="0 0 505 705">
          <text:p/>
        </draw:connector>
        <draw:connector draw:style-name="gr7" draw:text-style-name="P3" draw:layer="layout" draw:type="line" svg:x1="7.951cm" svg:y1="8.197cm" svg:x2="8.254cm" svg:y2="8.9cm" draw:start-shape="id309" draw:start-glue-point="8" draw:end-shape="id312" draw:end-glue-point="4" svg:d="M7951 8197l303 703" svg:viewBox="0 0 304 704">
          <text:p/>
        </draw:connector>
        <draw:connector draw:style-name="gr7" draw:text-style-name="P3" draw:layer="layout" draw:type="line" svg:x1="13.504cm" svg:y1="6.696cm" svg:x2="13.253cm" svg:y2="7.399cm" draw:start-shape="id306" draw:start-glue-point="7" draw:end-shape="id313" draw:end-glue-point="4" svg:d="M13504 6696l-251 703" svg:viewBox="0 0 252 704">
          <text:p/>
        </draw:connector>
        <draw:connector draw:style-name="gr7" draw:text-style-name="P3" draw:layer="layout" draw:type="line" svg:x1="14cm" svg:y1="6.696cm" svg:x2="14.254cm" svg:y2="7.4cm" draw:start-shape="id306" draw:start-glue-point="9" draw:end-shape="id314" draw:end-glue-point="4" svg:d="M14000 6696l254 704" svg:viewBox="0 0 255 705">
          <text:p/>
        </draw:connector>
        <draw:connector draw:style-name="gr7" draw:text-style-name="P3" draw:layer="layout" draw:type="line" svg:x1="14.254cm" svg:y1="8.1cm" svg:x2="13.855cm" svg:y2="8.701cm" draw:start-shape="id314" draw:start-glue-point="8" draw:end-shape="id315" draw:end-glue-point="4" svg:d="M14254 8100l-399 601" svg:viewBox="0 0 400 602">
          <text:p/>
        </draw:connector>
        <draw:frame draw:style-name="gr33" draw:text-style-name="P14" draw:layer="layout" svg:width="0.705cm" svg:height="0.624cm" svg:x="9.7cm" svg:y="2.4cm">
          <draw:text-box>
            <text:p>1</text:p>
          </draw:text-box>
        </draw:frame>
        <draw:frame draw:style-name="gr33" draw:text-style-name="P14" draw:layer="layout" svg:width="0.705cm" svg:height="0.624cm" svg:x="7.501cm" svg:y="4cm">
          <draw:text-box>
            <text:p>2</text:p>
          </draw:text-box>
        </draw:frame>
        <draw:frame draw:style-name="gr33" draw:text-style-name="P14" draw:layer="layout" svg:width="0.705cm" svg:height="0.624cm" svg:x="13.102cm" svg:y="4cm">
          <draw:text-box>
            <text:p>9</text:p>
          </draw:text-box>
        </draw:frame>
        <draw:frame draw:style-name="gr33" draw:text-style-name="P14" draw:layer="layout" svg:width="0.705cm" svg:height="0.624cm" svg:x="6.603cm" svg:y="5.7cm">
          <draw:text-box>
            <text:p>3</text:p>
          </draw:text-box>
        </draw:frame>
        <draw:frame draw:style-name="gr33" draw:text-style-name="P14" draw:layer="layout" svg:width="0.705cm" svg:height="0.624cm" svg:x="9.404cm" svg:y="5.7cm">
          <draw:text-box>
            <text:p>6</text:p>
          </draw:text-box>
        </draw:frame>
        <draw:frame draw:style-name="gr33" draw:text-style-name="P14" draw:layer="layout" svg:width="0.908cm" svg:height="0.624cm" svg:x="11.205cm" svg:y="5.7cm">
          <draw:text-box>
            <text:p>10</text:p>
          </draw:text-box>
        </draw:frame>
        <draw:frame draw:style-name="gr33" draw:text-style-name="P14" draw:layer="layout" svg:width="0.908cm" svg:height="0.624cm" svg:x="13.805cm" svg:y="5.7cm">
          <draw:text-box>
            <text:p>11</text:p>
          </draw:text-box>
        </draw:frame>
        <draw:frame draw:style-name="gr33" draw:text-style-name="P14" draw:layer="layout" svg:width="0.908cm" svg:height="0.624cm" svg:x="12.305cm" svg:y="7cm">
          <draw:text-box>
            <text:p>12</text:p>
          </draw:text-box>
        </draw:frame>
        <draw:frame draw:style-name="gr33" draw:text-style-name="P14" draw:layer="layout" svg:width="0.908cm" svg:height="0.624cm" svg:x="14.205cm" svg:y="7cm">
          <draw:text-box>
            <text:p>13</text:p>
          </draw:text-box>
        </draw:frame>
        <draw:frame draw:style-name="gr33" draw:text-style-name="P14" draw:layer="layout" svg:width="0.908cm" svg:height="0.624cm" svg:x="12.805cm" svg:y="8.4cm">
          <draw:text-box>
            <text:p>14</text:p>
          </draw:text-box>
        </draw:frame>
        <draw:frame draw:style-name="gr33" draw:text-style-name="P14" draw:layer="layout" svg:width="0.705cm" svg:height="0.624cm" svg:x="7.405cm" svg:y="8.6cm">
          <draw:text-box>
            <text:p>5</text:p>
          </draw:text-box>
        </draw:frame>
        <draw:frame draw:style-name="gr33" draw:text-style-name="P14" draw:layer="layout" svg:width="0.705cm" svg:height="0.624cm" svg:x="7.106cm" svg:y="7.2cm">
          <draw:text-box>
            <text:p>4</text:p>
          </draw:text-box>
        </draw:frame>
        <draw:frame draw:style-name="gr33" draw:text-style-name="P14" draw:layer="layout" svg:width="0.705cm" svg:height="0.624cm" svg:x="8.207cm" svg:y="7.2cm">
          <draw:text-box>
            <text:p>7</text:p>
          </draw:text-box>
        </draw:frame>
        <draw:frame draw:style-name="gr33" draw:text-style-name="P14" draw:layer="layout" svg:width="0.705cm" svg:height="0.624cm" svg:x="9.908cm" svg:y="7.2cm">
          <draw:text-box>
            <text:p>8</text:p>
          </draw:text-box>
        </draw:frame>
        <draw:custom-shape draw:style-name="gr36" draw:text-style-name="P4" xml:id="id316" draw:id="id316" draw:layer="layout" svg:width="0.7cm" svg:height="0.7cm" svg:x="10.296cm" svg:y="11.702cm">
          <text:p text:style-name="P8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draw:layer="layout" svg:width="0.7cm" svg:height="0.7cm" svg:x="7.997cm" svg:y="13.403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7" draw:id="id317" draw:layer="layout" svg:width="0.7cm" svg:height="0.7cm" svg:x="7.998cm" svg:y="13.404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8" draw:id="id318" draw:layer="layout" svg:width="0.7cm" svg:height="0.7cm" svg:x="12.599cm" svg:y="13.405cm">
          <text:p text:style-name="P8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2" draw:id="id322" draw:layer="layout" svg:width="0.7cm" svg:height="0.7cm" svg:x="8.999cm" svg:y="15.105cm">
          <text:p text:style-name="P8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1" draw:id="id321" draw:layer="layout" svg:width="0.7cm" svg:height="0.7cm" svg:x="7.1cm" svg:y="15.106cm">
          <text:p text:style-name="P8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3" draw:id="id323" draw:layer="layout" svg:width="0.7cm" svg:height="0.7cm" svg:x="7.601cm" svg:y="16.507cm">
          <text:p text:style-name="P8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4" draw:id="id324" draw:layer="layout" svg:width="0.7cm" svg:height="0.7cm" svg:x="8.602cm" svg:y="16.508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5" draw:id="id325" draw:layer="layout" svg:width="0.7cm" svg:height="0.7cm" svg:x="9.503cm" svg:y="16.509cm">
          <text:p text:style-name="P8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6" draw:id="id326" draw:layer="layout" svg:width="0.7cm" svg:height="0.7cm" svg:x="7.904cm" svg:y="17.91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19" draw:id="id319" draw:layer="layout" svg:width="0.7cm" svg:height="0.7cm" svg:x="11.801cm" svg:y="15.107cm">
          <text:p text:style-name="P8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0" draw:id="id320" draw:layer="layout" svg:width="0.7cm" svg:height="0.7cm" svg:x="13.402cm" svg:y="15.108cm">
          <text:p text:style-name="P8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7" draw:id="id327" draw:layer="layout" svg:width="0.7cm" svg:height="0.7cm" svg:x="12.903cm" svg:y="16.409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8" draw:id="id328" draw:layer="layout" svg:width="0.7cm" svg:height="0.7cm" svg:x="13.904cm" svg:y="16.41cm">
          <text:p text:style-name="P8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29" draw:id="id329" draw:layer="layout" svg:width="0.7cm" svg:height="0.7cm" svg:x="13.505cm" svg:y="17.711cm">
          <text:p text:style-name="P8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0.398cm" svg:y1="12.3cm" svg:x2="8.596cm" svg:y2="13.506cm" draw:start-shape="id316" draw:start-glue-point="7" draw:end-shape="id317" draw:end-glue-point="11" svg:d="M10398 12300l-1802 1206" svg:viewBox="0 0 1803 1207">
          <text:p/>
        </draw:connector>
        <draw:connector draw:style-name="gr7" draw:text-style-name="P3" draw:layer="layout" draw:type="line" svg:x1="10.894cm" svg:y1="12.3cm" svg:x2="12.701cm" svg:y2="13.507cm" draw:start-shape="id316" draw:start-glue-point="9" draw:end-shape="id318" draw:end-glue-point="5" svg:d="M10894 12300l1807 1207" svg:viewBox="0 0 1808 1208">
          <text:p/>
        </draw:connector>
        <draw:connector draw:style-name="gr7" draw:text-style-name="P3" draw:layer="layout" draw:type="line" svg:x1="12.701cm" svg:y1="14.003cm" svg:x2="12.151cm" svg:y2="15.107cm" draw:start-shape="id318" draw:start-glue-point="7" draw:end-shape="id319" draw:end-glue-point="4" svg:d="M12701 14003l-550 1104" svg:viewBox="0 0 551 1105">
          <text:p/>
        </draw:connector>
        <draw:connector draw:style-name="gr7" draw:text-style-name="P3" draw:layer="layout" draw:type="line" svg:x1="13.197cm" svg:y1="14.003cm" svg:x2="13.752cm" svg:y2="15.108cm" draw:start-shape="id318" draw:start-glue-point="9" draw:end-shape="id320" draw:end-glue-point="4" svg:d="M13197 14003l555 1105" svg:viewBox="0 0 556 1106">
          <text:p/>
        </draw:connector>
        <draw:connector draw:style-name="gr7" draw:text-style-name="P3" draw:layer="layout" draw:type="line" svg:x1="8.1cm" svg:y1="14.002cm" svg:x2="7.45cm" svg:y2="15.106cm" draw:start-shape="id317" draw:start-glue-point="7" draw:end-shape="id321" draw:end-glue-point="4" svg:d="M8100 14002l-650 1104" svg:viewBox="0 0 651 1105">
          <text:p/>
        </draw:connector>
        <draw:connector draw:style-name="gr7" draw:text-style-name="P3" draw:layer="layout" draw:type="line" svg:x1="8.596cm" svg:y1="14.002cm" svg:x2="9.349cm" svg:y2="15.105cm" draw:start-shape="id317" draw:start-glue-point="9" draw:end-shape="id322" draw:end-glue-point="4" svg:d="M8596 14002l753 1103" svg:viewBox="0 0 754 1104">
          <text:p/>
        </draw:connector>
        <draw:connector draw:style-name="gr7" draw:text-style-name="P3" draw:layer="layout" draw:type="line" svg:x1="7.45cm" svg:y1="15.806cm" svg:x2="7.951cm" svg:y2="16.507cm" draw:start-shape="id321" draw:start-glue-point="8" draw:end-shape="id323" draw:end-glue-point="4" svg:d="M7450 15806l501 701" svg:viewBox="0 0 502 702">
          <text:p/>
        </draw:connector>
        <draw:connector draw:style-name="gr7" draw:text-style-name="P3" draw:layer="layout" draw:type="line" svg:x1="9.349cm" svg:y1="15.805cm" svg:x2="8.952cm" svg:y2="16.508cm" draw:start-shape="id322" draw:start-glue-point="8" draw:end-shape="id324" draw:end-glue-point="4" svg:d="M9349 15805l-397 703" svg:viewBox="0 0 398 704">
          <text:p/>
        </draw:connector>
        <draw:connector draw:style-name="gr7" draw:text-style-name="P3" draw:layer="layout" draw:type="line" svg:x1="9.349cm" svg:y1="15.805cm" svg:x2="9.853cm" svg:y2="16.509cm" draw:start-shape="id322" draw:start-glue-point="8" draw:end-shape="id325" draw:end-glue-point="4" svg:d="M9349 15805l504 704" svg:viewBox="0 0 505 705">
          <text:p/>
        </draw:connector>
        <draw:connector draw:style-name="gr7" draw:text-style-name="P3" draw:layer="layout" draw:type="line" svg:x1="7.951cm" svg:y1="17.207cm" svg:x2="8.254cm" svg:y2="17.91cm" draw:start-shape="id323" draw:start-glue-point="8" draw:end-shape="id326" draw:end-glue-point="4" svg:d="M7951 17207l303 703" svg:viewBox="0 0 304 704">
          <text:p/>
        </draw:connector>
        <draw:connector draw:style-name="gr7" draw:text-style-name="P3" draw:layer="layout" draw:type="line" svg:x1="13.504cm" svg:y1="15.706cm" svg:x2="13.253cm" svg:y2="16.409cm" draw:start-shape="id320" draw:start-glue-point="7" draw:end-shape="id327" draw:end-glue-point="4" svg:d="M13504 15706l-251 703" svg:viewBox="0 0 252 704">
          <text:p/>
        </draw:connector>
        <draw:connector draw:style-name="gr7" draw:text-style-name="P3" draw:layer="layout" draw:type="line" svg:x1="14cm" svg:y1="15.706cm" svg:x2="14.254cm" svg:y2="16.41cm" draw:start-shape="id320" draw:start-glue-point="9" draw:end-shape="id328" draw:end-glue-point="4" svg:d="M14000 15706l254 704" svg:viewBox="0 0 255 705">
          <text:p/>
        </draw:connector>
        <draw:connector draw:style-name="gr7" draw:text-style-name="P3" draw:layer="layout" draw:type="line" svg:x1="14.254cm" svg:y1="17.11cm" svg:x2="13.855cm" svg:y2="17.711cm" draw:start-shape="id328" draw:start-glue-point="8" draw:end-shape="id329" draw:end-glue-point="4" svg:d="M14254 17110l-399 601" svg:viewBox="0 0 400 602">
          <text:p/>
        </draw:connector>
        <draw:frame draw:style-name="gr37" draw:text-style-name="P14" draw:layer="layout" svg:width="1cm" svg:height="0.624cm" svg:x="9.5cm" svg:y="11.51cm">
          <draw:text-box>
            <text:p>14</text:p>
          </draw:text-box>
        </draw:frame>
        <draw:frame draw:style-name="gr33" draw:text-style-name="P14" draw:layer="layout" svg:width="0.705cm" svg:height="0.624cm" svg:x="7.501cm" svg:y="13.01cm">
          <draw:text-box>
            <text:p>7</text:p>
          </draw:text-box>
        </draw:frame>
        <draw:frame draw:style-name="gr33" draw:text-style-name="P14" draw:layer="layout" svg:width="0.908cm" svg:height="0.624cm" svg:x="13.102cm" svg:y="13.01cm">
          <draw:text-box>
            <text:p>13</text:p>
          </draw:text-box>
        </draw:frame>
        <draw:frame draw:style-name="gr33" draw:text-style-name="P14" draw:layer="layout" svg:width="0.705cm" svg:height="0.624cm" svg:x="6.603cm" svg:y="14.71cm">
          <draw:text-box>
            <text:p>3</text:p>
          </draw:text-box>
        </draw:frame>
        <draw:frame draw:style-name="gr33" draw:text-style-name="P14" draw:layer="layout" svg:width="0.705cm" svg:height="0.624cm" svg:x="9.404cm" svg:y="14.71cm">
          <draw:text-box>
            <text:p>6</text:p>
          </draw:text-box>
        </draw:frame>
        <draw:frame draw:style-name="gr33" draw:text-style-name="P14" draw:layer="layout" svg:width="0.705cm" svg:height="0.624cm" svg:x="11.205cm" svg:y="14.71cm">
          <draw:text-box>
            <text:p>8</text:p>
          </draw:text-box>
        </draw:frame>
        <draw:frame draw:style-name="gr33" draw:text-style-name="P14" draw:layer="layout" svg:width="0.908cm" svg:height="0.624cm" svg:x="13.805cm" svg:y="14.71cm">
          <draw:text-box>
            <text:p>12</text:p>
          </draw:text-box>
        </draw:frame>
        <draw:frame draw:style-name="gr33" draw:text-style-name="P14" draw:layer="layout" svg:width="0.705cm" svg:height="0.624cm" svg:x="12.505cm" svg:y="16.11cm">
          <draw:text-box>
            <text:p>9</text:p>
          </draw:text-box>
        </draw:frame>
        <draw:frame draw:style-name="gr33" draw:text-style-name="P14" draw:layer="layout" svg:width="0.908cm" svg:height="0.624cm" svg:x="14.205cm" svg:y="16.01cm">
          <draw:text-box>
            <text:p>11</text:p>
          </draw:text-box>
        </draw:frame>
        <draw:frame draw:style-name="gr33" draw:text-style-name="P14" draw:layer="layout" svg:width="0.908cm" svg:height="0.624cm" svg:x="12.805cm" svg:y="17.41cm">
          <draw:text-box>
            <text:p>10</text:p>
          </draw:text-box>
        </draw:frame>
        <draw:frame draw:style-name="gr33" draw:text-style-name="P14" draw:layer="layout" svg:width="0.705cm" svg:height="0.624cm" svg:x="7.405cm" svg:y="17.61cm">
          <draw:text-box>
            <text:p>1</text:p>
          </draw:text-box>
        </draw:frame>
        <draw:frame draw:style-name="gr33" draw:text-style-name="P14" draw:layer="layout" svg:width="0.705cm" svg:height="0.624cm" svg:x="7.106cm" svg:y="16.21cm">
          <draw:text-box>
            <text:p>2</text:p>
          </draw:text-box>
        </draw:frame>
        <draw:frame draw:style-name="gr33" draw:text-style-name="P14" draw:layer="layout" svg:width="0.705cm" svg:height="0.624cm" svg:x="8.207cm" svg:y="16.21cm">
          <draw:text-box>
            <text:p>4</text:p>
          </draw:text-box>
        </draw:frame>
        <draw:frame draw:style-name="gr33" draw:text-style-name="P14" draw:layer="layout" svg:width="0.705cm" svg:height="0.624cm" svg:x="9.908cm" svg:y="16.21cm">
          <draw:text-box>
            <text:p>5</text:p>
          </draw:text-box>
        </draw:frame>
        <draw:custom-shape draw:style-name="gr36" draw:text-style-name="P4" xml:id="id330" draw:id="id330" draw:layer="layout" svg:width="0.7cm" svg:height="0.7cm" svg:x="10.296cm" svg:y="21.012cm">
          <text:p text:style-name="P8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draw:layer="layout" svg:width="0.7cm" svg:height="0.7cm" svg:x="7.997cm" svg:y="22.713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1" draw:id="id331" draw:layer="layout" svg:width="0.7cm" svg:height="0.7cm" svg:x="7.998cm" svg:y="22.714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2" draw:id="id332" draw:layer="layout" svg:width="0.7cm" svg:height="0.7cm" svg:x="12.599cm" svg:y="22.715cm">
          <text:p text:style-name="P8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6" draw:id="id336" draw:layer="layout" svg:width="0.7cm" svg:height="0.7cm" svg:x="8.999cm" svg:y="24.415cm">
          <text:p text:style-name="P8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5" draw:id="id335" draw:layer="layout" svg:width="0.7cm" svg:height="0.7cm" svg:x="7.1cm" svg:y="24.416cm">
          <text:p text:style-name="P8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7" draw:id="id337" draw:layer="layout" svg:width="0.7cm" svg:height="0.7cm" svg:x="7.601cm" svg:y="25.817cm">
          <text:p text:style-name="P8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8" draw:id="id338" draw:layer="layout" svg:width="0.7cm" svg:height="0.7cm" svg:x="8.602cm" svg:y="25.818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9" draw:id="id339" draw:layer="layout" svg:width="0.7cm" svg:height="0.7cm" svg:x="9.503cm" svg:y="25.819cm">
          <text:p text:style-name="P8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0" draw:id="id340" draw:layer="layout" svg:width="0.7cm" svg:height="0.7cm" svg:x="7.904cm" svg:y="27.22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3" draw:id="id333" draw:layer="layout" svg:width="0.7cm" svg:height="0.7cm" svg:x="11.801cm" svg:y="24.417cm">
          <text:p text:style-name="P8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34" draw:id="id334" draw:layer="layout" svg:width="0.7cm" svg:height="0.7cm" svg:x="13.402cm" svg:y="24.418cm">
          <text:p text:style-name="P8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1" draw:id="id341" draw:layer="layout" svg:width="0.7cm" svg:height="0.7cm" svg:x="12.903cm" svg:y="25.719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2" draw:id="id342" draw:layer="layout" svg:width="0.7cm" svg:height="0.7cm" svg:x="13.904cm" svg:y="25.72cm">
          <text:p text:style-name="P8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3" draw:id="id343" draw:layer="layout" svg:width="0.7cm" svg:height="0.7cm" svg:x="13.505cm" svg:y="27.021cm">
          <text:p text:style-name="P8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0.398cm" svg:y1="21.61cm" svg:x2="8.596cm" svg:y2="22.816cm" draw:start-shape="id330" draw:start-glue-point="7" draw:end-shape="id331" draw:end-glue-point="11" svg:d="M10398 21610l-1802 1206" svg:viewBox="0 0 1803 1207">
          <text:p/>
        </draw:connector>
        <draw:connector draw:style-name="gr7" draw:text-style-name="P3" draw:layer="layout" draw:type="line" svg:x1="10.894cm" svg:y1="21.61cm" svg:x2="12.701cm" svg:y2="22.817cm" draw:start-shape="id330" draw:start-glue-point="9" draw:end-shape="id332" draw:end-glue-point="5" svg:d="M10894 21610l1807 1207" svg:viewBox="0 0 1808 1208">
          <text:p/>
        </draw:connector>
        <draw:connector draw:style-name="gr7" draw:text-style-name="P3" draw:layer="layout" draw:type="line" svg:x1="12.701cm" svg:y1="23.313cm" svg:x2="12.151cm" svg:y2="24.417cm" draw:start-shape="id332" draw:start-glue-point="7" draw:end-shape="id333" draw:end-glue-point="4" svg:d="M12701 23313l-550 1104" svg:viewBox="0 0 551 1105">
          <text:p/>
        </draw:connector>
        <draw:connector draw:style-name="gr7" draw:text-style-name="P3" draw:layer="layout" draw:type="line" svg:x1="13.197cm" svg:y1="23.313cm" svg:x2="13.752cm" svg:y2="24.418cm" draw:start-shape="id332" draw:start-glue-point="9" draw:end-shape="id334" draw:end-glue-point="4" svg:d="M13197 23313l555 1105" svg:viewBox="0 0 556 1106">
          <text:p/>
        </draw:connector>
        <draw:connector draw:style-name="gr7" draw:text-style-name="P3" draw:layer="layout" draw:type="line" svg:x1="8.1cm" svg:y1="23.312cm" svg:x2="7.45cm" svg:y2="24.416cm" draw:start-shape="id331" draw:start-glue-point="7" draw:end-shape="id335" draw:end-glue-point="4" svg:d="M8100 23312l-650 1104" svg:viewBox="0 0 651 1105">
          <text:p/>
        </draw:connector>
        <draw:connector draw:style-name="gr7" draw:text-style-name="P3" draw:layer="layout" draw:type="line" svg:x1="8.596cm" svg:y1="23.312cm" svg:x2="9.349cm" svg:y2="24.415cm" draw:start-shape="id331" draw:start-glue-point="9" draw:end-shape="id336" draw:end-glue-point="4" svg:d="M8596 23312l753 1103" svg:viewBox="0 0 754 1104">
          <text:p/>
        </draw:connector>
        <draw:connector draw:style-name="gr7" draw:text-style-name="P3" draw:layer="layout" draw:type="line" svg:x1="7.45cm" svg:y1="25.116cm" svg:x2="7.951cm" svg:y2="25.817cm" draw:start-shape="id335" draw:start-glue-point="8" draw:end-shape="id337" draw:end-glue-point="4" svg:d="M7450 25116l501 701" svg:viewBox="0 0 502 702">
          <text:p/>
        </draw:connector>
        <draw:connector draw:style-name="gr7" draw:text-style-name="P3" draw:layer="layout" draw:type="line" svg:x1="9.349cm" svg:y1="25.115cm" svg:x2="8.952cm" svg:y2="25.818cm" draw:start-shape="id336" draw:start-glue-point="8" draw:end-shape="id338" draw:end-glue-point="4" svg:d="M9349 25115l-397 703" svg:viewBox="0 0 398 704">
          <text:p/>
        </draw:connector>
        <draw:connector draw:style-name="gr7" draw:text-style-name="P3" draw:layer="layout" draw:type="line" svg:x1="9.349cm" svg:y1="25.115cm" svg:x2="9.853cm" svg:y2="25.819cm" draw:start-shape="id336" draw:start-glue-point="8" draw:end-shape="id339" draw:end-glue-point="4" svg:d="M9349 25115l504 704" svg:viewBox="0 0 505 705">
          <text:p/>
        </draw:connector>
        <draw:connector draw:style-name="gr7" draw:text-style-name="P3" draw:layer="layout" draw:type="line" svg:x1="7.951cm" svg:y1="26.517cm" svg:x2="8.254cm" svg:y2="27.22cm" draw:start-shape="id337" draw:start-glue-point="8" draw:end-shape="id340" draw:end-glue-point="4" svg:d="M7951 26517l303 703" svg:viewBox="0 0 304 704">
          <text:p/>
        </draw:connector>
        <draw:connector draw:style-name="gr7" draw:text-style-name="P3" draw:layer="layout" draw:type="line" svg:x1="13.504cm" svg:y1="25.016cm" svg:x2="13.253cm" svg:y2="25.719cm" draw:start-shape="id334" draw:start-glue-point="7" draw:end-shape="id341" draw:end-glue-point="4" svg:d="M13504 25016l-251 703" svg:viewBox="0 0 252 704">
          <text:p/>
        </draw:connector>
        <draw:connector draw:style-name="gr7" draw:text-style-name="P3" draw:layer="layout" draw:type="line" svg:x1="14cm" svg:y1="25.016cm" svg:x2="14.254cm" svg:y2="25.72cm" draw:start-shape="id334" draw:start-glue-point="9" draw:end-shape="id342" draw:end-glue-point="4" svg:d="M14000 25016l254 704" svg:viewBox="0 0 255 705">
          <text:p/>
        </draw:connector>
        <draw:connector draw:style-name="gr7" draw:text-style-name="P3" draw:layer="layout" draw:type="line" svg:x1="14.254cm" svg:y1="26.42cm" svg:x2="13.855cm" svg:y2="27.021cm" draw:start-shape="id342" draw:start-glue-point="8" draw:end-shape="id343" draw:end-glue-point="4" svg:d="M14254 26420l-399 601" svg:viewBox="0 0 400 602">
          <text:p/>
        </draw:connector>
        <draw:frame draw:style-name="gr37" draw:text-style-name="P14" draw:layer="layout" svg:width="1cm" svg:height="0.624cm" svg:x="9.8cm" svg:y="20.82cm">
          <draw:text-box>
            <text:p>8</text:p>
          </draw:text-box>
        </draw:frame>
        <draw:frame draw:style-name="gr33" draw:text-style-name="P14" draw:layer="layout" svg:width="0.705cm" svg:height="0.624cm" svg:x="7.501cm" svg:y="22.32cm">
          <draw:text-box>
            <text:p>4</text:p>
          </draw:text-box>
        </draw:frame>
        <draw:frame draw:style-name="gr33" draw:text-style-name="P14" draw:layer="layout" svg:width="0.908cm" svg:height="0.624cm" svg:x="13.102cm" svg:y="22.32cm">
          <draw:text-box>
            <text:p>10</text:p>
          </draw:text-box>
        </draw:frame>
        <draw:frame draw:style-name="gr33" draw:text-style-name="P14" draw:layer="layout" svg:width="0.705cm" svg:height="0.624cm" svg:x="6.603cm" svg:y="24.02cm">
          <draw:text-box>
            <text:p>1</text:p>
          </draw:text-box>
        </draw:frame>
        <draw:frame draw:style-name="gr33" draw:text-style-name="P14" draw:layer="layout" svg:width="0.705cm" svg:height="0.624cm" svg:x="9.404cm" svg:y="24.02cm">
          <draw:text-box>
            <text:p>6</text:p>
          </draw:text-box>
        </draw:frame>
        <draw:frame draw:style-name="gr33" draw:text-style-name="P14" draw:layer="layout" svg:width="0.705cm" svg:height="0.624cm" svg:x="11.205cm" svg:y="24.02cm">
          <draw:text-box>
            <text:p>9</text:p>
          </draw:text-box>
        </draw:frame>
        <draw:frame draw:style-name="gr33" draw:text-style-name="P14" draw:layer="layout" svg:width="0.908cm" svg:height="0.624cm" svg:x="13.805cm" svg:y="24.02cm">
          <draw:text-box>
            <text:p>12</text:p>
          </draw:text-box>
        </draw:frame>
        <draw:frame draw:style-name="gr33" draw:text-style-name="P14" draw:layer="layout" svg:width="0.908cm" svg:height="0.624cm" svg:x="12.205cm" svg:y="25.42cm">
          <draw:text-box>
            <text:p>11</text:p>
          </draw:text-box>
        </draw:frame>
        <draw:frame draw:style-name="gr33" draw:text-style-name="P14" draw:layer="layout" svg:width="0.908cm" svg:height="0.624cm" svg:x="14.205cm" svg:y="25.32cm">
          <draw:text-box>
            <text:p>14</text:p>
          </draw:text-box>
        </draw:frame>
        <draw:frame draw:style-name="gr33" draw:text-style-name="P14" draw:layer="layout" svg:width="0.908cm" svg:height="0.624cm" svg:x="12.805cm" svg:y="26.72cm">
          <draw:text-box>
            <text:p>13</text:p>
          </draw:text-box>
        </draw:frame>
        <draw:frame draw:style-name="gr33" draw:text-style-name="P14" draw:layer="layout" svg:width="0.705cm" svg:height="0.624cm" svg:x="7.405cm" svg:y="26.92cm">
          <draw:text-box>
            <text:p>3</text:p>
          </draw:text-box>
        </draw:frame>
        <draw:frame draw:style-name="gr33" draw:text-style-name="P14" draw:layer="layout" svg:width="0.705cm" svg:height="0.624cm" svg:x="7.106cm" svg:y="25.52cm">
          <draw:text-box>
            <text:p>2</text:p>
          </draw:text-box>
        </draw:frame>
        <draw:frame draw:style-name="gr33" draw:text-style-name="P14" draw:layer="layout" svg:width="0.705cm" svg:height="0.624cm" svg:x="8.207cm" svg:y="25.52cm">
          <draw:text-box>
            <text:p>5</text:p>
          </draw:text-box>
        </draw:frame>
        <draw:frame draw:style-name="gr33" draw:text-style-name="P14" draw:layer="layout" svg:width="0.705cm" svg:height="0.624cm" svg:x="9.908cm" svg:y="25.52cm">
          <draw:text-box>
            <text:p>7</text:p>
          </draw:text-box>
        </draw:frame>
      </draw:page>
      <draw:page draw:name="page16" draw:style-name="dp1" draw:master-page-name="Padrão">
        <draw:custom-shape draw:style-name="gr36" draw:text-style-name="P4" xml:id="id344" draw:id="id344" draw:layer="layout" svg:width="0.7cm" svg:height="0.7cm" svg:x="10.292cm" svg:y="1.792cm">
          <text:p text:style-name="P8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draw:layer="layout" svg:width="0.7cm" svg:height="0.7cm" svg:x="7.993cm" svg:y="3.493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5" draw:id="id345" draw:layer="layout" svg:width="0.7cm" svg:height="0.7cm" svg:x="7.994cm" svg:y="3.494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6" draw:id="id346" draw:layer="layout" svg:width="0.7cm" svg:height="0.7cm" svg:x="12.595cm" svg:y="3.495cm">
          <text:p text:style-name="P8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0" draw:id="id350" draw:layer="layout" svg:width="0.7cm" svg:height="0.7cm" svg:x="8.995cm" svg:y="5.195cm">
          <text:p text:style-name="P8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9" draw:id="id349" draw:layer="layout" svg:width="0.7cm" svg:height="0.7cm" svg:x="7.096cm" svg:y="5.196cm">
          <text:p text:style-name="P8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1" draw:id="id351" draw:layer="layout" svg:width="0.7cm" svg:height="0.7cm" svg:x="7.597cm" svg:y="6.597cm">
          <text:p text:style-name="P8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2" draw:id="id352" draw:layer="layout" svg:width="0.7cm" svg:height="0.7cm" svg:x="8.598cm" svg:y="6.598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3" draw:id="id353" draw:layer="layout" svg:width="0.7cm" svg:height="0.7cm" svg:x="9.499cm" svg:y="6.599cm">
          <text:p text:style-name="P8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4" draw:id="id354" draw:layer="layout" svg:width="0.7cm" svg:height="0.7cm" svg:x="7.9cm" svg:y="8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7" draw:id="id347" draw:layer="layout" svg:width="0.7cm" svg:height="0.7cm" svg:x="11.797cm" svg:y="5.197cm">
          <text:p text:style-name="P8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48" draw:id="id348" draw:layer="layout" svg:width="0.7cm" svg:height="0.7cm" svg:x="13.398cm" svg:y="5.198cm">
          <text:p text:style-name="P8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5" draw:id="id355" draw:layer="layout" svg:width="0.7cm" svg:height="0.7cm" svg:x="12.899cm" svg:y="6.499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6" draw:id="id356" draw:layer="layout" svg:width="0.7cm" svg:height="0.7cm" svg:x="13.9cm" svg:y="6.5cm">
          <text:p text:style-name="P8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57" draw:id="id357" draw:layer="layout" svg:width="0.7cm" svg:height="0.7cm" svg:x="13.501cm" svg:y="7.801cm">
          <text:p text:style-name="P8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0.394cm" svg:y1="2.39cm" svg:x2="8.592cm" svg:y2="3.596cm" draw:start-shape="id344" draw:start-glue-point="7" draw:end-shape="id345" draw:end-glue-point="11" svg:d="M10394 2390l-1802 1206" svg:viewBox="0 0 1803 1207">
          <text:p/>
        </draw:connector>
        <draw:connector draw:style-name="gr7" draw:text-style-name="P3" draw:layer="layout" draw:type="line" svg:x1="10.89cm" svg:y1="2.39cm" svg:x2="12.697cm" svg:y2="3.597cm" draw:start-shape="id344" draw:start-glue-point="9" draw:end-shape="id346" draw:end-glue-point="5" svg:d="M10890 2390l1807 1207" svg:viewBox="0 0 1808 1208">
          <text:p/>
        </draw:connector>
        <draw:connector draw:style-name="gr7" draw:text-style-name="P3" draw:layer="layout" draw:type="line" svg:x1="12.697cm" svg:y1="4.093cm" svg:x2="12.147cm" svg:y2="5.197cm" draw:start-shape="id346" draw:start-glue-point="7" draw:end-shape="id347" draw:end-glue-point="4" svg:d="M12697 4093l-550 1104" svg:viewBox="0 0 551 1105">
          <text:p/>
        </draw:connector>
        <draw:connector draw:style-name="gr7" draw:text-style-name="P3" draw:layer="layout" draw:type="line" svg:x1="13.193cm" svg:y1="4.093cm" svg:x2="13.748cm" svg:y2="5.198cm" draw:start-shape="id346" draw:start-glue-point="9" draw:end-shape="id348" draw:end-glue-point="4" svg:d="M13193 4093l555 1105" svg:viewBox="0 0 556 1106">
          <text:p/>
        </draw:connector>
        <draw:connector draw:style-name="gr7" draw:text-style-name="P3" draw:layer="layout" draw:type="line" svg:x1="8.096cm" svg:y1="4.092cm" svg:x2="7.446cm" svg:y2="5.196cm" draw:start-shape="id345" draw:start-glue-point="7" draw:end-shape="id349" draw:end-glue-point="4" svg:d="M8096 4092l-650 1104" svg:viewBox="0 0 651 1105">
          <text:p/>
        </draw:connector>
        <draw:connector draw:style-name="gr7" draw:text-style-name="P3" draw:layer="layout" draw:type="line" svg:x1="8.592cm" svg:y1="4.092cm" svg:x2="9.345cm" svg:y2="5.195cm" draw:start-shape="id345" draw:start-glue-point="9" draw:end-shape="id350" draw:end-glue-point="4" svg:d="M8592 4092l753 1103" svg:viewBox="0 0 754 1104">
          <text:p/>
        </draw:connector>
        <draw:connector draw:style-name="gr7" draw:text-style-name="P3" draw:layer="layout" draw:type="line" svg:x1="7.446cm" svg:y1="5.896cm" svg:x2="7.947cm" svg:y2="6.597cm" draw:start-shape="id349" draw:start-glue-point="8" draw:end-shape="id351" draw:end-glue-point="4" svg:d="M7446 5896l501 701" svg:viewBox="0 0 502 702">
          <text:p/>
        </draw:connector>
        <draw:connector draw:style-name="gr7" draw:text-style-name="P3" draw:layer="layout" draw:type="line" svg:x1="9.345cm" svg:y1="5.895cm" svg:x2="8.948cm" svg:y2="6.598cm" draw:start-shape="id350" draw:start-glue-point="8" draw:end-shape="id352" draw:end-glue-point="4" svg:d="M9345 5895l-397 703" svg:viewBox="0 0 398 704">
          <text:p/>
        </draw:connector>
        <draw:connector draw:style-name="gr7" draw:text-style-name="P3" draw:layer="layout" draw:type="line" svg:x1="9.345cm" svg:y1="5.895cm" svg:x2="9.849cm" svg:y2="6.599cm" draw:start-shape="id350" draw:start-glue-point="8" draw:end-shape="id353" draw:end-glue-point="4" svg:d="M9345 5895l504 704" svg:viewBox="0 0 505 705">
          <text:p/>
        </draw:connector>
        <draw:connector draw:style-name="gr7" draw:text-style-name="P3" draw:layer="layout" draw:type="line" svg:x1="7.947cm" svg:y1="7.297cm" svg:x2="8.25cm" svg:y2="8cm" draw:start-shape="id351" draw:start-glue-point="8" draw:end-shape="id354" draw:end-glue-point="4" svg:d="M7947 7297l303 703" svg:viewBox="0 0 304 704">
          <text:p/>
        </draw:connector>
        <draw:connector draw:style-name="gr7" draw:text-style-name="P3" draw:layer="layout" draw:type="line" svg:x1="13.5cm" svg:y1="5.796cm" svg:x2="13.249cm" svg:y2="6.499cm" draw:start-shape="id348" draw:start-glue-point="7" draw:end-shape="id355" draw:end-glue-point="4" svg:d="M13500 5796l-251 703" svg:viewBox="0 0 252 704">
          <text:p/>
        </draw:connector>
        <draw:connector draw:style-name="gr7" draw:text-style-name="P3" draw:layer="layout" draw:type="line" svg:x1="13.996cm" svg:y1="5.796cm" svg:x2="14.25cm" svg:y2="6.5cm" draw:start-shape="id348" draw:start-glue-point="9" draw:end-shape="id356" draw:end-glue-point="4" svg:d="M13996 5796l254 704" svg:viewBox="0 0 255 705">
          <text:p/>
        </draw:connector>
        <draw:connector draw:style-name="gr7" draw:text-style-name="P3" draw:layer="layout" draw:type="line" svg:x1="14.25cm" svg:y1="7.2cm" svg:x2="13.851cm" svg:y2="7.801cm" draw:start-shape="id356" draw:start-glue-point="8" draw:end-shape="id357" draw:end-glue-point="4" svg:d="M14250 7200l-399 601" svg:viewBox="0 0 400 602">
          <text:p/>
        </draw:connector>
        <draw:custom-shape draw:style-name="gr36" draw:text-style-name="P4" xml:id="id358" draw:id="id358" draw:layer="layout" svg:width="0.7cm" svg:height="0.7cm" svg:x="14.502cm" svg:y="7.802cm">
          <text:p text:style-name="P8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4.25cm" svg:y1="7.2cm" svg:x2="14.852cm" svg:y2="7.802cm" draw:start-shape="id356" draw:start-glue-point="8" draw:end-shape="id358" draw:end-glue-point="4" svg:d="M14250 7200l602 602" svg:viewBox="0 0 603 603">
          <text:p/>
        </draw:connector>
        <draw:custom-shape draw:style-name="gr36" draw:text-style-name="P4" xml:id="id359" draw:id="id359" draw:layer="layout" svg:width="0.7cm" svg:height="0.7cm" svg:x="6.903cm" svg:y="8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7.947cm" svg:y1="7.297cm" svg:x2="7.253cm" svg:y2="8.003cm" draw:start-shape="id351" draw:start-glue-point="8" draw:end-shape="id359" draw:end-glue-point="4" svg:d="M7947 7297l-694 706" svg:viewBox="0 0 695 707">
          <text:p/>
        </draw:connector>
        <draw:custom-shape draw:style-name="gr36" draw:text-style-name="P4" xml:id="id360" draw:id="id360" draw:layer="layout" svg:width="0.7cm" svg:height="0.7cm" svg:x="6.304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7.446cm" svg:y1="5.896cm" svg:x2="6.654cm" svg:y2="6.604cm" draw:start-shape="id349" draw:start-glue-point="8" draw:end-shape="id360" draw:end-glue-point="4" svg:d="M7446 5896l-792 708" svg:viewBox="0 0 793 709">
          <text:p/>
        </draw:connector>
        <draw:custom-shape draw:style-name="gr36" draw:text-style-name="P4" xml:id="id361" draw:id="id361" draw:layer="layout" svg:width="0.7cm" svg:height="0.7cm" svg:x="9.788cm" svg:y="14.5cm">
          <text:p text:style-name="P8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draw:layer="layout" svg:width="0.7cm" svg:height="0.7cm" svg:x="7.489cm" svg:y="16.201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2" draw:id="id362" draw:layer="layout" svg:width="0.7cm" svg:height="0.7cm" svg:x="7.49cm" svg:y="16.202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3" draw:id="id363" draw:layer="layout" svg:width="0.7cm" svg:height="0.7cm" svg:x="12.091cm" svg:y="16.203cm">
          <text:p text:style-name="P8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7" draw:id="id367" draw:layer="layout" svg:width="0.7cm" svg:height="0.7cm" svg:x="8.991cm" svg:y="17.903cm">
          <text:p text:style-name="P8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6" draw:id="id366" draw:layer="layout" svg:width="0.7cm" svg:height="0.7cm" svg:x="6.592cm" svg:y="17.904cm">
          <text:p text:style-name="P8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8" draw:id="id368" draw:layer="layout" svg:width="0.7cm" svg:height="0.7cm" svg:x="7.093cm" svg:y="19.305cm">
          <text:p text:style-name="P8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9" draw:id="id369" draw:layer="layout" svg:width="0.7cm" svg:height="0.7cm" svg:x="8.594cm" svg:y="19.306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0" draw:id="id370" draw:layer="layout" svg:width="0.7cm" svg:height="0.7cm" svg:x="9.495cm" svg:y="19.307cm">
          <text:p text:style-name="P8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1" draw:id="id371" draw:layer="layout" svg:width="0.7cm" svg:height="0.7cm" svg:x="7.396cm" svg:y="20.708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4" draw:id="id364" draw:layer="layout" svg:width="0.7cm" svg:height="0.7cm" svg:x="11.093cm" svg:y="17.905cm">
          <text:p text:style-name="P8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65" draw:id="id365" draw:layer="layout" svg:width="0.7cm" svg:height="0.7cm" svg:x="12.894cm" svg:y="17.906cm">
          <text:p text:style-name="P8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2" draw:id="id372" draw:layer="layout" svg:width="0.7cm" svg:height="0.7cm" svg:x="12.395cm" svg:y="19.207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3" draw:id="id373" draw:layer="layout" svg:width="0.7cm" svg:height="0.7cm" svg:x="13.396cm" svg:y="19.208cm">
          <text:p text:style-name="P8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9.89cm" svg:y1="15.098cm" svg:x2="8.088cm" svg:y2="16.304cm" draw:start-shape="id361" draw:start-glue-point="7" draw:end-shape="id362" draw:end-glue-point="11" svg:d="M9890 15098l-1802 1206" svg:viewBox="0 0 1803 1207">
          <text:p/>
        </draw:connector>
        <draw:connector draw:style-name="gr7" draw:text-style-name="P3" draw:layer="layout" draw:type="line" svg:x1="10.386cm" svg:y1="15.098cm" svg:x2="12.193cm" svg:y2="16.305cm" draw:start-shape="id361" draw:start-glue-point="9" draw:end-shape="id363" draw:end-glue-point="5" svg:d="M10386 15098l1807 1207" svg:viewBox="0 0 1808 1208">
          <text:p/>
        </draw:connector>
        <draw:connector draw:style-name="gr7" draw:text-style-name="P3" draw:layer="layout" draw:type="line" svg:x1="12.193cm" svg:y1="16.801cm" svg:x2="11.443cm" svg:y2="17.905cm" draw:start-shape="id363" draw:start-glue-point="7" draw:end-shape="id364" draw:end-glue-point="4" svg:d="M12193 16801l-750 1104" svg:viewBox="0 0 751 1105">
          <text:p/>
        </draw:connector>
        <draw:connector draw:style-name="gr7" draw:text-style-name="P3" draw:layer="layout" draw:type="line" svg:x1="12.689cm" svg:y1="16.801cm" svg:x2="13.244cm" svg:y2="17.906cm" draw:start-shape="id363" draw:start-glue-point="9" draw:end-shape="id365" draw:end-glue-point="4" svg:d="M12689 16801l555 1105" svg:viewBox="0 0 556 1106">
          <text:p/>
        </draw:connector>
        <draw:connector draw:style-name="gr7" draw:text-style-name="P3" draw:layer="layout" draw:type="line" svg:x1="7.592cm" svg:y1="16.8cm" svg:x2="6.942cm" svg:y2="17.904cm" draw:start-shape="id362" draw:start-glue-point="7" draw:end-shape="id366" draw:end-glue-point="4" svg:d="M7592 16800l-650 1104" svg:viewBox="0 0 651 1105">
          <text:p/>
        </draw:connector>
        <draw:connector draw:style-name="gr7" draw:text-style-name="P3" draw:layer="layout" draw:type="line" svg:x1="8.088cm" svg:y1="16.8cm" svg:x2="9.341cm" svg:y2="17.903cm" draw:start-shape="id362" draw:start-glue-point="9" draw:end-shape="id367" draw:end-glue-point="4" svg:d="M8088 16800l1253 1103" svg:viewBox="0 0 1254 1104">
          <text:p/>
        </draw:connector>
        <draw:connector draw:style-name="gr7" draw:text-style-name="P3" draw:layer="layout" draw:type="line" svg:x1="6.942cm" svg:y1="18.604cm" svg:x2="7.443cm" svg:y2="19.305cm" draw:start-shape="id366" draw:start-glue-point="8" draw:end-shape="id368" draw:end-glue-point="4" svg:d="M6942 18604l501 701" svg:viewBox="0 0 502 702">
          <text:p/>
        </draw:connector>
        <draw:connector draw:style-name="gr7" draw:text-style-name="P3" draw:layer="layout" draw:type="line" svg:x1="9.341cm" svg:y1="18.603cm" svg:x2="8.944cm" svg:y2="19.306cm" draw:start-shape="id367" draw:start-glue-point="8" draw:end-shape="id369" draw:end-glue-point="4" svg:d="M9341 18603l-397 703" svg:viewBox="0 0 398 704">
          <text:p/>
        </draw:connector>
        <draw:connector draw:style-name="gr7" draw:text-style-name="P3" draw:layer="layout" draw:type="line" svg:x1="9.341cm" svg:y1="18.603cm" svg:x2="9.845cm" svg:y2="19.307cm" draw:start-shape="id367" draw:start-glue-point="8" draw:end-shape="id370" draw:end-glue-point="4" svg:d="M9341 18603l504 704" svg:viewBox="0 0 505 705">
          <text:p/>
        </draw:connector>
        <draw:connector draw:style-name="gr7" draw:text-style-name="P3" draw:layer="layout" draw:type="line" svg:x1="7.443cm" svg:y1="20.005cm" svg:x2="7.746cm" svg:y2="20.708cm" draw:start-shape="id368" draw:start-glue-point="8" draw:end-shape="id371" draw:end-glue-point="4" svg:d="M7443 20005l303 703" svg:viewBox="0 0 304 704">
          <text:p/>
        </draw:connector>
        <draw:connector draw:style-name="gr7" draw:text-style-name="P3" draw:layer="layout" draw:type="line" svg:x1="12.996cm" svg:y1="18.504cm" svg:x2="12.745cm" svg:y2="19.207cm" draw:start-shape="id365" draw:start-glue-point="7" draw:end-shape="id372" draw:end-glue-point="4" svg:d="M12996 18504l-251 703" svg:viewBox="0 0 252 704">
          <text:p/>
        </draw:connector>
        <draw:connector draw:style-name="gr7" draw:text-style-name="P3" draw:layer="layout" draw:type="line" svg:x1="13.492cm" svg:y1="18.504cm" svg:x2="13.746cm" svg:y2="19.208cm" draw:start-shape="id365" draw:start-glue-point="9" draw:end-shape="id373" draw:end-glue-point="4" svg:d="M13492 18504l254 704" svg:viewBox="0 0 255 705">
          <text:p/>
        </draw:connector>
        <draw:custom-shape draw:style-name="gr36" draw:text-style-name="P4" xml:id="id377" draw:id="id377" draw:layer="layout" svg:width="0.7cm" svg:height="0.7cm" svg:x="5.798cm" svg:y="20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4" draw:id="id374" draw:layer="layout" svg:width="0.7cm" svg:height="0.7cm" svg:x="6.599cm" svg:y="20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7.443cm" svg:y1="20.005cm" svg:x2="6.949cm" svg:y2="20.711cm" draw:start-shape="id368" draw:start-glue-point="8" draw:end-shape="id374" draw:end-glue-point="4" svg:d="M7443 20005l-494 706" svg:viewBox="0 0 495 707">
          <text:p/>
        </draw:connector>
        <draw:custom-shape draw:style-name="gr36" draw:text-style-name="P4" xml:id="id375" draw:id="id375" draw:layer="layout" svg:width="0.7cm" svg:height="0.7cm" svg:x="5.5cm" svg:y="19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6.942cm" svg:y1="18.604cm" svg:x2="5.85cm" svg:y2="19.312cm" draw:start-shape="id366" draw:start-glue-point="8" draw:end-shape="id375" draw:end-glue-point="4" svg:d="M6942 18604l-1092 708" svg:viewBox="0 0 1093 709">
          <text:p/>
        </draw:connector>
        <draw:custom-shape draw:style-name="gr36" draw:text-style-name="P4" xml:id="id381" draw:id="id381" draw:layer="layout" svg:width="0.7cm" svg:height="0.7cm" svg:x="11.497cm" svg:y="19.209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0" draw:id="id380" draw:layer="layout" svg:width="0.7cm" svg:height="0.7cm" svg:x="10.7cm" svg:y="19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6" draw:id="id376" draw:layer="layout" svg:width="0.7cm" svg:height="0.7cm" svg:x="4.999cm" svg:y="20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9" draw:id="id379" draw:layer="layout" svg:width="0.7cm" svg:height="0.7cm" svg:x="8.999cm" svg:y="20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78" draw:id="id378" draw:layer="layout" svg:width="0.7cm" svg:height="0.7cm" svg:x="8.2cm" svg:y="20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5.85cm" svg:y1="20.012cm" svg:x2="5.349cm" svg:y2="20.711cm" draw:start-shape="id375" draw:start-glue-point="8" draw:end-shape="id376" draw:end-glue-point="4" svg:d="M5850 20012l-501 699" svg:viewBox="0 0 502 700">
          <text:p/>
        </draw:connector>
        <draw:connector draw:style-name="gr7" draw:text-style-name="P3" draw:layer="layout" draw:type="line" svg:x1="5.85cm" svg:y1="20.012cm" svg:x2="6.148cm" svg:y2="20.71cm" draw:start-shape="id375" draw:start-glue-point="8" draw:end-shape="id377" draw:end-glue-point="4" svg:d="M5850 20012l298 698" svg:viewBox="0 0 299 699">
          <text:p/>
        </draw:connector>
        <draw:connector draw:style-name="gr7" draw:text-style-name="P3" draw:layer="layout" draw:type="line" svg:x1="8.944cm" svg:y1="20.006cm" svg:x2="8.55cm" svg:y2="20.712cm" draw:start-shape="id369" draw:start-glue-point="8" draw:end-shape="id378" draw:end-glue-point="4" svg:d="M8944 20006l-394 706" svg:viewBox="0 0 395 707">
          <text:p/>
        </draw:connector>
        <draw:connector draw:style-name="gr7" draw:text-style-name="P3" draw:layer="layout" draw:type="line" svg:x1="8.944cm" svg:y1="20.006cm" svg:x2="9.349cm" svg:y2="20.711cm" draw:start-shape="id369" draw:start-glue-point="8" draw:end-shape="id379" draw:end-glue-point="4" svg:d="M8944 20006l405 705" svg:viewBox="0 0 406 706">
          <text:p/>
        </draw:connector>
        <draw:connector draw:style-name="gr7" draw:text-style-name="P3" draw:layer="layout" draw:type="line" svg:x1="11.443cm" svg:y1="18.605cm" svg:x2="11.05cm" svg:y2="19.212cm" draw:start-shape="id364" draw:start-glue-point="8" draw:end-shape="id380" draw:end-glue-point="4" svg:d="M11443 18605l-393 607" svg:viewBox="0 0 394 608">
          <text:p/>
        </draw:connector>
        <draw:connector draw:style-name="gr7" draw:text-style-name="P3" draw:layer="layout" draw:type="line" svg:x1="11.443cm" svg:y1="18.605cm" svg:x2="11.847cm" svg:y2="19.209cm" draw:start-shape="id364" draw:start-glue-point="8" draw:end-shape="id381" draw:end-glue-point="4" svg:d="M11443 18605l404 604" svg:viewBox="0 0 405 605">
          <text:p/>
        </draw:connector>
      </draw:page>
      <draw:page draw:name="page17" draw:style-name="dp1" draw:master-page-name="Padrão">
        <draw:custom-shape draw:style-name="gr36" draw:text-style-name="P4" xml:id="id382" draw:id="id382" draw:layer="layout" svg:width="0.7cm" svg:height="0.7cm" svg:x="9.392cm" svg:y="1.688cm">
          <text:p text:style-name="P8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draw:layer="layout" svg:width="0.7cm" svg:height="0.7cm" svg:x="7.093cm" svg:y="3.389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3" draw:id="id383" draw:layer="layout" svg:width="0.7cm" svg:height="0.7cm" svg:x="7.094cm" svg:y="3.39cm">
          <text:p text:style-name="P8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4" draw:id="id384" draw:layer="layout" svg:width="0.7cm" svg:height="0.7cm" svg:x="11.695cm" svg:y="3.391cm">
          <text:p text:style-name="P8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8" draw:id="id388" draw:layer="layout" svg:width="0.7cm" svg:height="0.7cm" svg:x="8.195cm" svg:y="5.091cm">
          <text:p text:style-name="P8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7" draw:id="id387" draw:layer="layout" svg:width="0.7cm" svg:height="0.7cm" svg:x="6.196cm" svg:y="5.092cm">
          <text:p text:style-name="P8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9" draw:id="id389" draw:layer="layout" svg:width="0.7cm" svg:height="0.7cm" svg:x="6.597cm" svg:y="6.493cm">
          <text:p text:style-name="P8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90" draw:id="id390" draw:layer="layout" svg:width="0.7cm" svg:height="0.7cm" svg:x="7.798cm" svg:y="6.494cm">
          <text:p text:style-name="P8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91" draw:id="id391" draw:layer="layout" svg:width="0.7cm" svg:height="0.7cm" svg:x="8.699cm" svg:y="6.495cm">
          <text:p text:style-name="P8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5" draw:id="id385" draw:layer="layout" svg:width="0.7cm" svg:height="0.7cm" svg:x="10.697cm" svg:y="5.093cm">
          <text:p text:style-name="P8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86" draw:id="id386" draw:layer="layout" svg:width="0.7cm" svg:height="0.7cm" svg:x="12.498cm" svg:y="5.094cm">
          <text:p text:style-name="P8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92" draw:id="id392" draw:layer="layout" svg:width="0.7cm" svg:height="0.7cm" svg:x="11.999cm" svg:y="6.395cm">
          <text:p text:style-name="P8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93" draw:id="id393" draw:layer="layout" svg:width="0.7cm" svg:height="0.7cm" svg:x="13cm" svg:y="6.396cm">
          <text:p text:style-name="P8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9.494cm" svg:y1="2.286cm" svg:x2="7.692cm" svg:y2="3.492cm" draw:start-shape="id382" draw:start-glue-point="7" draw:end-shape="id383" draw:end-glue-point="11" svg:d="M9494 2286l-1802 1206" svg:viewBox="0 0 1803 1207">
          <text:p/>
        </draw:connector>
        <draw:connector draw:style-name="gr7" draw:text-style-name="P3" draw:layer="layout" draw:type="line" svg:x1="9.99cm" svg:y1="2.286cm" svg:x2="11.797cm" svg:y2="3.493cm" draw:start-shape="id382" draw:start-glue-point="9" draw:end-shape="id384" draw:end-glue-point="5" svg:d="M9990 2286l1807 1207" svg:viewBox="0 0 1808 1208">
          <text:p/>
        </draw:connector>
        <draw:connector draw:style-name="gr7" draw:text-style-name="P3" draw:layer="layout" draw:type="line" svg:x1="11.797cm" svg:y1="3.989cm" svg:x2="11.047cm" svg:y2="5.093cm" draw:start-shape="id384" draw:start-glue-point="7" draw:end-shape="id385" draw:end-glue-point="4" svg:d="M11797 3989l-750 1104" svg:viewBox="0 0 751 1105">
          <text:p/>
        </draw:connector>
        <draw:connector draw:style-name="gr7" draw:text-style-name="P3" draw:layer="layout" draw:type="line" svg:x1="12.293cm" svg:y1="3.989cm" svg:x2="12.848cm" svg:y2="5.094cm" draw:start-shape="id384" draw:start-glue-point="9" draw:end-shape="id386" draw:end-glue-point="4" svg:d="M12293 3989l555 1105" svg:viewBox="0 0 556 1106">
          <text:p/>
        </draw:connector>
        <draw:connector draw:style-name="gr7" draw:text-style-name="P3" draw:layer="layout" draw:type="line" svg:x1="7.196cm" svg:y1="3.988cm" svg:x2="6.546cm" svg:y2="5.092cm" draw:start-shape="id383" draw:start-glue-point="7" draw:end-shape="id387" draw:end-glue-point="4" svg:d="M7196 3988l-650 1104" svg:viewBox="0 0 651 1105">
          <text:p/>
        </draw:connector>
        <draw:connector draw:style-name="gr7" draw:text-style-name="P3" draw:layer="layout" draw:type="line" svg:x1="7.692cm" svg:y1="3.988cm" svg:x2="8.545cm" svg:y2="5.091cm" draw:start-shape="id383" draw:start-glue-point="9" draw:end-shape="id388" draw:end-glue-point="4" svg:d="M7692 3988l853 1103" svg:viewBox="0 0 854 1104">
          <text:p/>
        </draw:connector>
        <draw:connector draw:style-name="gr7" draw:text-style-name="P3" draw:layer="layout" draw:type="line" svg:x1="6.546cm" svg:y1="5.792cm" svg:x2="6.947cm" svg:y2="6.493cm" draw:start-shape="id387" draw:start-glue-point="8" draw:end-shape="id389" draw:end-glue-point="4" svg:d="M6546 5792l401 701" svg:viewBox="0 0 402 702">
          <text:p/>
        </draw:connector>
        <draw:connector draw:style-name="gr7" draw:text-style-name="P3" draw:layer="layout" draw:type="line" svg:x1="8.545cm" svg:y1="5.791cm" svg:x2="8.148cm" svg:y2="6.494cm" draw:start-shape="id388" draw:start-glue-point="8" draw:end-shape="id390" draw:end-glue-point="4" svg:d="M8545 5791l-397 703" svg:viewBox="0 0 398 704">
          <text:p/>
        </draw:connector>
        <draw:connector draw:style-name="gr7" draw:text-style-name="P3" draw:layer="layout" draw:type="line" svg:x1="8.545cm" svg:y1="5.791cm" svg:x2="9.049cm" svg:y2="6.495cm" draw:start-shape="id388" draw:start-glue-point="8" draw:end-shape="id391" draw:end-glue-point="4" svg:d="M8545 5791l504 704" svg:viewBox="0 0 505 705">
          <text:p/>
        </draw:connector>
        <draw:connector draw:style-name="gr7" draw:text-style-name="P3" draw:layer="layout" draw:type="line" svg:x1="12.6cm" svg:y1="5.692cm" svg:x2="12.349cm" svg:y2="6.395cm" draw:start-shape="id386" draw:start-glue-point="7" draw:end-shape="id392" draw:end-glue-point="4" svg:d="M12600 5692l-251 703" svg:viewBox="0 0 252 704">
          <text:p/>
        </draw:connector>
        <draw:connector draw:style-name="gr7" draw:text-style-name="P3" draw:layer="layout" draw:type="line" svg:x1="13.096cm" svg:y1="5.692cm" svg:x2="13.35cm" svg:y2="6.396cm" draw:start-shape="id386" draw:start-glue-point="9" draw:end-shape="id393" draw:end-glue-point="4" svg:d="M13096 5692l254 704" svg:viewBox="0 0 255 705">
          <text:p/>
        </draw:connector>
        <draw:custom-shape draw:style-name="gr36" draw:text-style-name="P4" xml:id="id394" draw:id="id394" draw:layer="layout" svg:width="0.7cm" svg:height="0.7cm" svg:x="5.704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6.546cm" svg:y1="5.792cm" svg:x2="6.054cm" svg:y2="6.5cm" draw:start-shape="id387" draw:start-glue-point="8" draw:end-shape="id394" draw:end-glue-point="4" svg:d="M6546 5792l-492 708" svg:viewBox="0 0 493 709">
          <text:p/>
        </draw:connector>
        <draw:custom-shape draw:style-name="gr36" draw:text-style-name="P4" xml:id="id396" draw:id="id396" draw:layer="layout" svg:width="0.7cm" svg:height="0.7cm" svg:x="11.101cm" svg:y="6.397cm">
          <text:p text:style-name="P8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4" xml:id="id395" draw:id="id395" draw:layer="layout" svg:width="0.7cm" svg:height="0.7cm" svg:x="10.30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11.047cm" svg:y1="5.793cm" svg:x2="10.654cm" svg:y2="6.4cm" draw:start-shape="id385" draw:start-glue-point="8" draw:end-shape="id395" draw:end-glue-point="4" svg:d="M11047 5793l-393 607" svg:viewBox="0 0 394 608">
          <text:p/>
        </draw:connector>
        <draw:connector draw:style-name="gr7" draw:text-style-name="P3" draw:layer="layout" draw:type="line" svg:x1="11.047cm" svg:y1="5.793cm" svg:x2="11.451cm" svg:y2="6.397cm" draw:start-shape="id385" draw:start-glue-point="8" draw:end-shape="id396" draw:end-glue-point="4" svg:d="M11047 5793l404 604" svg:viewBox="0 0 405 605">
          <text:p/>
        </draw:connector>
      </draw:page>
      <draw:page draw:name="page18" draw:style-name="dp1" draw:master-page-name="Padrão">
        <draw:custom-shape draw:style-name="gr26" draw:text-style-name="P4" xml:id="id397" draw:id="id397" draw:layer="layout" svg:width="2.3cm" svg:height="1.1cm" svg:x="7.8cm" svg:y="2.1cm">
          <text:p text:style-name="P8">Mich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398" draw:id="id398" draw:layer="layout" svg:width="2.3cm" svg:height="1.1cm" svg:x="4.401cm" svg:y="4.201cm">
          <text:p text:style-name="P8">Jéssi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399" draw:id="id399" draw:layer="layout" svg:width="2.3cm" svg:height="1.1cm" svg:x="11.202cm" svg:y="4.202cm">
          <text:p text:style-name="P8">Rodol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1" draw:id="id401" draw:layer="layout" svg:width="2.3cm" svg:height="1.1cm" svg:x="9.603cm" svg:y="6.503cm">
          <text:p text:style-name="P8">Osv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0" draw:id="id400" draw:layer="layout" svg:width="2.3cm" svg:height="1.1cm" svg:x="12.604cm" svg:y="6.504cm">
          <text:p text:style-name="P8">Xav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4" draw:id="id404" draw:layer="layout" svg:width="2.3cm" svg:height="1.1cm" svg:x="8.404cm" svg:y="8.604cm">
          <text:p text:style-name="P8">Monal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3" draw:id="id403" draw:layer="layout" svg:width="2.3cm" svg:height="1.1cm" svg:x="5.904cm" svg:y="6.504cm">
          <text:p text:style-name="P8">Josab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2" draw:id="id402" draw:layer="layout" svg:width="2.3cm" svg:height="1.1cm" svg:x="2.805cm" svg:y="6.505cm">
          <text:p text:style-name="P8">Be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8.136cm" svg:y1="3.039cm" svg:x2="6.365cm" svg:y2="4.362cm" draw:start-shape="id397" draw:start-glue-point="7" draw:end-shape="id398" draw:end-glue-point="11" svg:d="M8136 3039l-1771 1323" svg:viewBox="0 0 1772 1324">
          <text:p/>
        </draw:connector>
        <draw:connector draw:style-name="gr7" draw:text-style-name="P3" draw:layer="layout" draw:type="line" svg:x1="9.764cm" svg:y1="3.039cm" svg:x2="11.538cm" svg:y2="4.363cm" draw:start-shape="id397" draw:start-glue-point="9" draw:end-shape="id399" draw:end-glue-point="5" svg:d="M9764 3039l1774 1324" svg:viewBox="0 0 1775 1325">
          <text:p/>
        </draw:connector>
        <draw:connector draw:style-name="gr7" draw:text-style-name="P3" draw:layer="layout" draw:type="line" svg:x1="13.166cm" svg:y1="5.141cm" svg:x2="13.754cm" svg:y2="6.504cm" draw:start-shape="id399" draw:start-glue-point="9" draw:end-shape="id400" draw:end-glue-point="4" svg:d="M13166 5141l588 1363" svg:viewBox="0 0 589 1364">
          <text:p/>
        </draw:connector>
        <draw:connector draw:style-name="gr7" draw:text-style-name="P3" draw:layer="layout" draw:type="line" svg:x1="11.538cm" svg:y1="5.141cm" svg:x2="10.753cm" svg:y2="6.503cm" draw:start-shape="id399" draw:start-glue-point="7" draw:end-shape="id401" draw:end-glue-point="4" svg:d="M11538 5141l-785 1362" svg:viewBox="0 0 786 1363">
          <text:p/>
        </draw:connector>
        <draw:connector draw:style-name="gr7" draw:text-style-name="P3" draw:layer="layout" draw:type="line" svg:x1="4.737cm" svg:y1="5.14cm" svg:x2="3.955cm" svg:y2="6.505cm" draw:start-shape="id398" draw:start-glue-point="7" draw:end-shape="id402" draw:end-glue-point="4" svg:d="M4737 5140l-782 1365" svg:viewBox="0 0 783 1366">
          <text:p/>
        </draw:connector>
        <draw:connector draw:style-name="gr7" draw:text-style-name="P3" draw:layer="layout" draw:type="line" svg:x1="6.365cm" svg:y1="5.14cm" svg:x2="7.054cm" svg:y2="6.504cm" draw:start-shape="id398" draw:start-glue-point="9" draw:end-shape="id403" draw:end-glue-point="4" svg:d="M6365 5140l689 1364" svg:viewBox="0 0 690 1365">
          <text:p/>
        </draw:connector>
        <draw:connector draw:style-name="gr7" draw:text-style-name="P3" draw:layer="layout" draw:type="line" svg:x1="10.753cm" svg:y1="7.603cm" svg:x2="9.554cm" svg:y2="8.604cm" draw:start-shape="id401" draw:start-glue-point="8" draw:end-shape="id404" draw:end-glue-point="4" svg:d="M10753 7603l-1199 1001" svg:viewBox="0 0 1200 1002">
          <text:p/>
        </draw:connector>
        <draw:custom-shape draw:style-name="gr26" draw:text-style-name="P4" xml:id="id405" draw:id="id405" draw:layer="layout" svg:width="2.3cm" svg:height="1.1cm" svg:x="7.495cm" svg:y="12.496cm">
          <text:p text:style-name="P8">Mich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6" draw:id="id406" draw:layer="layout" svg:width="2.3cm" svg:height="1.1cm" svg:x="4.096cm" svg:y="14.597cm">
          <text:p text:style-name="P8">Jéssi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7" draw:id="id407" draw:layer="layout" svg:width="2.3cm" svg:height="1.1cm" svg:x="10.897cm" svg:y="14.598cm">
          <text:p text:style-name="P8">Rodol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9" draw:id="id409" draw:layer="layout" svg:width="2.3cm" svg:height="1.1cm" svg:x="9.298cm" svg:y="16.899cm">
          <text:p text:style-name="P8">Osv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08" draw:id="id408" draw:layer="layout" svg:width="2.3cm" svg:height="1.1cm" svg:x="12.299cm" svg:y="16.9cm">
          <text:p text:style-name="P8">Xav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2" draw:id="id412" draw:layer="layout" svg:width="2.3cm" svg:height="1.1cm" svg:x="8.099cm" svg:y="19cm">
          <text:p text:style-name="P8">Monal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1" draw:id="id411" draw:layer="layout" svg:width="2.3cm" svg:height="1.1cm" svg:x="5.599cm" svg:y="16.9cm">
          <text:p text:style-name="P8">Ne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0" draw:id="id410" draw:layer="layout" svg:width="2.3cm" svg:height="1.1cm" svg:x="2.5cm" svg:y="16.901cm">
          <text:p text:style-name="P8">Be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7.831cm" svg:y1="13.435cm" svg:x2="6.06cm" svg:y2="14.758cm" draw:start-shape="id405" draw:start-glue-point="7" draw:end-shape="id406" draw:end-glue-point="11" svg:d="M7831 13435l-1771 1323" svg:viewBox="0 0 1772 1324">
          <text:p/>
        </draw:connector>
        <draw:connector draw:style-name="gr7" draw:text-style-name="P3" draw:layer="layout" draw:type="line" svg:x1="9.459cm" svg:y1="13.435cm" svg:x2="11.233cm" svg:y2="14.759cm" draw:start-shape="id405" draw:start-glue-point="9" draw:end-shape="id407" draw:end-glue-point="5" svg:d="M9459 13435l1774 1324" svg:viewBox="0 0 1775 1325">
          <text:p/>
        </draw:connector>
        <draw:connector draw:style-name="gr7" draw:text-style-name="P3" draw:layer="layout" draw:type="line" svg:x1="12.861cm" svg:y1="15.537cm" svg:x2="13.449cm" svg:y2="16.9cm" draw:start-shape="id407" draw:start-glue-point="9" draw:end-shape="id408" draw:end-glue-point="4" svg:d="M12861 15537l588 1363" svg:viewBox="0 0 589 1364">
          <text:p/>
        </draw:connector>
        <draw:connector draw:style-name="gr7" draw:text-style-name="P3" draw:layer="layout" draw:type="line" svg:x1="11.233cm" svg:y1="15.537cm" svg:x2="10.448cm" svg:y2="16.899cm" draw:start-shape="id407" draw:start-glue-point="7" draw:end-shape="id409" draw:end-glue-point="4" svg:d="M11233 15537l-785 1362" svg:viewBox="0 0 786 1363">
          <text:p/>
        </draw:connector>
        <draw:connector draw:style-name="gr7" draw:text-style-name="P3" draw:layer="layout" draw:type="line" svg:x1="4.432cm" svg:y1="15.536cm" svg:x2="3.65cm" svg:y2="16.901cm" draw:start-shape="id406" draw:start-glue-point="7" draw:end-shape="id410" draw:end-glue-point="4" svg:d="M4432 15536l-782 1365" svg:viewBox="0 0 783 1366">
          <text:p/>
        </draw:connector>
        <draw:connector draw:style-name="gr7" draw:text-style-name="P3" draw:layer="layout" draw:type="line" svg:x1="6.06cm" svg:y1="15.536cm" svg:x2="6.749cm" svg:y2="16.9cm" draw:start-shape="id406" draw:start-glue-point="9" draw:end-shape="id411" draw:end-glue-point="4" svg:d="M6060 15536l689 1364" svg:viewBox="0 0 690 1365">
          <text:p/>
        </draw:connector>
        <draw:connector draw:style-name="gr7" draw:text-style-name="P3" draw:layer="layout" draw:type="line" svg:x1="10.448cm" svg:y1="17.999cm" svg:x2="9.249cm" svg:y2="19cm" draw:start-shape="id409" draw:start-glue-point="8" draw:end-shape="id412" draw:end-glue-point="4" svg:d="M10448 17999l-1199 1001" svg:viewBox="0 0 1200 1002">
          <text:p/>
        </draw:connector>
      </draw:page>
      <draw:page draw:name="page19" draw:style-name="dp1" draw:master-page-name="Padrão">
        <draw:custom-shape draw:style-name="gr26" draw:text-style-name="P4" xml:id="id413" draw:id="id413" draw:layer="layout" svg:width="2.3cm" svg:height="1.1cm" svg:x="7.801cm" svg:y="2.101cm">
          <text:p text:style-name="P8">Mich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4" draw:id="id414" draw:layer="layout" svg:width="2.3cm" svg:height="1.1cm" svg:x="3.102cm" svg:y="4.202cm">
          <text:p text:style-name="P8">Jéssi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5" draw:id="id415" draw:layer="layout" svg:width="2.3cm" svg:height="1.1cm" svg:x="11.803cm" svg:y="4.203cm">
          <text:p text:style-name="P8">Rodol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7" draw:id="id417" draw:layer="layout" svg:width="2.3cm" svg:height="1.1cm" svg:x="10.204cm" svg:y="6.504cm">
          <text:p text:style-name="P8">Osv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6" draw:id="id416" draw:layer="layout" svg:width="2.3cm" svg:height="1.1cm" svg:x="13.205cm" svg:y="6.505cm">
          <text:p text:style-name="P8">Xav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20" draw:id="id420" draw:layer="layout" svg:width="2.3cm" svg:height="1.1cm" svg:x="9.005cm" svg:y="8.605cm">
          <text:p text:style-name="P8">Monal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9" draw:id="id419" draw:layer="layout" svg:width="2.3cm" svg:height="1.1cm" svg:x="4.605cm" svg:y="6.505cm">
          <text:p text:style-name="P8">Josab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18" draw:id="id418" draw:layer="layout" svg:width="2.3cm" svg:height="1.1cm" svg:x="1.506cm" svg:y="6.506cm">
          <text:p text:style-name="P8">Be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8.137cm" svg:y1="3.04cm" svg:x2="5.066cm" svg:y2="4.363cm" draw:start-shape="id413" draw:start-glue-point="7" draw:end-shape="id414" draw:end-glue-point="11" svg:d="M8137 3040l-3071 1323" svg:viewBox="0 0 3072 1324">
          <text:p/>
        </draw:connector>
        <draw:connector draw:style-name="gr7" draw:text-style-name="P3" draw:layer="layout" draw:type="line" svg:x1="9.765cm" svg:y1="3.04cm" svg:x2="12.139cm" svg:y2="4.364cm" draw:start-shape="id413" draw:start-glue-point="9" draw:end-shape="id415" draw:end-glue-point="5" svg:d="M9765 3040l2374 1324" svg:viewBox="0 0 2375 1325">
          <text:p/>
        </draw:connector>
        <draw:connector draw:style-name="gr7" draw:text-style-name="P3" draw:layer="layout" draw:type="line" svg:x1="13.767cm" svg:y1="5.142cm" svg:x2="14.355cm" svg:y2="6.505cm" draw:start-shape="id415" draw:start-glue-point="9" draw:end-shape="id416" draw:end-glue-point="4" svg:d="M13767 5142l588 1363" svg:viewBox="0 0 589 1364">
          <text:p/>
        </draw:connector>
        <draw:connector draw:style-name="gr7" draw:text-style-name="P3" draw:layer="layout" draw:type="line" svg:x1="12.139cm" svg:y1="5.142cm" svg:x2="11.354cm" svg:y2="6.504cm" draw:start-shape="id415" draw:start-glue-point="7" draw:end-shape="id417" draw:end-glue-point="4" svg:d="M12139 5142l-785 1362" svg:viewBox="0 0 786 1363">
          <text:p/>
        </draw:connector>
        <draw:connector draw:style-name="gr7" draw:text-style-name="P3" draw:layer="layout" draw:type="line" svg:x1="3.438cm" svg:y1="5.141cm" svg:x2="2.656cm" svg:y2="6.506cm" draw:start-shape="id414" draw:start-glue-point="7" draw:end-shape="id418" draw:end-glue-point="4" svg:d="M3438 5141l-782 1365" svg:viewBox="0 0 783 1366">
          <text:p/>
        </draw:connector>
        <draw:connector draw:style-name="gr7" draw:text-style-name="P3" draw:layer="layout" draw:type="line" svg:x1="5.066cm" svg:y1="5.141cm" svg:x2="5.755cm" svg:y2="6.505cm" draw:start-shape="id414" draw:start-glue-point="9" draw:end-shape="id419" draw:end-glue-point="4" svg:d="M5066 5141l689 1364" svg:viewBox="0 0 690 1365">
          <text:p/>
        </draw:connector>
        <draw:connector draw:style-name="gr7" draw:text-style-name="P3" draw:layer="layout" draw:type="line" svg:x1="11.354cm" svg:y1="7.604cm" svg:x2="10.155cm" svg:y2="8.605cm" draw:start-shape="id417" draw:start-glue-point="8" draw:end-shape="id420" draw:end-glue-point="4" svg:d="M11354 7604l-1199 1001" svg:viewBox="0 0 1200 1002">
          <text:p/>
        </draw:connector>
        <draw:custom-shape draw:style-name="gr26" draw:text-style-name="P4" xml:id="id421" draw:id="id421" draw:layer="layout" svg:width="2.3cm" svg:height="1.1cm" svg:x="2.606cm" svg:y="8.606cm">
          <text:p text:style-name="P8">Jaci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2.656cm" svg:y1="7.606cm" svg:x2="3.756cm" svg:y2="8.606cm" draw:start-shape="id418" draw:start-glue-point="8" draw:end-shape="id421" draw:end-glue-point="4" svg:d="M2656 7606l1100 1000" svg:viewBox="0 0 1101 1001">
          <text:p/>
        </draw:connector>
        <draw:custom-shape draw:style-name="gr26" draw:text-style-name="P4" xml:id="id422" draw:id="id422" draw:layer="layout" svg:width="2.3cm" svg:height="1.1cm" svg:x="8.002cm" svg:y="15.002cm">
          <text:p text:style-name="P8">Mich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23" draw:id="id423" draw:layer="layout" svg:width="2.3cm" svg:height="1.1cm" svg:x="12.004cm" svg:y="17.104cm">
          <text:p text:style-name="P8">Rodol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25" draw:id="id425" draw:layer="layout" svg:width="2.3cm" svg:height="1.1cm" svg:x="10.405cm" svg:y="19.405cm">
          <text:p text:style-name="P8">Osv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24" draw:id="id424" draw:layer="layout" svg:width="2.3cm" svg:height="1.1cm" svg:x="13.406cm" svg:y="19.406cm">
          <text:p text:style-name="P8">Xav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26" draw:id="id426" draw:layer="layout" svg:width="2.3cm" svg:height="1.1cm" svg:x="9.206cm" svg:y="21.506cm">
          <text:p text:style-name="P8">Monal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29" draw:id="id429" draw:layer="layout" svg:width="2.3cm" svg:height="1.1cm" svg:x="5.406cm" svg:y="19.406cm">
          <text:p text:style-name="P8">Josab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427" draw:id="id427" draw:layer="layout" svg:width="2.3cm" svg:height="1.1cm" svg:x="3.907cm" svg:y="17.107cm">
          <text:p text:style-name="P8">Be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9.966cm" svg:y1="15.941cm" svg:x2="12.34cm" svg:y2="17.265cm" draw:start-shape="id422" draw:start-glue-point="9" draw:end-shape="id423" draw:end-glue-point="5" svg:d="M9966 15941l2374 1324" svg:viewBox="0 0 2375 1325">
          <text:p/>
        </draw:connector>
        <draw:connector draw:style-name="gr7" draw:text-style-name="P3" draw:layer="layout" draw:type="line" svg:x1="13.968cm" svg:y1="18.043cm" svg:x2="14.556cm" svg:y2="19.406cm" draw:start-shape="id423" draw:start-glue-point="9" draw:end-shape="id424" draw:end-glue-point="4" svg:d="M13968 18043l588 1363" svg:viewBox="0 0 589 1364">
          <text:p/>
        </draw:connector>
        <draw:connector draw:style-name="gr7" draw:text-style-name="P3" draw:layer="layout" draw:type="line" svg:x1="12.34cm" svg:y1="18.043cm" svg:x2="11.555cm" svg:y2="19.405cm" draw:start-shape="id423" draw:start-glue-point="7" draw:end-shape="id425" draw:end-glue-point="4" svg:d="M12340 18043l-785 1362" svg:viewBox="0 0 786 1363">
          <text:p/>
        </draw:connector>
        <draw:connector draw:style-name="gr7" draw:text-style-name="P3" draw:layer="layout" draw:type="line" svg:x1="11.555cm" svg:y1="20.505cm" svg:x2="10.356cm" svg:y2="21.506cm" draw:start-shape="id425" draw:start-glue-point="8" draw:end-shape="id426" draw:end-glue-point="4" svg:d="M11555 20505l-1199 1001" svg:viewBox="0 0 1200 1002">
          <text:p/>
        </draw:connector>
        <draw:custom-shape draw:style-name="gr31" draw:text-style-name="P10" xml:id="id428" draw:id="id428" draw:layer="layout" svg:width="2.3cm" svg:height="1.1cm" svg:x="1.707cm" svg:y="19.507cm">
          <text:p text:style-name="P8">Jaci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5.057cm" svg:y1="18.207cm" svg:x2="2.857cm" svg:y2="19.507cm" draw:start-shape="id427" draw:start-glue-point="8" draw:end-shape="id428" draw:end-glue-point="4" svg:d="M5057 18207l-2200 1300" svg:viewBox="0 0 2201 1301">
          <text:p/>
        </draw:connector>
        <draw:connector draw:style-name="gr7" draw:text-style-name="P3" draw:layer="layout" draw:type="line" svg:x1="5.057cm" svg:y1="18.207cm" svg:x2="6.556cm" svg:y2="19.406cm" draw:start-shape="id427" draw:start-glue-point="8" draw:end-shape="id429" draw:end-glue-point="4" svg:d="M5057 18207l1499 1199" svg:viewBox="0 0 1500 1200">
          <text:p/>
        </draw:connector>
        <draw:connector draw:style-name="gr7" draw:text-style-name="P3" draw:layer="layout" draw:type="line" svg:x1="8.338cm" svg:y1="15.941cm" svg:x2="5.871cm" svg:y2="17.268cm" draw:start-shape="id422" draw:start-glue-point="7" draw:end-shape="id427" draw:end-glue-point="11" svg:d="M8338 15941l-2467 1327" svg:viewBox="0 0 2468 1328">
          <text:p/>
        </draw:connector>
        <draw:frame draw:style-name="gr33" draw:text-style-name="P15" draw:layer="layout" svg:width="1.006cm" svg:height="0.903cm" svg:x="2.9cm" svg:y="18.2cm">
          <draw:text-box>
            <text:p><text:span text:style-name="T3">⚠</text:span></text:p>
          </draw:text-box>
        </draw:frame>
      </draw:page>
      <draw:page draw:name="page20" draw:style-name="dp1" draw:master-page-name="Padrão">
        <draw:custom-shape draw:style-name="gr26" draw:text-style-name="P4" xml:id="id430" draw:id="id430" draw:layer="layout" svg:width="2.3cm" svg:height="1.1cm" svg:x="10.096cm" svg:y="2.5cm">
          <text:p text:style-name="P8">Mich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31" draw:id="id431" draw:layer="layout" svg:width="2.3cm" svg:height="1.1cm" svg:x="14.098cm" svg:y="4.602cm">
          <text:p text:style-name="P8">Rodol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33" draw:id="id433" draw:layer="layout" svg:width="2.3cm" svg:height="1.1cm" svg:x="12.499cm" svg:y="6.903cm">
          <text:p text:style-name="P8">Osv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32" draw:id="id432" draw:layer="layout" svg:width="2.3cm" svg:height="1.1cm" svg:x="15.5cm" svg:y="6.904cm">
          <text:p text:style-name="P8">Xav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34" draw:id="id434" draw:layer="layout" svg:width="2.3cm" svg:height="1.1cm" svg:x="11.3cm" svg:y="9.004cm">
          <text:p text:style-name="P8">Monal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437" draw:id="id437" draw:layer="layout" svg:width="2.3cm" svg:height="1.1cm" svg:x="5.6cm" svg:y="4.404cm">
          <text:p text:style-name="P8">Josab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35" draw:id="id435" draw:layer="layout" svg:width="2.3cm" svg:height="1.1cm" svg:x="3.801cm" svg:y="6.905cm">
          <text:p text:style-name="P8">Be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2.06cm" svg:y1="3.439cm" svg:x2="14.434cm" svg:y2="4.763cm" draw:start-shape="id430" draw:start-glue-point="9" draw:end-shape="id431" draw:end-glue-point="5" svg:d="M12060 3439l2374 1324" svg:viewBox="0 0 2375 1325">
          <text:p/>
        </draw:connector>
        <draw:connector draw:style-name="gr7" draw:text-style-name="P3" draw:layer="layout" draw:type="line" svg:x1="16.062cm" svg:y1="5.541cm" svg:x2="16.65cm" svg:y2="6.904cm" draw:start-shape="id431" draw:start-glue-point="9" draw:end-shape="id432" draw:end-glue-point="4" svg:d="M16062 5541l588 1363" svg:viewBox="0 0 589 1364">
          <text:p/>
        </draw:connector>
        <draw:connector draw:style-name="gr7" draw:text-style-name="P3" draw:layer="layout" draw:type="line" svg:x1="14.434cm" svg:y1="5.541cm" svg:x2="13.649cm" svg:y2="6.903cm" draw:start-shape="id431" draw:start-glue-point="7" draw:end-shape="id433" draw:end-glue-point="4" svg:d="M14434 5541l-785 1362" svg:viewBox="0 0 786 1363">
          <text:p/>
        </draw:connector>
        <draw:connector draw:style-name="gr7" draw:text-style-name="P3" draw:layer="layout" draw:type="line" svg:x1="13.649cm" svg:y1="8.003cm" svg:x2="12.45cm" svg:y2="9.004cm" draw:start-shape="id433" draw:start-glue-point="8" draw:end-shape="id434" draw:end-glue-point="4" svg:d="M13649 8003l-1199 1001" svg:viewBox="0 0 1200 1002">
          <text:p/>
        </draw:connector>
        <draw:custom-shape draw:style-name="gr26" draw:text-style-name="P4" xml:id="id436" draw:id="id436" draw:layer="layout" svg:width="2.3cm" svg:height="1.1cm" svg:x="4.901cm" svg:y="9.005cm">
          <text:p text:style-name="P8">Jaci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.951cm" svg:y1="8.005cm" svg:x2="6.051cm" svg:y2="9.005cm" draw:start-shape="id435" draw:start-glue-point="8" draw:end-shape="id436" draw:end-glue-point="4" svg:d="M4951 8005l1100 1000" svg:viewBox="0 0 1101 1001">
          <text:p/>
        </draw:connector>
        <draw:connector draw:style-name="gr7" draw:text-style-name="P3" draw:layer="layout" draw:type="line" svg:x1="10.432cm" svg:y1="3.439cm" svg:x2="7.564cm" svg:y2="4.565cm" draw:start-shape="id430" draw:start-glue-point="7" draw:end-shape="id437" draw:end-glue-point="11" svg:d="M10432 3439l-2868 1126" svg:viewBox="0 0 2869 1127">
          <text:p/>
        </draw:connector>
        <draw:connector draw:style-name="gr7" draw:text-style-name="P3" draw:layer="layout" draw:type="line" svg:x1="5.936cm" svg:y1="5.343cm" svg:x2="4.951cm" svg:y2="6.905cm" draw:start-shape="id437" draw:start-glue-point="7" draw:end-shape="id435" draw:end-glue-point="4" svg:d="M5936 5343l-985 1562" svg:viewBox="0 0 986 1563">
          <text:p/>
        </draw:connector>
        <draw:custom-shape draw:style-name="gr31" draw:text-style-name="P10" xml:id="id438" draw:id="id438" draw:layer="layout" svg:width="2.3cm" svg:height="1.1cm" svg:x="10.097cm" svg:y="17.201cm">
          <text:p text:style-name="P8">Monal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39" draw:id="id439" draw:layer="layout" svg:width="2.3cm" svg:height="1.1cm" svg:x="14.099cm" svg:y="19.303cm">
          <text:p text:style-name="P8">Rodol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41" draw:id="id441" draw:layer="layout" svg:width="2.3cm" svg:height="1.1cm" svg:x="12.5cm" svg:y="21.604cm">
          <text:p text:style-name="P8">Osv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40" draw:id="id440" draw:layer="layout" svg:width="2.3cm" svg:height="1.1cm" svg:x="15.501cm" svg:y="21.605cm">
          <text:p text:style-name="P8">Xav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xml:id="id444" draw:id="id444" draw:layer="layout" svg:width="2.3cm" svg:height="1.1cm" svg:x="5.601cm" svg:y="19.105cm">
          <text:p text:style-name="P8">Josab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42" draw:id="id442" draw:layer="layout" svg:width="2.3cm" svg:height="1.1cm" svg:x="3.802cm" svg:y="21.606cm">
          <text:p text:style-name="P8">Be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2.061cm" svg:y1="18.14cm" svg:x2="14.435cm" svg:y2="19.464cm" draw:start-shape="id438" draw:start-glue-point="9" draw:end-shape="id439" draw:end-glue-point="5" svg:d="M12061 18140l2374 1324" svg:viewBox="0 0 2375 1325">
          <text:p/>
        </draw:connector>
        <draw:connector draw:style-name="gr7" draw:text-style-name="P3" draw:layer="layout" draw:type="line" svg:x1="16.063cm" svg:y1="20.242cm" svg:x2="16.651cm" svg:y2="21.605cm" draw:start-shape="id439" draw:start-glue-point="9" draw:end-shape="id440" draw:end-glue-point="4" svg:d="M16063 20242l588 1363" svg:viewBox="0 0 589 1364">
          <text:p/>
        </draw:connector>
        <draw:connector draw:style-name="gr7" draw:text-style-name="P3" draw:layer="layout" draw:type="line" svg:x1="14.435cm" svg:y1="20.242cm" svg:x2="13.65cm" svg:y2="21.604cm" draw:start-shape="id439" draw:start-glue-point="7" draw:end-shape="id441" draw:end-glue-point="4" svg:d="M14435 20242l-785 1362" svg:viewBox="0 0 786 1363">
          <text:p/>
        </draw:connector>
        <draw:custom-shape draw:style-name="gr26" draw:text-style-name="P4" xml:id="id443" draw:id="id443" draw:layer="layout" svg:width="2.3cm" svg:height="1.1cm" svg:x="4.902cm" svg:y="23.706cm">
          <text:p text:style-name="P8">Jaci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.952cm" svg:y1="22.706cm" svg:x2="6.052cm" svg:y2="23.706cm" draw:start-shape="id442" draw:start-glue-point="8" draw:end-shape="id443" draw:end-glue-point="4" svg:d="M4952 22706l1100 1000" svg:viewBox="0 0 1101 1001">
          <text:p/>
        </draw:connector>
        <draw:connector draw:style-name="gr7" draw:text-style-name="P3" draw:layer="layout" draw:type="line" svg:x1="10.433cm" svg:y1="18.14cm" svg:x2="7.565cm" svg:y2="19.266cm" draw:start-shape="id438" draw:start-glue-point="7" draw:end-shape="id444" draw:end-glue-point="11" svg:d="M10433 18140l-2868 1126" svg:viewBox="0 0 2869 1127">
          <text:p/>
        </draw:connector>
        <draw:connector draw:style-name="gr7" draw:text-style-name="P3" draw:layer="layout" draw:type="line" svg:x1="5.937cm" svg:y1="20.044cm" svg:x2="4.952cm" svg:y2="21.606cm" draw:start-shape="id444" draw:start-glue-point="7" draw:end-shape="id442" draw:end-glue-point="4" svg:d="M5937 20044l-985 1562" svg:viewBox="0 0 986 1563">
          <text:p/>
        </draw:connector>
      </draw:page>
      <draw:page draw:name="page21" draw:style-name="dp1" draw:master-page-name="Padrão">
        <draw:custom-shape draw:style-name="gr26" draw:text-style-name="P4" xml:id="id450" draw:id="id450" draw:layer="layout" svg:width="2.3cm" svg:height="1.1cm" svg:x="8.797cm" svg:y="8.502cm">
          <text:p text:style-name="P8">Rodol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51" draw:id="id451" draw:layer="layout" svg:width="2.3cm" svg:height="1.1cm" svg:x="10.199cm" svg:y="9.904cm">
          <text:p text:style-name="P8">Xav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45" draw:id="id445" draw:layer="layout" svg:width="2.3cm" svg:height="1.1cm" svg:x="2.401cm" svg:y="1.906cm">
          <text:p text:style-name="P8">Be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46" draw:id="id446" draw:layer="layout" svg:width="2.3cm" svg:height="1.1cm" svg:x="3.7cm" svg:y="3.2cm">
          <text:p text:style-name="P8">Jaci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xml:id="id447" draw:id="id447" draw:layer="layout" svg:width="2.3cm" svg:height="1.1cm" svg:x="5cm" svg:y="4.505cm">
          <text:p text:style-name="P8">Josab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xml:id="id448" draw:id="id448" draw:layer="layout" svg:width="2.3cm" svg:height="1.1cm" svg:x="6.296cm" svg:y="5.801cm">
          <text:p text:style-name="P8">Monal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49" draw:id="id449" draw:layer="layout" svg:width="2.3cm" svg:height="1.1cm" svg:x="7.499cm" svg:y="7.104cm">
          <text:p text:style-name="P8">Osval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.365cm" svg:y1="2.845cm" svg:x2="4.85cm" svg:y2="3.2cm" draw:start-shape="id445" draw:start-glue-point="9" draw:end-shape="id446" draw:end-glue-point="4" svg:d="M4365 2845l485 355" svg:viewBox="0 0 486 356">
          <text:p/>
        </draw:connector>
        <draw:connector draw:style-name="gr7" draw:text-style-name="P3" draw:layer="layout" draw:type="line" svg:x1="5.664cm" svg:y1="4.139cm" svg:x2="6.15cm" svg:y2="4.505cm" draw:start-shape="id446" draw:start-glue-point="9" draw:end-shape="id447" draw:end-glue-point="4" svg:d="M5664 4139l486 366" svg:viewBox="0 0 487 367">
          <text:p/>
        </draw:connector>
        <draw:connector draw:style-name="gr7" draw:text-style-name="P3" draw:layer="layout" draw:type="line" svg:x1="6.964cm" svg:y1="5.444cm" svg:x2="7.446cm" svg:y2="5.801cm" draw:start-shape="id447" draw:start-glue-point="9" draw:end-shape="id448" draw:end-glue-point="4" svg:d="M6964 5444l482 357" svg:viewBox="0 0 483 358">
          <text:p/>
        </draw:connector>
        <draw:connector draw:style-name="gr7" draw:text-style-name="P3" draw:layer="layout" draw:type="line" svg:x1="8.26cm" svg:y1="6.74cm" svg:x2="8.649cm" svg:y2="7.104cm" draw:start-shape="id448" draw:start-glue-point="9" draw:end-shape="id449" draw:end-glue-point="4" svg:d="M8260 6740l389 364" svg:viewBox="0 0 390 365">
          <text:p/>
        </draw:connector>
        <draw:connector draw:style-name="gr7" draw:text-style-name="P3" draw:layer="layout" draw:type="line" svg:x1="9.463cm" svg:y1="8.043cm" svg:x2="9.947cm" svg:y2="8.502cm" draw:start-shape="id449" draw:start-glue-point="9" draw:end-shape="id450" draw:end-glue-point="4" svg:d="M9463 8043l484 459" svg:viewBox="0 0 485 460">
          <text:p/>
        </draw:connector>
        <draw:connector draw:style-name="gr7" draw:text-style-name="P3" draw:layer="layout" draw:type="line" svg:x1="10.761cm" svg:y1="9.441cm" svg:x2="11.349cm" svg:y2="9.904cm" draw:start-shape="id450" draw:start-glue-point="9" draw:end-shape="id451" draw:end-glue-point="4" svg:d="M10761 9441l588 463" svg:viewBox="0 0 589 46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3" svg:font-family="'DejaVu Sans'" style:font-family-generic="swiss"/>
    <style:font-face style:name="DejaVu Sans" svg:font-family="'DejaVu Sans'" style:font-family-generic="roman" style:font-pitch="variable"/>
    <style:font-face style:name="DejaVu Sans1" svg:font-family="'DejaVu Sans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adornments="Livro" style:font-family-generic="swiss" style:font-pitch="variable"/>
    <style:font-face style:name="Arimo" svg:font-family="Arimo" style:font-family-generic="system" style:font-pitch="variable"/>
    <style:font-face style:name="DejaVu Sans4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4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Livro" style:font-family-generic="swiss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8T09:50:00.345741810</meta:creation-date>
    <dc:date>2021-03-22T20:06:51.199000000</dc:date>
    <meta:editing-duration>PT13H53M24S</meta:editing-duration>
    <meta:editing-cycles>60</meta:editing-cycles>
    <meta:generator>LibreOffice/6.4.7.2$Windows_X86_64 LibreOffice_project/639b8ac485750d5696d7590a72ef1b496725cfb5</meta:generator>
    <meta:document-statistic meta:object-count="1069"/>
  </office:meta>
</office:document-meta>
</file>